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Ubuntu Mono" svg:font-family="'Ubuntu Mono'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404cm" fo:margin-left="0cm" table:align="left" style:writing-mode="lr-tb"/>
    </style:style>
    <style:style style:name="Таблица1.A" style:family="table-column">
      <style:table-column-properties style:column-width="3.2cm"/>
    </style:style>
    <style:style style:name="Таблица1.C" style:family="table-column">
      <style:table-column-properties style:column-width="3.417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3.59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055cm" fo:margin-left="-0.053cm" fo:margin-top="0cm" fo:margin-bottom="0cm" table:align="left" style:writing-mode="lr-tb"/>
    </style:style>
    <style:style style:name="Таблица3.A" style:family="table-column">
      <style:table-column-properties style:column-width="1.81cm"/>
    </style:style>
    <style:style style:name="Таблица3.B" style:family="table-column">
      <style:table-column-properties style:column-width="1.259cm"/>
    </style:style>
    <style:style style:name="Таблица3.C" style:family="table-column">
      <style:table-column-properties style:column-width="1.095cm"/>
    </style:style>
    <style:style style:name="Таблица3.F" style:family="table-column">
      <style:table-column-properties style:column-width="0.893cm"/>
    </style:style>
    <style:style style:name="Таблица3.L" style:family="table-column">
      <style:table-column-properties style:column-width="0.88cm"/>
    </style:style>
    <style:style style:name="Таблица3.N" style:family="table-column">
      <style:table-column-properties style:column-width="0.787cm"/>
    </style:style>
    <style:style style:name="Таблица3.1" style:family="table-row">
      <style:table-row-properties style:min-row-height="0.794cm" fo:keep-together="auto"/>
    </style:style>
    <style:style style:name="Таблица3.A1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3.2" style:family="table-row">
      <style:table-row-properties style:min-row-height="0.609cm" fo:keep-together="auto"/>
    </style:style>
    <style:style style:name="Таблица3.A2" style:family="table-cell">
      <style:table-cell-properties style:vertical-align="bottom" fo:padding="0cm" fo:border="none"/>
    </style:style>
    <style:style style:name="Таблица3.A3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2" style:family="table">
      <style:table-properties style:width="11.774cm" fo:margin-left="-0.012cm" fo:margin-top="0cm" fo:margin-bottom="0cm" table:align="left" style:writing-mode="lr-tb"/>
    </style:style>
    <style:style style:name="Таблица2.A" style:family="table-column">
      <style:table-column-properties style:column-width="3.177cm"/>
    </style:style>
    <style:style style:name="Таблица2.B" style:family="table-column">
      <style:table-column-properties style:column-width="3.411cm"/>
    </style:style>
    <style:style style:name="Таблица2.C" style:family="table-column">
      <style:table-column-properties style:column-width="2.09cm"/>
    </style:style>
    <style:style style:name="Таблица2.D" style:family="table-column">
      <style:table-column-properties style:column-width="3.09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Таблица2.B1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2.A2" style:family="table-cell">
      <style:table-cell-properties style:vertical-align="bottom" fo:padding="0.097cm" fo:border-left="none" fo:border-right="0.05pt solid #000000" fo:border-top="none" fo:border-bottom="none"/>
    </style:style>
    <style:style style:name="Таблица2.B2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Таблица2.B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" style:family="table">
      <style:table-properties style:width="16.002cm" table:align="margins" style:writing-mode="lr-tb"/>
    </style:style>
    <style:style style:name="Таблица4.A" style:family="table-column">
      <style:table-column-properties style:column-width="3.2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line-height="150%" fo:text-align="justify" style:justify-single-word="false" style:text-autospace="non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795ccd" officeooo:paragraph-rsid="00795ccd" fo:background-color="transparent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5d5758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7ece60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paragraph-rsid="000b0db9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 style:text-autospace="none"/>
      <style:text-properties fo:font-size="14pt" officeooo:paragraph-rsid="00945407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 style:snap-to-layout-grid="false"/>
      <style:text-properties fo:font-size="14pt" officeooo:paragraph-rsid="007859e5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 style:snap-to-layout-grid="false"/>
      <style:text-properties fo:font-size="14pt" officeooo:rsid="007859e5" officeooo:paragraph-rsid="007859e5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56dc69" officeooo:paragraph-rsid="005d5758" style:font-size-asian="14pt" style:font-size-complex="14pt"/>
    </style:style>
    <style:style style:name="P12" style:family="paragraph" style:parent-style-name="Standard">
      <style:text-properties fo:font-size="14pt" officeooo:rsid="0056dc69" officeooo:paragraph-rsid="005d5758" style:font-size-asian="14pt" style:font-size-complex="14pt"/>
    </style:style>
    <style:style style:name="P13" style:family="paragraph" style:parent-style-name="Standard">
      <style:text-properties fo:font-size="14pt" officeooo:rsid="00092f21" officeooo:paragraph-rsid="00824253" style:font-size-asian="14pt" style:font-size-complex="14pt"/>
    </style:style>
    <style:style style:name="P14" style:family="paragraph" style:parent-style-name="Standard">
      <style:text-properties fo:font-size="14pt" officeooo:rsid="00092f21" officeooo:paragraph-rsid="0085d070" style:font-size-asian="14pt" style:font-size-complex="14pt"/>
    </style:style>
    <style:style style:name="P15" style:family="paragraph" style:parent-style-name="Standard">
      <style:text-properties fo:font-size="14pt" officeooo:rsid="00092f21" officeooo:paragraph-rsid="008ab8be" style:font-size-asian="14pt" style:font-size-complex="14pt"/>
    </style:style>
    <style:style style:name="P16" style:family="paragraph" style:parent-style-name="Standard">
      <style:text-properties fo:font-size="14pt" officeooo:rsid="0085b2e4" officeooo:paragraph-rsid="0085b2e4" style:font-size-asian="14pt" style:font-size-complex="14pt"/>
    </style:style>
    <style:style style:name="P17" style:family="paragraph" style:parent-style-name="Standard">
      <style:text-properties fo:font-size="14pt" officeooo:rsid="008c9594" officeooo:paragraph-rsid="008c9594" style:font-size-asian="14pt" style:font-size-complex="14pt"/>
    </style:style>
    <style:style style:name="P18" style:family="paragraph" style:parent-style-name="Standard">
      <style:text-properties fo:font-size="14pt" officeooo:rsid="00824253" officeooo:paragraph-rsid="00824253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justify" style:justify-single-word="false" style:text-autospace="non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text-properties fo:font-size="14pt" fo:font-weight="bold" officeooo:rsid="008c9594" officeooo:paragraph-rsid="008c959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 style:text-autospace="none"/>
      <style:text-properties fo:font-size="14pt" fo:font-weight="bold" officeooo:rsid="007754bc" officeooo:paragraph-rsid="007754bc" fo:background-color="transparent" style:font-size-asian="14pt" style:font-weight-asian="bold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 style:text-autospace="none"/>
      <style:text-properties fo:font-size="14pt" fo:font-weight="normal" officeooo:rsid="00795ccd" officeooo:paragraph-rsid="00795ccd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8c9594" officeooo:paragraph-rsid="008c959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ru" fo:country="RU" officeooo:paragraph-rsid="0043d23b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ru" fo:country="RU" officeooo:rsid="003d37ea" officeooo:paragraph-rsid="0043d23b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officeooo:paragraph-rsid="0043d23b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paragraph-rsid="0043d23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text-emphasize="none"/>
    </style:style>
    <style:style style:name="P31" style:family="paragraph" style:parent-style-name="Standard" style:master-page-name="Standard">
      <style:paragraph-properties fo:line-height="150%" fo:text-align="end" style:justify-single-word="false" style:page-number="auto"/>
      <style:text-properties fo:font-size="14pt" officeooo:paragraph-rsid="000c0384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officeooo:paragraph-rsid="007a9d2d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officeooo:paragraph-rsid="007859e5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officeooo:paragraph-rsid="0036b54b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officeooo:paragraph-rsid="0038e349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officeooo:paragraph-rsid="005d5758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officeooo:paragraph-rsid="002d6102" style:font-size-asian="14pt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officeooo:rsid="0026f0b6" officeooo:paragraph-rsid="002a53b3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officeooo:rsid="007859e5" officeooo:paragraph-rsid="007859e5" style:font-size-asian="14pt" style:font-name-complex="Times New Roman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092f21" officeooo:paragraph-rsid="00871f4e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style="normal" fo:font-weight="normal" officeooo:rsid="00876001" officeooo:paragraph-rsid="00876001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4pt" fo:language="ru" fo:country="RU" officeooo:rsid="00444084" officeooo:paragraph-rsid="00444084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4pt" officeooo:paragraph-rsid="001ad97c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4pt" officeooo:rsid="001ad97c" officeooo:paragraph-rsid="001ad97c" style:font-size-asian="14pt" style:font-size-complex="14pt"/>
    </style:style>
    <style:style style:name="P48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fo:font-size="14pt" officeooo:paragraph-rsid="0023ffa4" style:font-size-asian="14pt" style:font-size-complex="14pt"/>
    </style:style>
    <style:style style:name="P49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fo:font-size="14pt" officeooo:paragraph-rsid="0026d815" style:font-size-asian="14pt" style:font-size-complex="14pt"/>
    </style:style>
    <style:style style:name="P50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fo:font-size="14pt" officeooo:rsid="0025d9a2" officeooo:paragraph-rsid="0026d815" style:font-size-asian="14pt" style:font-size-complex="14pt"/>
    </style:style>
    <style:style style:name="P51" style:family="paragraph" style:parent-style-name="Standard">
      <style:paragraph-properties fo:margin-left="0.635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52" style:family="paragraph" style:parent-style-name="заголовок_20_2">
      <style:paragraph-properties fo:margin-left="0cm" fo:margin-right="0cm" fo:line-height="150%" fo:text-align="justify" style:justify-single-word="false" fo:text-indent="1.249cm" style:auto-text-indent="false" fo:keep-with-next="auto"/>
      <style:text-properties fo:font-size="14pt" style:font-size-asian="14pt" style:font-size-complex="14pt"/>
    </style:style>
    <style:style style:name="P53" style:family="paragraph" style:parent-style-name="работа">
      <style:paragraph-properties fo:text-align="end" style:justify-single-word="fals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6d9173" officeooo:paragraph-rsid="0071b67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54" style:family="paragraph" style:parent-style-name="работа">
      <style:paragraph-properties fo:text-align="end" style:justify-single-word="fals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71b67e" officeooo:paragraph-rsid="0071b67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55" style:family="paragraph" style:parent-style-name="работа">
      <style:text-properties fo:font-size="14pt" officeooo:paragraph-rsid="00945407" style:font-size-asian="14pt" style:font-size-complex="14pt"/>
    </style:style>
    <style:style style:name="P56" style:family="paragraph" style:parent-style-name="работа">
      <style:text-properties fo:font-size="14pt" officeooo:paragraph-rsid="0064781f" style:font-size-asian="14pt" style:font-size-complex="14pt"/>
    </style:style>
    <style:style style:name="P57" style:family="paragraph" style:parent-style-name="работа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58" style:family="paragraph" style:parent-style-name="работа">
      <style:paragraph-properties fo:margin-left="0cm" fo:margin-right="0cm" fo:line-height="150%" fo:text-align="end" style:justify-single-word="false" fo:text-indent="0cm" style:auto-text-indent="false"/>
      <style:text-properties fo:font-size="14pt" officeooo:rsid="0056dc69" officeooo:paragraph-rsid="005d5758" style:font-size-asian="14pt" style:font-size-complex="14pt"/>
    </style:style>
    <style:style style:name="P59" style:family="paragraph" style:parent-style-name="работа">
      <style:paragraph-properties fo:margin-left="0cm" fo:margin-right="0cm" fo:text-indent="0cm" style:auto-text-indent="false"/>
      <style:text-properties fo:font-size="14pt" officeooo:rsid="0043d23b" officeooo:paragraph-rsid="005d5758" style:font-size-asian="14pt" style:font-size-complex="14pt"/>
    </style:style>
    <style:style style:name="P60" style:family="paragraph" style:parent-style-name="работа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61" style:family="paragraph" style:parent-style-name="работа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62" style:family="paragraph" style:parent-style-name="работа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63" style:family="paragraph" style:parent-style-name="работа">
      <style:paragraph-properties fo:margin-left="0cm" fo:margin-right="0cm" fo:line-height="150%" fo:text-align="end" style:justify-single-word="false" fo:text-indent="1.249cm" style:auto-text-indent="false"/>
      <style:text-properties fo:font-size="14pt" officeooo:rsid="0056dc69" officeooo:paragraph-rsid="005d5758" style:font-size-asian="14pt" style:font-size-complex="14pt"/>
    </style:style>
    <style:style style:name="P64" style:family="paragraph" style:parent-style-name="работа">
      <style:paragraph-properties fo:margin-left="0cm" fo:margin-right="0cm" fo:line-height="150%" fo:text-align="end" style:justify-single-word="false" fo:text-indent="1.249cm" style:auto-text-indent="false"/>
      <style:text-properties style:use-window-font-color="true" style:font-name="Times New Roman" fo:font-size="14pt" fo:language="ru" fo:country="RU" officeooo:rsid="0043d23b" officeooo:paragraph-rsid="005d5758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65" style:family="paragraph" style:parent-style-name="Bibliography_20_1">
      <style:text-properties fo:font-size="14pt" style:font-size-asian="14pt" style:font-size-complex="14pt"/>
    </style:style>
    <style:style style:name="P66" style:family="paragraph" style:parent-style-name="Preformatted_20_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6b9b72" officeooo:paragraph-rsid="006b9b72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67" style:family="paragraph" style:parent-style-name="Preformatted_20_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7183dc" officeooo:paragraph-rsid="007183dc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68" style:family="paragraph" style:parent-style-name="Preformatted_20_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64781f" officeooo:paragraph-rsid="0069716f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69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7183dc" officeooo:paragraph-rsid="007183dc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70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64781f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71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64781f" officeooo:paragraph-rsid="006b536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" style:family="text">
      <style:text-properties fo:text-transform="uppercase" fo:font-weight="normal" officeooo:rsid="000c0384" style:font-size-asian="12pt" style:font-weight-asian="normal" style:font-size-complex="12pt" style:font-weight-complex="normal"/>
    </style:style>
    <style:style style:name="T2" style:family="text">
      <style:text-properties fo:text-transform="uppercase" fo:font-weight="normal" officeooo:rsid="000c0384" style:font-weight-asian="normal" style:font-weight-complex="normal"/>
    </style:style>
    <style:style style:name="T3" style:family="text">
      <style:text-properties fo:text-transform="uppercase" style:use-window-font-color="true" style:font-name="Times New Roman" fo:language="ru" fo:country="RU" fo:font-weight="normal" officeooo:rsid="000c0384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fo:text-transform="uppercase" style:use-window-font-color="true" style:font-name="Times New Roman" fo:language="ru" fo:country="RU" fo:font-weight="normal" officeooo:rsid="000c0384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cc803" style:font-weight-asian="bold"/>
    </style:style>
    <style:style style:name="T7" style:family="text">
      <style:text-properties fo:font-weight="bold" officeooo:rsid="002c4de2" style:font-weight-asian="bold" style:font-weight-complex="bold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style:font-name-asian="Arial" style:language-asian="zxx" style:country-asian="none" style:font-style-asian="italic" style:font-name-complex="Tahoma" style:language-complex="zxx" style:country-complex="none" style:font-style-complex="italic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43308" style:font-style-asian="italic" style:font-style-complex="italic"/>
    </style:style>
    <style:style style:name="T13" style:family="text">
      <style:text-properties fo:font-style="italic" officeooo:rsid="001cc803" style:font-style-asian="italic" style:font-style-complex="italic"/>
    </style:style>
    <style:style style:name="T14" style:family="text">
      <style:text-properties fo:font-style="italic" officeooo:rsid="002329cd" style:font-style-asian="italic" style:font-style-complex="italic"/>
    </style:style>
    <style:style style:name="T15" style:family="text">
      <style:text-properties fo:font-style="italic" officeooo:rsid="00824253" style:font-style-asian="italic" style:font-style-complex="italic"/>
    </style:style>
    <style:style style:name="T16" style:family="text">
      <style:text-properties fo:font-style="italic" officeooo:rsid="00871f4e" style:font-style-asian="italic" style:font-style-complex="italic"/>
    </style:style>
    <style:style style:name="T17" style:family="text">
      <style:text-properties fo:font-style="italic" style:font-name-asian="Arial" style:language-asian="zxx" style:country-asian="none" style:font-style-asian="italic" style:font-name-complex="Tahoma" style:language-complex="zxx" style:country-complex="none" style:font-style-complex="italic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bold" style:font-weight-asian="bold"/>
    </style:style>
    <style:style style:name="T21" style:family="text">
      <style:text-properties style:text-position="super 58%" style:font-name="Times New Roman" style:font-name-complex="Times New Roman"/>
    </style:style>
    <style:style style:name="T22" style:family="text">
      <style:text-properties style:text-position="super 58%" style:font-name="Times New Roman" officeooo:rsid="003ec2c1" style:font-name-complex="Times New Roman"/>
    </style:style>
    <style:style style:name="T23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24" style:family="text">
      <style:text-properties style:text-position="super 58%" style:font-name="Times New Roman" fo:font-size="12pt" officeooo:rsid="003ec2c1" style:font-size-asian="12pt" style:font-name-complex="Times New Roman" style:font-size-complex="12pt"/>
    </style:style>
    <style:style style:name="T25" style:family="text">
      <style:text-properties style:text-position="super 58%" fo:font-size="12pt" style:font-size-asian="12pt" style:font-size-complex="12pt"/>
    </style:style>
    <style:style style:name="T26" style:family="text">
      <style:text-properties style:text-position="super 58%" fo:font-size="12pt" officeooo:rsid="0006b0f3" style:font-size-asian="12pt" style:font-size-complex="12pt"/>
    </style:style>
    <style:style style:name="T27" style:family="text">
      <style:text-properties style:text-position="super 58%" officeooo:rsid="001cc803"/>
    </style:style>
    <style:style style:name="T28" style:family="text">
      <style:text-properties style:text-position="super 58%" fo:font-weight="normal" officeooo:rsid="001cc803" style:font-weight-asian="normal" style:font-weight-complex="normal"/>
    </style:style>
    <style:style style:name="T29" style:family="text">
      <style:text-properties style:text-position="super 58%" officeooo:rsid="0006b0f3"/>
    </style:style>
    <style:style style:name="T30" style:family="text">
      <style:text-properties style:font-name="Times New Roman" style:font-name-complex="Times New Roman"/>
    </style:style>
    <style:style style:name="T31" style:family="text">
      <style:text-properties style:font-name="Times New Roman" officeooo:rsid="005688fe" style:font-name-complex="Times New Roman"/>
    </style:style>
    <style:style style:name="T32" style:family="text">
      <style:text-properties style:font-name="Times New Roman" officeooo:rsid="0056ca86" style:font-name-complex="Times New Roman"/>
    </style:style>
    <style:style style:name="T33" style:family="text">
      <style:text-properties style:font-name="Times New Roman" officeooo:rsid="005b7ced" style:font-name-complex="Times New Roman"/>
    </style:style>
    <style:style style:name="T34" style:family="text">
      <style:text-properties style:font-name="Times New Roman" officeooo:rsid="005d5758" style:font-name-complex="Times New Roman"/>
    </style:style>
    <style:style style:name="T35" style:family="text">
      <style:text-properties style:font-name="Times New Roman" officeooo:rsid="007859e5" style:font-name-complex="Times New Roman"/>
    </style:style>
    <style:style style:name="T36" style:family="text">
      <style:text-properties style:font-name="Times New Roman" officeooo:rsid="008dfb49" style:font-name-complex="Times New Roman"/>
    </style:style>
    <style:style style:name="T37" style:family="text">
      <style:text-properties style:font-name="Times New Roman" officeooo:rsid="000df51b" style:font-name-complex="Times New Roman"/>
    </style:style>
    <style:style style:name="T38" style:family="text">
      <style:text-properties style:font-name="Times New Roman" officeooo:rsid="0006a118" style:font-name-complex="Times New Roman"/>
    </style:style>
    <style:style style:name="T39" style:family="text">
      <style:text-properties style:font-name="Times New Roman" officeooo:rsid="0044a810" style:font-name-complex="Times New Roman"/>
    </style:style>
    <style:style style:name="T40" style:family="text">
      <style:text-properties style:font-name="Times New Roman" officeooo:rsid="0046a58b" style:font-name-complex="Times New Roman"/>
    </style:style>
    <style:style style:name="T41" style:family="text">
      <style:text-properties style:font-name="Times New Roman" officeooo:rsid="0006b0f3" style:font-name-complex="Times New Roman"/>
    </style:style>
    <style:style style:name="T42" style:family="text">
      <style:text-properties style:font-name="Times New Roman" officeooo:rsid="0006c7ce" style:font-name-complex="Times New Roman"/>
    </style:style>
    <style:style style:name="T43" style:family="text">
      <style:text-properties style:font-name="Times New Roman" officeooo:rsid="0047d55d" style:font-name-complex="Times New Roman"/>
    </style:style>
    <style:style style:name="T44" style:family="text">
      <style:text-properties style:font-name="Times New Roman" officeooo:rsid="007183dc" style:font-name-complex="Times New Roman"/>
    </style:style>
    <style:style style:name="T45" style:family="text">
      <style:text-properties style:font-name="Times New Roman" officeooo:rsid="004a6162" style:font-name-complex="Times New Roman"/>
    </style:style>
    <style:style style:name="T46" style:family="text">
      <style:text-properties style:font-name="Times New Roman" officeooo:rsid="007754bc" style:font-name-complex="Times New Roman"/>
    </style:style>
    <style:style style:name="T47" style:family="text">
      <style:text-properties style:font-name="Times New Roman" officeooo:rsid="003e6aa2" style:font-name-complex="Times New Roman"/>
    </style:style>
    <style:style style:name="T48" style:family="text">
      <style:text-properties style:font-name="Times New Roman" officeooo:rsid="00423943" style:font-name-complex="Times New Roman"/>
    </style:style>
    <style:style style:name="T49" style:family="text">
      <style:text-properties style:font-name="Times New Roman" officeooo:rsid="003ec2c1" style:font-name-complex="Times New Roman"/>
    </style:style>
    <style:style style:name="T50" style:family="text">
      <style:text-properties style:font-name="Times New Roman" officeooo:rsid="00407835" style:font-name-complex="Times New Roman"/>
    </style:style>
    <style:style style:name="T51" style:family="text">
      <style:text-properties style:font-name="Times New Roman" officeooo:rsid="000a2584" style:font-name-complex="Times New Roman"/>
    </style:style>
    <style:style style:name="T52" style:family="text">
      <style:text-properties style:font-name="Times New Roman" officeooo:rsid="0043620c" style:font-name-complex="Times New Roman"/>
    </style:style>
    <style:style style:name="T53" style:family="text">
      <style:text-properties style:font-name="Times New Roman" officeooo:rsid="0043d23b" style:font-name-complex="Times New Roman"/>
    </style:style>
    <style:style style:name="T54" style:family="text">
      <style:text-properties style:font-name="Times New Roman" officeooo:rsid="00945407" style:font-name-complex="Times New Roman"/>
    </style:style>
    <style:style style:name="T55" style:family="text">
      <style:text-properties style:font-name="Times New Roman" officeooo:rsid="00439f79" style:font-name-complex="Times New Roman"/>
    </style:style>
    <style:style style:name="T56" style:family="text">
      <style:text-properties style:font-name="Times New Roman" officeooo:rsid="005d5c6e" style:font-name-complex="Times New Roman"/>
    </style:style>
    <style:style style:name="T57" style:family="text">
      <style:text-properties style:font-name="Times New Roman" officeooo:rsid="00444084" style:font-name-complex="Times New Roman"/>
    </style:style>
    <style:style style:name="T58" style:family="text">
      <style:text-properties style:font-name="Times New Roman" officeooo:rsid="004b9dc5" style:font-name-complex="Times New Roman"/>
    </style:style>
    <style:style style:name="T59" style:family="text">
      <style:text-properties style:font-name="Times New Roman" officeooo:rsid="00500905" style:font-name-complex="Times New Roman"/>
    </style:style>
    <style:style style:name="T60" style:family="text">
      <style:text-properties style:font-name="Times New Roman" officeooo:rsid="004c3355" style:font-name-complex="Times New Roman"/>
    </style:style>
    <style:style style:name="T61" style:family="text">
      <style:text-properties style:font-name="Times New Roman" officeooo:rsid="0050e5eb" style:font-name-complex="Times New Roman"/>
    </style:style>
    <style:style style:name="T62" style:family="text">
      <style:text-properties style:font-name="Times New Roman" officeooo:rsid="005298b2" style:font-name-complex="Times New Roman"/>
    </style:style>
    <style:style style:name="T63" style:family="text">
      <style:text-properties style:font-name="Times New Roman" officeooo:rsid="005504a7" style:font-name-complex="Times New Roman"/>
    </style:style>
    <style:style style:name="T64" style:family="text">
      <style:text-properties style:font-name="Times New Roman" officeooo:rsid="00972dee" style:font-name-complex="Times New Roman"/>
    </style:style>
    <style:style style:name="T65" style:family="text">
      <style:text-properties style:font-name="Times New Roman" fo:language="en" fo:country="US" fo:font-style="italic" style:font-style-asian="italic" style:font-name-complex="Times New Roman"/>
    </style:style>
    <style:style style:name="T66" style:family="text">
      <style:text-properties style:font-name="Times New Roman" fo:font-style="italic" style:font-style-asian="italic" style:font-name-complex="Times New Roman"/>
    </style:style>
    <style:style style:name="T67" style:family="text">
      <style:text-properties style:font-name="Times New Roman" fo:font-style="italic" officeooo:rsid="007859e5" style:font-style-asian="italic" style:font-name-complex="Times New Roman"/>
    </style:style>
    <style:style style:name="T68" style:family="text">
      <style:text-properties style:font-name="Times New Roman" fo:font-style="italic" officeooo:rsid="004b9dc5" style:font-style-asian="italic" style:font-name-complex="Times New Roman" style:font-style-complex="italic"/>
    </style:style>
    <style:style style:name="T69" style:family="text">
      <style:text-properties style:font-name="Times New Roman" fo:background-color="transparent" loext:char-shading-value="0" style:font-name-asian="Arial" style:language-asian="zxx" style:country-asian="none" style:font-name-complex="Times New Roman" style:language-complex="zxx" style:country-complex="none"/>
    </style:style>
    <style:style style:name="T70" style:family="text">
      <style:text-properties style:font-name="Times New Roman" fo:font-size="12pt" style:font-size-asian="12pt" style:font-name-complex="Times New Roman" style:font-size-complex="12pt"/>
    </style:style>
    <style:style style:name="T71" style:family="text">
      <style:text-properties style:font-name="Times New Roman" fo:font-size="12pt" officeooo:rsid="000df51b" style:font-size-asian="12pt" style:font-name-complex="Times New Roman" style:font-size-complex="12pt"/>
    </style:style>
    <style:style style:name="T72" style:family="text">
      <style:text-properties style:font-name="Times New Roman" fo:font-size="12pt" officeooo:rsid="0006a118" style:font-size-asian="12pt" style:font-name-complex="Times New Roman" style:font-size-complex="12pt"/>
    </style:style>
    <style:style style:name="T73" style:family="text">
      <style:text-properties style:font-name="Times New Roman" fo:font-size="12pt" officeooo:rsid="0006b0f3" style:font-size-asian="12pt" style:font-name-complex="Times New Roman" style:font-size-complex="12pt"/>
    </style:style>
    <style:style style:name="T74" style:family="text">
      <style:text-properties style:font-name="Times New Roman" fo:font-size="12pt" officeooo:rsid="0006c7ce" style:font-size-asian="12pt" style:font-name-complex="Times New Roman" style:font-size-complex="12pt"/>
    </style:style>
    <style:style style:name="T75" style:family="text">
      <style:text-properties style:font-name="Times New Roman" fo:font-size="12pt" officeooo:rsid="003e6aa2" style:font-size-asian="12pt" style:font-name-complex="Times New Roman" style:font-size-complex="12pt"/>
    </style:style>
    <style:style style:name="T76" style:family="text">
      <style:text-properties style:font-name="Times New Roman" fo:font-size="12pt" officeooo:rsid="000a2584" style:font-size-asian="12pt" style:font-name-complex="Times New Roman" style:font-size-complex="12pt"/>
    </style:style>
    <style:style style:name="T77" style:family="text">
      <style:text-properties style:font-name="Times New Roman" fo:font-size="12pt" officeooo:rsid="003ec2c1" style:font-size-asian="12pt" style:font-name-complex="Times New Roman" style:font-size-complex="12pt"/>
    </style:style>
    <style:style style:name="T78" style:family="text">
      <style:text-properties style:font-name="Times New Roman" fo:font-size="12pt" officeooo:rsid="00423943" style:font-size-asian="12pt" style:font-name-complex="Times New Roman" style:font-size-complex="12pt"/>
    </style:style>
    <style:style style:name="T79" style:family="text">
      <style:text-properties style:font-name="Times New Roman" fo:font-size="12pt" officeooo:rsid="00407835" style:font-size-asian="12pt" style:font-name-complex="Times New Roman" style:font-size-complex="12pt"/>
    </style:style>
    <style:style style:name="T80" style:family="text">
      <style:text-properties style:font-name="Times New Roman" fo:font-size="12pt" officeooo:rsid="0043620c" style:font-size-asian="12pt" style:font-name-complex="Times New Roman" style:font-size-complex="12pt"/>
    </style:style>
    <style:style style:name="T81" style:family="text">
      <style:text-properties style:font-name="Times New Roman" fo:font-size="12pt" officeooo:rsid="00439f79" style:font-size-asian="12pt" style:font-name-complex="Times New Roman" style:font-size-complex="12pt"/>
    </style:style>
    <style:style style:name="T82" style:family="text">
      <style:text-properties style:font-name="Times New Roman" fo:font-size="12pt" officeooo:rsid="0043d23b" style:font-size-asian="12pt" style:font-name-complex="Times New Roman" style:font-size-complex="12pt"/>
    </style:style>
    <style:style style:name="T83" style:family="text">
      <style:text-properties style:font-name="Times New Roman" fo:font-size="12pt" officeooo:rsid="00444084" style:font-size-asian="12pt" style:font-name-complex="Times New Roman" style:font-size-complex="12pt"/>
    </style:style>
    <style:style style:name="T84" style:family="text">
      <style:text-properties style:font-name="Times New Roman" fo:font-size="12pt" officeooo:rsid="0044a810" style:font-size-asian="12pt" style:font-name-complex="Times New Roman" style:font-size-complex="12pt"/>
    </style:style>
    <style:style style:name="T85" style:family="text">
      <style:text-properties style:font-name="Times New Roman" fo:font-size="12pt" officeooo:rsid="0046a58b" style:font-size-asian="12pt" style:font-name-complex="Times New Roman" style:font-size-complex="12pt"/>
    </style:style>
    <style:style style:name="T86" style:family="text">
      <style:text-properties style:font-name="Times New Roman" fo:font-size="12pt" officeooo:rsid="0047d55d" style:font-size-asian="12pt" style:font-name-complex="Times New Roman" style:font-size-complex="12pt"/>
    </style:style>
    <style:style style:name="T87" style:family="text">
      <style:text-properties style:font-name="Times New Roman" fo:font-size="12pt" officeooo:rsid="004a6162" style:font-size-asian="12pt" style:font-name-complex="Times New Roman" style:font-size-complex="12pt"/>
    </style:style>
    <style:style style:name="T88" style:family="text">
      <style:text-properties style:font-name="Times New Roman" fo:font-size="12pt" officeooo:rsid="004b9dc5" style:font-size-asian="12pt" style:font-name-complex="Times New Roman" style:font-size-complex="12pt"/>
    </style:style>
    <style:style style:name="T89" style:family="text">
      <style:text-properties style:font-name="Times New Roman" fo:font-size="12pt" officeooo:rsid="004c3355" style:font-size-asian="12pt" style:font-name-complex="Times New Roman" style:font-size-complex="12pt"/>
    </style:style>
    <style:style style:name="T90" style:family="text">
      <style:text-properties style:font-name="Times New Roman" fo:font-size="12pt" officeooo:rsid="00500905" style:font-size-asian="12pt" style:font-name-complex="Times New Roman" style:font-size-complex="12pt"/>
    </style:style>
    <style:style style:name="T91" style:family="text">
      <style:text-properties style:font-name="Times New Roman" fo:font-size="12pt" officeooo:rsid="0050e5eb" style:font-size-asian="12pt" style:font-name-complex="Times New Roman" style:font-size-complex="12pt"/>
    </style:style>
    <style:style style:name="T92" style:family="text">
      <style:text-properties style:font-name="Times New Roman" fo:font-size="12pt" officeooo:rsid="005298b2" style:font-size-asian="12pt" style:font-name-complex="Times New Roman" style:font-size-complex="12pt"/>
    </style:style>
    <style:style style:name="T93" style:family="text">
      <style:text-properties style:font-name="Times New Roman" fo:font-size="12pt" officeooo:rsid="005504a7" style:font-size-asian="12pt" style:font-name-complex="Times New Roman" style:font-size-complex="12pt"/>
    </style:style>
    <style:style style:name="T94" style:family="text">
      <style:text-properties style:font-name="Times New Roman" fo:font-size="12pt" officeooo:rsid="005d5758" style:font-size-asian="12pt" style:font-name-complex="Times New Roman" style:font-size-complex="12pt"/>
    </style:style>
    <style:style style:name="T95" style:family="text">
      <style:text-properties style:font-name="Times New Roman" fo:font-size="12pt" officeooo:rsid="005d5c6e" style:font-size-asian="12pt" style:font-name-complex="Times New Roman" style:font-size-complex="12pt"/>
    </style:style>
    <style:style style:name="T96" style:family="text">
      <style:text-properties style:font-name="Times New Roman" fo:font-size="12pt" officeooo:rsid="007183dc" style:font-size-asian="12pt" style:font-name-complex="Times New Roman" style:font-size-complex="12pt"/>
    </style:style>
    <style:style style:name="T97" style:family="text">
      <style:text-properties style:font-name="Times New Roman" fo:font-size="12pt" officeooo:rsid="007754bc" style:font-size-asian="12pt" style:font-name-complex="Times New Roman" style:font-size-complex="12pt"/>
    </style:style>
    <style:style style:name="T98" style:family="text">
      <style:text-properties style:font-name="Times New Roman" fo:font-size="12pt" officeooo:rsid="00945407" style:font-size-asian="12pt" style:font-name-complex="Times New Roman" style:font-size-complex="12pt"/>
    </style:style>
    <style:style style:name="T99" style:family="text">
      <style:text-properties style:font-name="Times New Roman" fo:font-size="12pt" fo:font-style="normal" fo:font-weight="bold" officeooo:rsid="003c7828" style:font-size-asian="12pt" style:font-style-asian="normal" style:font-weight-asian="bold" style:font-name-complex="Times New Roman" style:font-size-complex="12pt" style:font-style-complex="normal"/>
    </style:style>
    <style:style style:name="T100" style:family="text"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T101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102" style:family="text">
      <style:text-properties style:font-name="Times New Roman" fo:font-size="12pt" fo:font-style="italic" officeooo:rsid="004b9dc5" style:font-size-asian="12pt" style:font-style-asian="italic" style:font-name-complex="Times New Roman" style:font-size-complex="12pt" style:font-style-complex="italic"/>
    </style:style>
    <style:style style:name="T103" style:family="text">
      <style:text-properties style:font-name="Times New Roman" fo:font-size="12pt" style:text-underline-style="none" officeooo:rsid="0006a118" style:font-size-asian="12pt" style:font-name-complex="Times New Roman" style:font-size-complex="12pt"/>
    </style:style>
    <style:style style:name="T104" style:family="text">
      <style:text-properties style:font-name="Times New Roman" officeooo:rsid="008486a6" style:font-name-asian="Times New Roman" style:font-name-complex="Times New Roman"/>
    </style:style>
    <style:style style:name="T105" style:family="text">
      <style:text-properties style:font-name="Times New Roman" fo:font-style="normal" fo:font-weight="bold" officeooo:rsid="003c7828" style:font-style-asian="normal" style:font-weight-asian="bold" style:font-name-complex="Times New Roman" style:font-style-complex="normal"/>
    </style:style>
    <style:style style:name="T106" style:family="text">
      <style:text-properties style:font-name="Times New Roman" style:text-underline-style="none" officeooo:rsid="0006a118" style:font-name-complex="Times New Roman"/>
    </style:style>
    <style:style style:name="T107" style:family="text">
      <style:text-properties style:use-window-font-color="true" style:font-name="Times New Roman" fo:font-size="12pt" fo:language="ru" fo:country="RU" officeooo:rsid="0006b0f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8" style:family="text">
      <style:text-properties style:use-window-font-color="true" style:font-name="Times New Roman" fo:font-size="12pt" fo:language="ru" fo:country="RU" officeooo:rsid="004c335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9" style:family="text">
      <style:text-properties style:use-window-font-color="true" style:font-name="Times New Roman" fo:font-size="12pt" fo:language="ru" fo:country="RU" officeooo:rsid="0060af7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0" style:family="text">
      <style:text-properties style:use-window-font-color="true" style:font-name="Times New Roman" fo:font-size="12pt" fo:language="ru" fo:country="RU" officeooo:rsid="00623cc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1" style:family="text">
      <style:text-properties style:use-window-font-color="true" style:font-name="Times New Roman" fo:font-size="12pt" fo:language="ru" fo:country="RU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2" style:family="text">
      <style:text-properties style:use-window-font-color="true" style:font-name="Times New Roman" fo:font-size="12pt" fo:language="ru" fo:country="RU" officeooo:rsid="00652f4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3" style:family="text">
      <style:text-properties style:use-window-font-color="true" style:font-name="Times New Roman" fo:font-size="12pt" fo:language="ru" fo:country="RU" officeooo:rsid="0067ba9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4" style:family="text">
      <style:text-properties style:use-window-font-color="true" style:font-name="Times New Roman" fo:font-size="12pt" fo:language="ru" fo:country="RU" officeooo:rsid="0068a0e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5" style:family="text">
      <style:text-properties style:use-window-font-color="true" style:font-name="Times New Roman" fo:font-size="12pt" fo:language="ru" fo:country="RU" officeooo:rsid="007a9d2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6" style:family="text">
      <style:text-properties style:use-window-font-color="true" style:font-name="Times New Roman" fo:font-size="12pt" fo:language="ru" fo:country="RU" fo:font-style="italic" officeooo:rsid="004c3355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117" style:family="text">
      <style:text-properties style:use-window-font-color="true" style:font-name="Times New Roman" fo:font-size="12pt" fo:language="ru" fo:country="RU" fo:font-style="italic" officeooo:rsid="007a9d2d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/>
    </style:style>
    <style:style style:name="T118" style:family="text">
      <style:text-properties style:use-window-font-color="true" style:font-name="Times New Roman" fo:language="ru" fo:country="RU" officeooo:rsid="0006b0f3" style:font-name-asian="Times New Roman" style:language-asian="zh" style:country-asian="CN" style:font-name-complex="Times New Roman" style:language-complex="ar" style:country-complex="SA"/>
    </style:style>
    <style:style style:name="T119" style:family="text">
      <style:text-properties style:use-window-font-color="true" style:font-name="Times New Roman" fo:language="ru" fo:country="RU" officeooo:rsid="007a9d2d" style:font-name-asian="Times New Roman" style:language-asian="zh" style:country-asian="CN" style:font-name-complex="Times New Roman" style:language-complex="ar" style:country-complex="SA"/>
    </style:style>
    <style:style style:name="T120" style:family="text">
      <style:text-properties style:use-window-font-color="true" style:font-name="Times New Roman" fo:language="ru" fo:country="RU" officeooo:rsid="004c3355" style:font-name-asian="Times New Roman" style:language-asian="zh" style:country-asian="CN" style:font-name-complex="Times New Roman" style:language-complex="ar" style:country-complex="SA"/>
    </style:style>
    <style:style style:name="T121" style:family="text">
      <style:text-properties style:use-window-font-color="true" style:font-name="Times New Roman" fo:language="ru" fo:country="RU" officeooo:rsid="0060af73" style:font-name-asian="Times New Roman" style:language-asian="zh" style:country-asian="CN" style:font-name-complex="Times New Roman" style:language-complex="ar" style:country-complex="SA"/>
    </style:style>
    <style:style style:name="T122" style:family="text">
      <style:text-properties style:use-window-font-color="true" style:font-name="Times New Roman" fo:language="ru" fo:country="RU" officeooo:rsid="00623ccf" style:font-name-asian="Times New Roman" style:language-asian="zh" style:country-asian="CN" style:font-name-complex="Times New Roman" style:language-complex="ar" style:country-complex="SA"/>
    </style:style>
    <style:style style:name="T123" style:family="text">
      <style:text-properties style:use-window-font-color="true" style:font-name="Times New Roman" fo:language="ru" fo:country="RU" officeooo:rsid="0064781f" style:font-name-asian="Times New Roman" style:language-asian="zh" style:country-asian="CN" style:font-name-complex="Times New Roman" style:language-complex="ar" style:country-complex="SA"/>
    </style:style>
    <style:style style:name="T124" style:family="text">
      <style:text-properties style:use-window-font-color="true" style:font-name="Times New Roman" fo:language="ru" fo:country="RU" officeooo:rsid="0068a0ea" style:font-name-asian="Times New Roman" style:language-asian="zh" style:country-asian="CN" style:font-name-complex="Times New Roman" style:language-complex="ar" style:country-complex="SA"/>
    </style:style>
    <style:style style:name="T125" style:family="text">
      <style:text-properties style:use-window-font-color="true" style:font-name="Times New Roman" fo:language="ru" fo:country="RU" officeooo:rsid="0067ba90" style:font-name-asian="Times New Roman" style:language-asian="zh" style:country-asian="CN" style:font-name-complex="Times New Roman" style:language-complex="ar" style:country-complex="SA"/>
    </style:style>
    <style:style style:name="T126" style:family="text">
      <style:text-properties style:use-window-font-color="true" style:font-name="Times New Roman" fo:language="ru" fo:country="RU" officeooo:rsid="00652f45" style:font-name-asian="Times New Roman" style:language-asian="zh" style:country-asian="CN" style:font-name-complex="Times New Roman" style:language-complex="ar" style:country-complex="SA"/>
    </style:style>
    <style:style style:name="T127" style:family="text">
      <style:text-properties style:use-window-font-color="true" style:font-name="Times New Roman" fo:language="ru" fo:country="RU" fo:font-weight="normal" officeooo:rsid="0006b0f3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28" style:family="text">
      <style:text-properties style:use-window-font-color="true" style:font-name="Times New Roman" fo:language="ru" fo:country="RU" fo:font-style="italic" officeooo:rsid="007a9d2d" style:font-name-asian="Times New Roman" style:language-asian="zh" style:country-asian="CN" style:font-style-asian="italic" style:font-name-complex="Times New Roman" style:language-complex="ar" style:country-complex="SA"/>
    </style:style>
    <style:style style:name="T129" style:family="text">
      <style:text-properties style:use-window-font-color="true" style:font-name="Times New Roman" fo:language="ru" fo:country="RU" fo:font-style="italic" officeooo:rsid="004c3355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30" style:family="text">
      <style:text-properties style:use-window-font-color="true" style:font-name="Times New Roman" fo:font-size="14pt" fo:language="ru" fo:country="RU" officeooo:rsid="007a9d2d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31" style:family="text">
      <style:text-properties style:use-window-font-color="true" style:font-name="Times New Roman" fo:font-size="14pt" fo:language="ru" fo:country="RU" fo:font-style="italic" officeooo:rsid="007a9d2d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/>
    </style:style>
    <style:style style:name="T132" style:family="text">
      <style:text-properties style:use-window-font-color="true" style:text-position="super 58%" style:font-name="Times New Roman" fo:font-size="12pt" fo:language="ru" fo:country="RU" officeooo:rsid="0006b0f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33" style:family="text">
      <style:text-properties style:use-window-font-color="true" style:text-position="super 58%" style:font-name="Times New Roman" fo:language="ru" fo:country="RU" officeooo:rsid="0006b0f3" style:font-name-asian="Times New Roman" style:language-asian="zh" style:country-asian="CN" style:font-name-complex="Times New Roman" style:language-complex="ar" style:country-complex="SA"/>
    </style:style>
    <style:style style:name="T134" style:family="text">
      <style:text-properties style:use-window-font-color="true" style:text-position="super 58%" style:font-name="Times New Roman" fo:language="ru" fo:country="RU" fo:font-weight="normal" officeooo:rsid="0006b0f3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35" style:family="text">
      <style:text-properties fo:font-variant="normal" fo:text-transform="none" style:text-position="0% 100%" fo:font-style="normal" style:text-underline-style="none" fo:font-weight="normal"/>
    </style:style>
    <style:style style:name="T136" style:family="text">
      <style:text-properties fo:font-variant="normal" fo:text-transform="none" style:text-position="0% 100%" fo:font-size="12pt" fo:font-style="normal" style:text-underline-style="none" fo:font-weight="normal" style:font-size-asian="12pt" style:font-size-complex="12pt"/>
    </style:style>
    <style:style style:name="T137" style:family="text">
      <style:text-properties fo:font-variant="normal" fo:text-transform="none" style:text-position="0% 100%" style:font-name="Times New Roman" fo:font-size="12pt" fo:font-style="normal" style:text-underline-style="none" fo:font-weight="normal" officeooo:rsid="004a6162" style:font-size-asian="12pt" style:font-name-complex="Times New Roman" style:font-size-complex="12pt"/>
    </style:style>
    <style:style style:name="T138" style:family="text">
      <style:text-properties fo:font-variant="normal" fo:text-transform="none" style:text-position="0% 100%" style:font-name="Times New Roman" fo:font-size="12pt" fo:font-style="normal" style:text-underline-style="none" fo:font-weight="normal" officeooo:rsid="003e6aa2" style:font-size-asian="12pt" style:font-name-complex="Times New Roman" style:font-size-complex="12pt"/>
    </style:style>
    <style:style style:name="T139" style:family="text">
      <style:text-properties fo:font-variant="normal" fo:text-transform="none" style:text-position="0% 100%" style:font-name="Times New Roman" fo:font-size="12pt" fo:font-style="normal" style:text-underline-style="none" fo:font-weight="normal" officeooo:rsid="004b9dc5" style:font-size-asian="12pt" style:font-name-complex="Times New Roman" style:font-size-complex="12pt"/>
    </style:style>
    <style:style style:name="T140" style:family="text">
      <style:text-properties fo:font-variant="normal" fo:text-transform="none" style:text-position="0% 100%" style:font-name="Times New Roman" fo:font-size="12pt" fo:font-style="normal" style:text-underline-style="none" fo:font-weight="normal" officeooo:rsid="004c3355" style:font-size-asian="12pt" style:font-name-complex="Times New Roman" style:font-size-complex="12pt"/>
    </style:style>
    <style:style style:name="T141" style:family="text">
      <style:text-properties fo:font-variant="normal" fo:text-transform="none" style:text-position="0% 100%" style:font-name="Times New Roman" fo:font-style="normal" style:text-underline-style="none" fo:font-weight="normal" officeooo:rsid="004a6162" style:font-name-complex="Times New Roman"/>
    </style:style>
    <style:style style:name="T142" style:family="text">
      <style:text-properties fo:font-variant="normal" fo:text-transform="none" style:text-position="0% 100%" style:font-name="Times New Roman" fo:font-style="normal" style:text-underline-style="none" fo:font-weight="normal" officeooo:rsid="003e6aa2" style:font-name-complex="Times New Roman"/>
    </style:style>
    <style:style style:name="T143" style:family="text">
      <style:text-properties fo:font-variant="normal" fo:text-transform="none" style:text-position="0% 100%" style:font-name="Times New Roman" fo:font-style="normal" style:text-underline-style="none" fo:font-weight="normal" officeooo:rsid="004b9dc5" style:font-name-complex="Times New Roman"/>
    </style:style>
    <style:style style:name="T144" style:family="text">
      <style:text-properties fo:font-variant="normal" fo:text-transform="none" style:text-position="0% 100%" style:font-name="Times New Roman" fo:font-style="normal" style:text-underline-style="none" fo:font-weight="normal" officeooo:rsid="004c3355" style:font-name-complex="Times New Roman"/>
    </style:style>
    <style:style style:name="T145" style:family="text">
      <style:text-properties fo:font-variant="normal" fo:text-transform="none" style:text-position="0% 100%" fo:font-size="14pt" fo:font-style="normal" style:text-underline-style="none" fo:font-weight="normal" style:font-size-asian="14pt" style:font-size-complex="14pt"/>
    </style:style>
    <style:style style:name="T146" style:family="text">
      <style:text-properties fo:font-variant="normal" fo:text-transform="none" style:use-window-font-color="true" style:font-name="Ubuntu Mono" fo:font-size="10.3999996185303pt" fo:letter-spacing="normal" fo:font-style="normal" fo:font-weight="normal" officeooo:rsid="0064781f"/>
    </style:style>
    <style:style style:name="T147" style:family="text">
      <style:text-properties fo:font-variant="normal" fo:text-transform="none" style:use-window-font-color="true" style:font-name="Ubuntu Mono" fo:letter-spacing="normal" fo:font-style="normal" fo:font-weight="normal" officeooo:rsid="0064781f"/>
    </style:style>
    <style:style style:name="T14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23cc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49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0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7302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1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7684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2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18a2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3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1b67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4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208b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5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2dfb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6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330e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7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40a8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5e72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9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c128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60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8dfb4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61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92554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62" style:family="text">
      <style:text-properties fo:font-variant="normal" fo:text-transform="none" style:use-window-font-color="true" style:font-name="Times New Roman" fo:font-size="12pt" fo:letter-spacing="normal" fo:language="ru" fo:country="RU" fo:font-style="normal" style:text-underline-style="none" fo:font-weight="normal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63" style:family="text">
      <style:text-properties fo:font-variant="normal" fo:text-transform="none" style:use-window-font-color="true" style:font-name="Times New Roman" fo:font-size="12pt" fo:letter-spacing="normal" fo:language="ru" fo:country="RU" fo:font-style="italic" fo:font-weight="normal" officeooo:rsid="0072dfb7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164" style:family="text">
      <style:text-properties fo:font-variant="normal" fo:text-transform="none" style:use-window-font-color="true" style:font-name="Times New Roman" fo:letter-spacing="normal" fo:language="ru" fo:country="RU" fo:font-style="normal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5" style:family="text">
      <style:text-properties fo:font-variant="normal" fo:text-transform="none" style:use-window-font-color="true" style:font-name="Times New Roman" fo:letter-spacing="normal" fo:language="ru" fo:country="RU" fo:font-style="normal" officeooo:rsid="00718a26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6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623ccf" style:font-name-asian="Times New Roman" style:language-asian="zh" style:country-asian="CN" style:font-name-complex="Times New Roman" style:language-complex="ar" style:country-complex="SA"/>
    </style:style>
    <style:style style:name="T167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64781f" style:font-name-asian="Times New Roman" style:language-asian="zh" style:country-asian="CN" style:font-name-complex="Times New Roman" style:language-complex="ar" style:country-complex="SA"/>
    </style:style>
    <style:style style:name="T168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673022" style:font-name-asian="Times New Roman" style:language-asian="zh" style:country-asian="CN" style:font-name-complex="Times New Roman" style:language-complex="ar" style:country-complex="SA"/>
    </style:style>
    <style:style style:name="T169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67684a" style:font-name-asian="Times New Roman" style:language-asian="zh" style:country-asian="CN" style:font-name-complex="Times New Roman" style:language-complex="ar" style:country-complex="SA"/>
    </style:style>
    <style:style style:name="T170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718a26" style:font-name-asian="Times New Roman" style:language-asian="zh" style:country-asian="CN" style:font-name-complex="Times New Roman" style:language-complex="ar" style:country-complex="SA"/>
    </style:style>
    <style:style style:name="T171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71b67e" style:font-name-asian="Times New Roman" style:language-asian="zh" style:country-asian="CN" style:font-name-complex="Times New Roman" style:language-complex="ar" style:country-complex="SA"/>
    </style:style>
    <style:style style:name="T172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92554e" style:font-name-asian="Times New Roman" style:language-asian="zh" style:country-asian="CN" style:font-name-complex="Times New Roman" style:language-complex="ar" style:country-complex="SA"/>
    </style:style>
    <style:style style:name="T173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8dfb49" style:font-name-asian="Times New Roman" style:language-asian="zh" style:country-asian="CN" style:font-name-complex="Times New Roman" style:language-complex="ar" style:country-complex="SA"/>
    </style:style>
    <style:style style:name="T174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7c1287" style:font-name-asian="Times New Roman" style:language-asian="zh" style:country-asian="CN" style:font-name-complex="Times New Roman" style:language-complex="ar" style:country-complex="SA"/>
    </style:style>
    <style:style style:name="T175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7208b3" style:font-name-asian="Times New Roman" style:language-asian="zh" style:country-asian="CN" style:font-name-complex="Times New Roman" style:language-complex="ar" style:country-complex="SA"/>
    </style:style>
    <style:style style:name="T176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72dfb7" style:font-name-asian="Times New Roman" style:language-asian="zh" style:country-asian="CN" style:font-name-complex="Times New Roman" style:language-complex="ar" style:country-complex="SA"/>
    </style:style>
    <style:style style:name="T177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7330e2" style:font-name-asian="Times New Roman" style:language-asian="zh" style:country-asian="CN" style:font-name-complex="Times New Roman" style:language-complex="ar" style:country-complex="SA"/>
    </style:style>
    <style:style style:name="T178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75e72a" style:font-name-asian="Times New Roman" style:language-asian="zh" style:country-asian="CN" style:font-name-complex="Times New Roman" style:language-complex="ar" style:country-complex="SA"/>
    </style:style>
    <style:style style:name="T179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740a8b" style:font-name-asian="Times New Roman" style:language-asian="zh" style:country-asian="CN" style:font-name-complex="Times New Roman" style:language-complex="ar" style:country-complex="SA"/>
    </style:style>
    <style:style style:name="T180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983169" style:font-name-asian="Times New Roman" style:language-asian="zh" style:country-asian="CN" style:font-name-complex="Times New Roman" style:language-complex="ar" style:country-complex="SA"/>
    </style:style>
    <style:style style:name="T181" style:family="text">
      <style:text-properties fo:font-variant="normal" fo:text-transform="none" style:use-window-font-color="true" style:font-name="Times New Roman" fo:letter-spacing="normal" fo:language="ru" fo:country="RU" fo:font-style="normal" style:text-underline-style="none" fo:font-weight="normal" officeooo:rsid="0064781f" style:font-name-asian="Times New Roman" style:language-asian="zh" style:country-asian="CN" style:font-name-complex="Times New Roman" style:language-complex="ar" style:country-complex="SA"/>
    </style:style>
    <style:style style:name="T182" style:family="text">
      <style:text-properties fo:font-variant="normal" fo:text-transform="none" style:use-window-font-color="true" style:font-name="Times New Roman" fo:letter-spacing="normal" fo:language="ru" fo:country="RU" fo:font-style="italic" fo:font-weight="normal" officeooo:rsid="0072dfb7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83" style:family="text">
      <style:text-properties fo:font-variant="normal" fo:text-transform="none" style:use-window-font-color="true" style:text-position="super 58%" style:font-name="Times New Roman" fo:font-size="12pt" fo:letter-spacing="normal" fo:language="ru" fo:country="RU" fo:font-style="normal" fo:font-weight="normal" officeooo:rsid="00718a2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84" style:family="text">
      <style:text-properties fo:font-variant="normal" fo:text-transform="none" style:use-window-font-color="true" style:text-position="super 58%" style:font-name="Times New Roman" fo:letter-spacing="normal" fo:language="ru" fo:country="RU" fo:font-style="normal" fo:font-weight="normal" officeooo:rsid="00718a26" style:font-name-asian="Times New Roman" style:language-asian="zh" style:country-asian="CN" style:font-name-complex="Times New Roman" style:language-complex="ar" style:country-complex="SA"/>
    </style:style>
    <style:style style:name="T185" style:family="text">
      <style:text-properties fo:font-variant="normal" fo:text-transform="none" style:use-window-font-color="true" style:text-position="0% 100%" style:font-name="Times New Roman" fo:font-size="12pt" fo:letter-spacing="normal" fo:language="ru" fo:country="RU" fo:font-style="normal" style:text-underline-style="none" fo:font-weight="normal" officeooo:rsid="00740a8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86" style:family="text">
      <style:text-properties fo:font-variant="normal" fo:text-transform="none" style:use-window-font-color="true" style:text-position="0% 100%" style:font-name="Times New Roman" fo:font-size="12pt" fo:letter-spacing="normal" fo:language="ru" fo:country="RU" fo:font-style="normal" style:text-underline-style="none" fo:font-weight="normal" officeooo:rsid="007c128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87" style:family="text">
      <style:text-properties fo:font-variant="normal" fo:text-transform="none" style:use-window-font-color="true" style:text-position="0% 100%" style:font-name="Times New Roman" fo:font-size="12pt" fo:language="ru" fo:country="RU" fo:font-style="normal" style:text-underline-style="none" fo:font-weight="normal" officeooo:rsid="007a9d2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88" style:family="text">
      <style:text-properties fo:font-variant="normal" fo:text-transform="none" style:use-window-font-color="true" style:text-position="0% 100%" style:font-name="Times New Roman" fo:language="ru" fo:country="RU" fo:font-style="normal" style:text-underline-style="none" fo:font-weight="normal" officeooo:rsid="007a9d2d" style:font-name-asian="Times New Roman" style:language-asian="zh" style:country-asian="CN" style:font-name-complex="Times New Roman" style:language-complex="ar" style:country-complex="SA"/>
    </style:style>
    <style:style style:name="T189" style:family="text">
      <style:text-properties fo:font-variant="normal" fo:text-transform="none" style:use-window-font-color="true" style:text-position="0% 100%" style:font-name="Times New Roman" fo:letter-spacing="normal" fo:language="ru" fo:country="RU" fo:font-style="normal" style:text-underline-style="none" fo:font-weight="normal" officeooo:rsid="00740a8b" style:font-name-asian="Times New Roman" style:language-asian="zh" style:country-asian="CN" style:font-name-complex="Times New Roman" style:language-complex="ar" style:country-complex="SA"/>
    </style:style>
    <style:style style:name="T190" style:family="text">
      <style:text-properties fo:font-variant="normal" fo:text-transform="none" style:use-window-font-color="true" style:text-position="0% 100%" style:font-name="Times New Roman" fo:letter-spacing="normal" fo:language="ru" fo:country="RU" fo:font-style="normal" style:text-underline-style="none" fo:font-weight="normal" officeooo:rsid="007c1287" style:font-name-asian="Times New Roman" style:language-asian="zh" style:country-asian="CN" style:font-name-complex="Times New Roman" style:language-complex="ar" style:country-complex="SA"/>
    </style:style>
    <style:style style:name="T191" style:family="text">
      <style:text-properties fo:font-variant="normal" fo:text-transform="none" style:use-window-font-color="true" style:text-position="0% 100%" style:font-name="Times New Roman" fo:font-size="14pt" fo:language="ru" fo:country="RU" fo:font-style="normal" style:text-underline-style="none" fo:font-weight="normal" officeooo:rsid="007a9d2d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9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3" style:family="text">
      <style:text-properties fo:font-style="normal" style:font-style-asian="normal" style:font-style-complex="normal"/>
    </style:style>
    <style:style style:name="T194" style:family="text">
      <style:text-properties fo:font-style="normal" officeooo:rsid="00871f4e" style:font-style-asian="normal" style:font-style-complex="normal"/>
    </style:style>
    <style:style style:name="T195" style:family="text">
      <style:text-properties fo:font-style="normal" officeooo:rsid="008ab8be" style:font-style-asian="normal" style:font-style-complex="normal"/>
    </style:style>
    <style:style style:name="T196" style:family="text">
      <style:text-properties fo:font-style="normal" officeooo:rsid="00824253" style:font-style-asian="normal" style:font-style-complex="normal"/>
    </style:style>
    <style:style style:name="T197" style:family="text">
      <style:text-properties fo:font-style="normal" style:font-name-asian="Arial" style:language-asian="zxx" style:country-asian="none" style:font-style-asian="normal" style:font-name-complex="Tahoma" style:language-complex="zxx" style:country-complex="none" style:font-style-complex="normal"/>
    </style:style>
    <style:style style:name="T198" style:family="text">
      <style:text-properties fo:font-style="normal" style:font-name-asian="Arial" style:language-asian="zxx" style:country-asian="none" style:font-style-asian="normal" style:font-name-complex="Tahoma" style:language-complex="zxx" style:country-complex="none" style:font-style-complex="normal" style:font-weight-complex="bold"/>
    </style:style>
    <style:style style:name="T199" style:family="text">
      <style:text-properties fo:font-style="normal" officeooo:rsid="007a9d2d" style:font-name-asian="Arial" style:language-asian="zxx" style:country-asian="none" style:font-style-asian="normal" style:font-name-complex="Tahoma" style:language-complex="zxx" style:country-complex="none" style:font-style-complex="normal" style:font-weight-complex="bold"/>
    </style:style>
    <style:style style:name="T200" style:family="text">
      <style:text-properties fo:font-style="normal" fo:font-weight="normal" officeooo:rsid="00871f4e" style:font-style-asian="normal" style:font-weight-asian="normal" style:font-style-complex="normal" style:font-weight-complex="normal"/>
    </style:style>
    <style:style style:name="T201" style:family="text">
      <style:text-properties fo:font-size="12pt" fo:font-weight="bold" style:font-size-asian="12pt" style:font-weight-asian="bold" style:font-size-complex="12pt"/>
    </style:style>
    <style:style style:name="T202" style:family="text">
      <style:text-properties fo:font-size="12pt" style:font-size-asian="12pt" style:font-size-complex="12pt"/>
    </style:style>
    <style:style style:name="T203" style:family="text">
      <style:text-properties fo:font-size="12pt" officeooo:rsid="0006b0f3" style:font-size-asian="12pt" style:font-size-complex="12pt"/>
    </style:style>
    <style:style style:name="T204" style:family="text">
      <style:text-properties fo:font-size="12pt" officeooo:rsid="0006a118" style:font-size-asian="12pt" style:font-size-complex="12pt"/>
    </style:style>
    <style:style style:name="T205" style:family="text">
      <style:text-properties fo:font-size="12pt" officeooo:rsid="000a2584" style:font-size-asian="12pt" style:font-size-complex="12pt"/>
    </style:style>
    <style:style style:name="T206" style:family="text">
      <style:text-properties fo:font-size="12pt" officeooo:rsid="00128fc6" style:font-size-asian="12pt" style:font-size-complex="12pt"/>
    </style:style>
    <style:style style:name="T207" style:family="text">
      <style:text-properties fo:font-size="12pt" officeooo:rsid="00131107" style:font-size-asian="12pt" style:font-size-complex="12pt"/>
    </style:style>
    <style:style style:name="T208" style:family="text">
      <style:text-properties fo:font-size="12pt" officeooo:rsid="001988d0" style:font-size-asian="12pt" style:font-size-complex="12pt"/>
    </style:style>
    <style:style style:name="T209" style:family="text">
      <style:text-properties fo:font-size="12pt" style:font-size-asian="12pt" style:font-size-complex="12pt" fo:padding="0.049cm" fo:border="0.06pt solid #000000" style:shadow="none"/>
    </style:style>
    <style:style style:name="T210" style:family="text">
      <style:text-properties fo:font-size="12pt" officeooo:rsid="002d6102" style:font-size-asian="12pt" style:font-size-complex="12pt"/>
    </style:style>
    <style:style style:name="T211" style:family="text">
      <style:text-properties fo:font-size="12pt" officeooo:rsid="002e60ec" style:font-size-asian="12pt" style:font-size-complex="12pt"/>
    </style:style>
    <style:style style:name="T212" style:family="text">
      <style:text-properties fo:font-size="12pt" officeooo:rsid="002fe098" style:font-size-asian="12pt" style:font-size-complex="12pt"/>
    </style:style>
    <style:style style:name="T213" style:family="text">
      <style:text-properties fo:font-size="12pt" officeooo:rsid="00305e7a" style:font-size-asian="12pt" style:font-size-complex="12pt"/>
    </style:style>
    <style:style style:name="T214" style:family="text">
      <style:text-properties fo:font-size="12pt" officeooo:rsid="008f4712" style:font-size-asian="12pt" style:font-size-complex="12pt"/>
    </style:style>
    <style:style style:name="T215" style:family="text">
      <style:text-properties fo:font-size="12pt" style:text-underline-style="none" officeooo:rsid="0006a118" style:font-size-asian="12pt" style:font-size-complex="12pt"/>
    </style:style>
    <style:style style:name="T216" style:family="text">
      <style:text-properties fo:font-size="12pt" fo:language="ru" fo:country="RU" style:font-size-asian="12pt" style:language-asian="zh" style:country-asian="CN" style:font-size-complex="12pt" style:language-complex="ar" style:country-complex="SA"/>
    </style:style>
    <style:style style:name="T217" style:family="text">
      <style:text-properties fo:font-size="12pt" fo:language="ru" fo:country="RU" officeooo:rsid="0006b0f3" style:font-size-asian="12pt" style:language-asian="zh" style:country-asian="CN" style:font-size-complex="12pt" style:language-complex="ar" style:country-complex="SA"/>
    </style:style>
    <style:style style:name="T218" style:family="text">
      <style:text-properties officeooo:rsid="00143308"/>
    </style:style>
    <style:style style:name="T219" style:family="text">
      <style:text-properties fo:font-weight="normal" officeooo:rsid="00143308" style:font-weight-asian="normal" style:font-weight-complex="normal"/>
    </style:style>
    <style:style style:name="T220" style:family="text">
      <style:text-properties fo:font-weight="normal" officeooo:rsid="00322552" style:font-weight-asian="normal" style:font-weight-complex="normal"/>
    </style:style>
    <style:style style:name="T221" style:family="text">
      <style:text-properties fo:font-weight="normal" officeooo:rsid="00330ac1" style:font-weight-asian="normal" style:font-weight-complex="normal"/>
    </style:style>
    <style:style style:name="T222" style:family="text">
      <style:text-properties fo:font-weight="normal" officeooo:rsid="002329cd" style:font-weight-asian="normal" style:font-weight-complex="normal"/>
    </style:style>
    <style:style style:name="T223" style:family="text">
      <style:text-properties fo:font-weight="normal" officeooo:rsid="0006b0f3" style:font-weight-asian="normal" style:font-weight-complex="normal"/>
    </style:style>
    <style:style style:name="T224" style:family="text">
      <style:text-properties fo:font-weight="normal" officeooo:rsid="00333244" style:font-weight-asian="normal" style:font-weight-complex="normal"/>
    </style:style>
    <style:style style:name="T225" style:family="text">
      <style:text-properties fo:font-weight="normal" officeooo:rsid="00338226" style:font-weight-asian="normal" style:font-weight-complex="normal"/>
    </style:style>
    <style:style style:name="T226" style:family="text">
      <style:text-properties fo:font-weight="normal" officeooo:rsid="0034c88d" style:font-weight-asian="normal" style:font-weight-complex="normal"/>
    </style:style>
    <style:style style:name="T227" style:family="text">
      <style:text-properties fo:font-weight="normal" officeooo:rsid="0025d9a2" style:font-weight-asian="normal" style:font-weight-complex="normal"/>
    </style:style>
    <style:style style:name="T228" style:family="text">
      <style:text-properties fo:font-weight="normal" officeooo:rsid="001cc803" style:font-weight-asian="normal" style:font-weight-complex="normal"/>
    </style:style>
    <style:style style:name="T229" style:family="text">
      <style:text-properties fo:font-weight="normal" officeooo:rsid="008dfb49" fo:background-color="transparent" loext:char-shading-value="0" style:font-weight-asian="normal" style:font-weight-complex="normal"/>
    </style:style>
    <style:style style:name="T230" style:family="text">
      <style:text-properties officeooo:rsid="001cc803"/>
    </style:style>
    <style:style style:name="T231" style:family="text">
      <style:text-properties officeooo:rsid="001cddb8"/>
    </style:style>
    <style:style style:name="T232" style:family="text">
      <style:text-properties fo:language="ru" fo:country="RU" style:language-asian="zh" style:country-asian="CN" style:language-complex="ar" style:country-complex="SA"/>
    </style:style>
    <style:style style:name="T233" style:family="text">
      <style:text-properties fo:language="ru" fo:country="RU" officeooo:rsid="001cc803" style:language-asian="zh" style:country-asian="CN" style:language-complex="ar" style:country-complex="SA"/>
    </style:style>
    <style:style style:name="T234" style:family="text">
      <style:text-properties fo:language="ru" fo:country="RU" officeooo:rsid="00208db2" style:language-asian="zh" style:country-asian="CN" style:language-complex="ar" style:country-complex="SA"/>
    </style:style>
    <style:style style:name="T235" style:family="text">
      <style:text-properties fo:language="ru" fo:country="RU" officeooo:rsid="0023ffa4" style:language-asian="zh" style:country-asian="CN" style:language-complex="ar" style:country-complex="SA"/>
    </style:style>
    <style:style style:name="T236" style:family="text">
      <style:text-properties fo:language="ru" fo:country="RU" officeooo:rsid="0006b0f3" style:language-asian="zh" style:country-asian="CN" style:language-complex="ar" style:country-complex="SA"/>
    </style:style>
    <style:style style:name="T237" style:family="text">
      <style:text-properties fo:language="ru" fo:country="RU" officeooo:rsid="00972dee" style:language-asian="zh" style:country-asian="CN" style:language-complex="ar" style:country-complex="SA"/>
    </style:style>
    <style:style style:name="T238" style:family="text">
      <style:text-properties fo:language="ru" fo:country="RU" officeooo:rsid="00983169" style:language-asian="zh" style:country-asian="CN" style:language-complex="ar" style:country-complex="SA"/>
    </style:style>
    <style:style style:name="T239" style:family="text">
      <style:text-properties fo:language="ru" fo:country="RU" fo:font-weight="normal" officeooo:rsid="001cc803" style:language-asian="zh" style:country-asian="CN" style:font-weight-asian="normal" style:language-complex="ar" style:country-complex="SA" style:font-weight-complex="normal"/>
    </style:style>
    <style:style style:name="T240" style:family="text">
      <style:text-properties fo:language="ru" fo:country="RU" fo:font-weight="normal" officeooo:rsid="00330ac1" style:language-asian="zh" style:country-asian="CN" style:font-weight-asian="normal" style:language-complex="ar" style:country-complex="SA" style:font-weight-complex="normal"/>
    </style:style>
    <style:style style:name="T241" style:family="text">
      <style:text-properties fo:language="ru" fo:country="RU" fo:font-weight="normal" officeooo:rsid="00333244" style:language-asian="zh" style:country-asian="CN" style:font-weight-asian="normal" style:language-complex="ar" style:country-complex="SA" style:font-weight-complex="normal"/>
    </style:style>
    <style:style style:name="T242" style:family="text">
      <style:text-properties fo:language="ru" fo:country="RU" fo:font-weight="normal" officeooo:rsid="00983169" style:language-asian="zh" style:country-asian="CN" style:font-weight-asian="normal" style:language-complex="ar" style:country-complex="SA" style:font-weight-complex="normal"/>
    </style:style>
    <style:style style:name="T243" style:family="text">
      <style:text-properties officeooo:rsid="0006b0f3"/>
    </style:style>
    <style:style style:name="T244" style:family="text">
      <style:text-properties officeooo:rsid="002329cd"/>
    </style:style>
    <style:style style:name="T245" style:family="text">
      <style:text-properties officeooo:rsid="00281613"/>
    </style:style>
    <style:style style:name="T246" style:family="text">
      <style:text-properties officeooo:rsid="0028b440"/>
    </style:style>
    <style:style style:name="T247" style:family="text">
      <style:text-properties officeooo:rsid="00322552" fo:background-color="transparent" loext:char-shading-value="0"/>
    </style:style>
    <style:style style:name="T248" style:family="text">
      <style:text-properties officeooo:rsid="001cc803" fo:background-color="transparent" loext:char-shading-value="0"/>
    </style:style>
    <style:style style:name="T249" style:family="text">
      <style:text-properties officeooo:rsid="008dfb49" fo:background-color="transparent" loext:char-shading-value="0"/>
    </style:style>
    <style:style style:name="T250" style:family="text">
      <style:text-properties officeooo:rsid="002329cd" fo:background-color="transparent" loext:char-shading-value="0"/>
    </style:style>
    <style:style style:name="T251" style:family="text">
      <style:text-properties officeooo:rsid="0038e349"/>
    </style:style>
    <style:style style:name="T252" style:family="text">
      <style:text-properties officeooo:rsid="0039329e"/>
    </style:style>
    <style:style style:name="T253" style:family="text">
      <style:text-properties officeooo:rsid="00444084"/>
    </style:style>
    <style:style style:name="T254" style:family="text">
      <style:text-properties officeooo:rsid="004b1a1a"/>
    </style:style>
    <style:style style:name="T255" style:family="text">
      <style:text-properties officeooo:rsid="0058ae5a"/>
    </style:style>
    <style:style style:name="T256" style:family="text">
      <style:text-properties officeooo:rsid="005b7ced"/>
    </style:style>
    <style:style style:name="T257" style:family="text">
      <style:text-properties officeooo:rsid="005d5758"/>
    </style:style>
    <style:style style:name="T258" style:family="text">
      <style:text-properties officeooo:rsid="00710e4e"/>
    </style:style>
    <style:style style:name="T259" style:family="text">
      <style:text-properties officeooo:rsid="007183dc"/>
    </style:style>
    <style:style style:name="T260" style:family="text">
      <style:text-properties officeooo:rsid="0071b67e"/>
    </style:style>
    <style:style style:name="T261" style:family="text">
      <style:text-properties officeooo:rsid="007a9d2d"/>
    </style:style>
    <style:style style:name="T262" style:family="text">
      <style:text-properties officeooo:rsid="00824253"/>
    </style:style>
    <style:style style:name="T263" style:family="text">
      <style:text-properties style:font-name="DejaVu Sans" officeooo:rsid="00824253" style:font-name-asian="Times New Roman" style:font-name-complex="Times New Roman"/>
    </style:style>
    <style:style style:name="T264" style:family="text">
      <style:text-properties officeooo:rsid="0085d070"/>
    </style:style>
    <style:style style:name="T265" style:family="text">
      <style:text-properties officeooo:rsid="00871f4e"/>
    </style:style>
    <style:style style:name="T266" style:family="text">
      <style:text-properties officeooo:rsid="008ab8be"/>
    </style:style>
    <style:style style:name="T267" style:family="text">
      <style:text-properties officeooo:rsid="001988d0"/>
    </style:style>
    <style:style style:name="T268" style:family="text">
      <style:text-properties officeooo:rsid="0006a118"/>
    </style:style>
    <style:style style:name="T269" style:family="text">
      <style:text-properties style:text-underline-style="none" officeooo:rsid="0006a118"/>
    </style:style>
    <style:style style:name="T270" style:family="text">
      <style:text-properties officeooo:rsid="000a2584"/>
    </style:style>
    <style:style style:name="T271" style:family="text">
      <style:text-properties officeooo:rsid="00131107"/>
    </style:style>
    <style:style style:name="T272" style:family="text">
      <style:text-properties officeooo:rsid="00128fc6"/>
    </style:style>
    <style:style style:name="T273" style:family="text">
      <style:text-properties fo:padding="0.049cm" fo:border="0.06pt solid #000000" style:shadow="none"/>
    </style:style>
    <style:style style:name="T274" style:family="text">
      <style:text-properties officeooo:rsid="002d6102"/>
    </style:style>
    <style:style style:name="T275" style:family="text">
      <style:text-properties officeooo:rsid="008f4712"/>
    </style:style>
    <style:style style:name="T276" style:family="text">
      <style:text-properties officeooo:rsid="002e60ec"/>
    </style:style>
    <style:style style:name="T277" style:family="text">
      <style:text-properties officeooo:rsid="002fe098"/>
    </style:style>
    <style:style style:name="T278" style:family="text">
      <style:text-properties officeooo:rsid="00305e7a"/>
    </style:style>
    <style:style style:name="T279" style:family="text">
      <style:text-properties officeooo:rsid="00983169"/>
    </style:style>
    <style:style style:name="T280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2">УДК </text:span><text:span text:style-name="T4">574.34</text:span></text:p>
      <text:p text:style-name="P2"><text:span text:style-name="T192">Динамика структурных характеристик литоральных поселений </text:span><text:span text:style-name="T18">Macoma balthica </text:span><text:span text:style-name="T192">(L., 1758) в вершине Кандалакшского залива Белого моря</text:span></text:p>
      <text:p text:style-name="P4"/>
      <text:p text:style-name="P4"><text:span text:style-name="T5">С.А. Назарова</text:span><text:span text:style-name="T20">1,2,*</text:span><text:span text:style-name="T5">, А.В. Полоскин</text:span><text:span text:style-name="T20">1,3</text:span></text:p>
      <text:p text:style-name="P5">1 – Лаборатория экологии морского бентоса (гидробиологии) СПбГДТЮ; 2 – Кафедра ихтиологии и гидробиологии СПбГУ; 3 – Кафедра зоологии беспозвоночных СПбГУ; </text:p>
      <text:p text:style-name="P19">* - e-mail: sophia.nazarova@gmail.com</text:p>
      <text:p text:style-name="P19"/>
      <text:p text:style-name="P33"><text:span text:style-name="T197">В работе представлены результаты мониторинговых исследований поселений двустворчатого мол</text:span><text:span text:style-name="T198">люска </text:span><text:span text:style-name="T9">Macoma</text:span><text:span text:style-name="T17"> </text:span><text:span text:style-name="T9">balthica</text:span><text:span text:style-name="T198"> на трех участках литорали кута Кандалакшского залива Белого моря за период 1992-20</text:span><text:span text:style-name="T199">12</text:span><text:span text:style-name="T198"> гг. </text:span>За <text:span text:style-name="T261">20</text:span> лет наблюдений было отмечено одно массовое пополнение поселений молодью (1998 г.), однако, судя по данным размерной структуры, незначительное оседание происходило ежегодно. Все три поселения характеризовались сходным характером динамики. <text:span text:style-name="T261">Для описания влияния температуры на динамику численности маком построена статистическая линейная модель, которая показала, что после относительно холодных зим обилие моллюсков в поселениях выше, чем после относительно теплых.</text:span></text:p>
      <text:p text:style-name="P40"/>
      <text:p text:style-name="P6"><text:tab/></text:p>
      <text:p text:style-name="Standard"><text:span text:style-name="T280"><text:tab/></text:span><text:span text:style-name="T130">Двустворчатый моллюск </text:span><text:span text:style-name="T131">Macoma balthica</text:span><text:span text:style-name="T130"> (L., 1758) – обычный вид на литорали Белого моря. Макома, благодаря массовости локальных скоплений и легкой доступности на литорали, - удобный модельный объект для изучения динамики поселений моллюсков </text:span><text:reference-mark-start text:name="ZOTERO_ITEM CSL_CITATION {&quot;citationID&quot;:&quot;ZgIZtQ1O&quot;,&quot;properties&quot;:{&quot;formattedCitation&quot;:&quot;{\\rtf [\\uc0\\u1052{}\\uc0\\u1072{}\\uc0\\u1082{}\\uc0\\u1089{}\\uc0\\u1080{}\\uc0\\u1084{}\\uc0\\u1086{}\\uc0\\u1074{}\\uc0\\u1080{}\\uc0\\u1095{}, \\uc0\\u1043{}\\uc0\\u1077{}\\uc0\\u1088{}\\uc0\\u1072{}\\uc0\\u1089{}\\uc0\\u1080{}\\uc0\\u1084{}\\uc0\\u1086{}\\uc0\\u1074{}\\uc0\\u1072{}, \\uc0\\u1050{}\\uc0\\u1091{}\\uc0\\u1085{}\\uc0\\u1080{}\\uc0\\u1085{}\\uc0\\u1072{}, 1991; \\uc0\\u1052{}\\uc0\\u1072{}\\uc0\\u1082{}\\uc0\\u1089{}\\uc0\\u1080{}\\uc0\\u1084{}\\uc0\\u1086{}\\uc0\\u1074{}\\uc0\\u1080{}\\uc0\\u1095{}, \\uc0\\u1050{}\\uc0\\u1091{}\\uc0\\u1085{}\\uc0\\u1080{}\\uc0\\u1085{}\\uc0\\u1072{}, 1982; \\uc0\\u1057{}\\uc0\\u1077{}\\uc0\\u1084{}\\uc0\\u1077{}\\uc0\\u1085{}\\uc0\\u1086{}\\uc0\\u1074{}\\uc0\\u1072{}, 1974; Varfolomeeva, Naumov, 2013]}&quot;,&quot;plainCitation&quot;:&quot;[Максимович, Герасимова, Кунина, 1991; Максимович, Кунина, 1982; Семенова, 1974; Varfolomeeva, Naumov, 2013]&quot;},&quot;citationItems&quot;:[{&quot;id&quot;:136,&quot;uris&quot;:[&quot;http://zotero.org/users/2233906/items/EIGWWPVS&quot;],&quot;uri&quot;:[&quot;http://zotero.org/users/2233906/items/EIGWWPVS&quot;],&quot;itemData&quot;:{&quot;id&quot;:136,&quot;type&quot;:&quot;paper-conference&quot;,&quot;title&quot;:&quot;Распределение двустворчатого моллюска Macoma balthica (L.) в некоторых губах Кандалакшского залива Белого моря&quot;,&quot;container-title&quot;:&quot;Труды ББС МГУ&quot;,&quot;page&quot;:&quot;87-102&quot;,&quot;note&quot;:&quot;bibtex: Semenova_1974&quot;,&quot;language&quot;:&quot;russian&quot;,&quot;author&quot;:[{&quot;family&quot;:&quot;Семенова&quot;,&quot;given&quot;:&quot;Н.\\:Л.&quot;}],&quot;issued&quot;:{&quot;date-parts&quot;:[[&quot;1974&quot;]]}},&quot;label&quot;:&quot;page&quot;},{&quot;id&quot;:115,&quot;uris&quot;:[&quot;http://zotero.org/users/2233906/items/JNS54FI8&quot;],&quot;uri&quot;:[&quot;http://zotero.org/users/2233906/items/JNS54FI8&quot;],&quot;itemData&quot;:{&quot;id&quot;:115,&quot;type&quot;:&quot;chapter&quot;,&quot;title&quot;:&quot;Биология шельфовых зон мирового океана, тезисы докладов&quot;,&quot;collection-number&quot;:&quot;1&quot;,&quot;publisher&quot;:&quot;Владивосток&quot;,&quot;publisher-place&quot;:&quot;Владивосток&quot;,&quot;page&quot;:&quot;148 – 150&quot;,&quot;event-place&quot;:&quot;Владивосток&quot;,&quot;note&quot;:&quot;bibtex: Maximovich_Kunina_1982&quot;,&quot;language&quot;:&quot;russian&quot;,&quot;author&quot;:[{&quot;family&quot;:&quot;Максимович&quot;,&quot;given&quot;:&quot;Н.\\:В.&quot;},{&quot;family&quot;:&quot;Кунина&quot;,&quot;given&quot;:&quot;Т.\\:А.&quot;}],&quot;issued&quot;:{&quot;date-parts&quot;:[[&quot;1982&quot;]]}},&quot;label&quot;:&quot;page&quot;},{&quot;id&quot;:113,&quot;uris&quot;:[&quot;http://zotero.org/users/2233906/items/VXQ5XUDN&quot;],&quot;uri&quot;:[&quot;http://zotero.org/users/2233906/items/VXQ5XUDN&quot;],&quot;itemData&quot;:{&quot;id&quot;:113,&quot;type&quot;:&quot;article-journal&quot;,&quot;title&quot;:&quot;Динамика структурных характеристик литоральных поселений Macoma balthica L. в губе Чупа (Белое море)&quot;,&quot;container-title&quot;:&quot;Вестник ЛГУ&quot;,&quot;page&quot;:&quot;23-31&quot;,&quot;volume&quot;:&quot;вып. 2, № 10&quot;,&quot;note&quot;:&quot;bibtex: Maximovich_et_al_1991&quot;,&quot;language&quot;:&quot;russian&quot;,&quot;author&quot;:[{&quot;family&quot;:&quot;Максимович&quot;,&quot;given&quot;:&quot;Н.\\:В.&quot;},{&quot;family&quot;:&quot;Герасимова&quot;,&quot;given&quot;:&quot;А.:\\В.&quot;},{&quot;family&quot;:&quot;Кунина&quot;,&quot;given&quot;:&quot;Т.\\:А.&quot;}],&quot;issued&quot;:{&quot;date-parts&quot;:[[&quot;1991&quot;]]}},&quot;label&quot;:&quot;page&quot;},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4ZfIevsh3l"/><text:span text:style-name="T191">[Максимович, Герасимова, Кунина, 1991; Максимович, Кунина, 1982; Семенова, 1974; Varfolomeeva, Naumov, 2013]</text:span><text:reference-mark-end text:name="ZOTERO_ITEM CSL_CITATION {&quot;citationID&quot;:&quot;ZgIZtQ1O&quot;,&quot;properties&quot;:{&quot;formattedCitation&quot;:&quot;{\\rtf [\\uc0\\u1052{}\\uc0\\u1072{}\\uc0\\u1082{}\\uc0\\u1089{}\\uc0\\u1080{}\\uc0\\u1084{}\\uc0\\u1086{}\\uc0\\u1074{}\\uc0\\u1080{}\\uc0\\u1095{}, \\uc0\\u1043{}\\uc0\\u1077{}\\uc0\\u1088{}\\uc0\\u1072{}\\uc0\\u1089{}\\uc0\\u1080{}\\uc0\\u1084{}\\uc0\\u1086{}\\uc0\\u1074{}\\uc0\\u1072{}, \\uc0\\u1050{}\\uc0\\u1091{}\\uc0\\u1085{}\\uc0\\u1080{}\\uc0\\u1085{}\\uc0\\u1072{}, 1991; \\uc0\\u1052{}\\uc0\\u1072{}\\uc0\\u1082{}\\uc0\\u1089{}\\uc0\\u1080{}\\uc0\\u1084{}\\uc0\\u1086{}\\uc0\\u1074{}\\uc0\\u1080{}\\uc0\\u1095{}, \\uc0\\u1050{}\\uc0\\u1091{}\\uc0\\u1085{}\\uc0\\u1080{}\\uc0\\u1085{}\\uc0\\u1072{}, 1982; \\uc0\\u1057{}\\uc0\\u1077{}\\uc0\\u1084{}\\uc0\\u1077{}\\uc0\\u1085{}\\uc0\\u1086{}\\uc0\\u1074{}\\uc0\\u1072{}, 1974; Varfolomeeva, Naumov, 2013]}&quot;,&quot;plainCitation&quot;:&quot;[Максимович, Герасимова, Кунина, 1991; Максимович, Кунина, 1982; Семенова, 1974; Varfolomeeva, Naumov, 2013]&quot;},&quot;citationItems&quot;:[{&quot;id&quot;:136,&quot;uris&quot;:[&quot;http://zotero.org/users/2233906/items/EIGWWPVS&quot;],&quot;uri&quot;:[&quot;http://zotero.org/users/2233906/items/EIGWWPVS&quot;],&quot;itemData&quot;:{&quot;id&quot;:136,&quot;type&quot;:&quot;paper-conference&quot;,&quot;title&quot;:&quot;Распределение двустворчатого моллюска Macoma balthica (L.) в некоторых губах Кандалакшского залива Белого моря&quot;,&quot;container-title&quot;:&quot;Труды ББС МГУ&quot;,&quot;page&quot;:&quot;87-102&quot;,&quot;note&quot;:&quot;bibtex: Semenova_1974&quot;,&quot;language&quot;:&quot;russian&quot;,&quot;author&quot;:[{&quot;family&quot;:&quot;Семенова&quot;,&quot;given&quot;:&quot;Н.\\:Л.&quot;}],&quot;issued&quot;:{&quot;date-parts&quot;:[[&quot;1974&quot;]]}},&quot;label&quot;:&quot;page&quot;},{&quot;id&quot;:115,&quot;uris&quot;:[&quot;http://zotero.org/users/2233906/items/JNS54FI8&quot;],&quot;uri&quot;:[&quot;http://zotero.org/users/2233906/items/JNS54FI8&quot;],&quot;itemData&quot;:{&quot;id&quot;:115,&quot;type&quot;:&quot;chapter&quot;,&quot;title&quot;:&quot;Биология шельфовых зон мирового океана, тезисы докладов&quot;,&quot;collection-number&quot;:&quot;1&quot;,&quot;publisher&quot;:&quot;Владивосток&quot;,&quot;publisher-place&quot;:&quot;Владивосток&quot;,&quot;page&quot;:&quot;148 – 150&quot;,&quot;event-place&quot;:&quot;Владивосток&quot;,&quot;note&quot;:&quot;bibtex: Maximovich_Kunina_1982&quot;,&quot;language&quot;:&quot;russian&quot;,&quot;author&quot;:[{&quot;family&quot;:&quot;Максимович&quot;,&quot;given&quot;:&quot;Н.\\:В.&quot;},{&quot;family&quot;:&quot;Кунина&quot;,&quot;given&quot;:&quot;Т.\\:А.&quot;}],&quot;issued&quot;:{&quot;date-parts&quot;:[[&quot;1982&quot;]]}},&quot;label&quot;:&quot;page&quot;},{&quot;id&quot;:113,&quot;uris&quot;:[&quot;http://zotero.org/users/2233906/items/VXQ5XUDN&quot;],&quot;uri&quot;:[&quot;http://zotero.org/users/2233906/items/VXQ5XUDN&quot;],&quot;itemData&quot;:{&quot;id&quot;:113,&quot;type&quot;:&quot;article-journal&quot;,&quot;title&quot;:&quot;Динамика структурных характеристик литоральных поселений Macoma balthica L. в губе Чупа (Белое море)&quot;,&quot;container-title&quot;:&quot;Вестник ЛГУ&quot;,&quot;page&quot;:&quot;23-31&quot;,&quot;volume&quot;:&quot;вып. 2, № 10&quot;,&quot;note&quot;:&quot;bibtex: Maximovich_et_al_1991&quot;,&quot;language&quot;:&quot;russian&quot;,&quot;author&quot;:[{&quot;family&quot;:&quot;Максимович&quot;,&quot;given&quot;:&quot;Н.\\:В.&quot;},{&quot;family&quot;:&quot;Герасимова&quot;,&quot;given&quot;:&quot;А.:\\В.&quot;},{&quot;family&quot;:&quot;Кунина&quot;,&quot;given&quot;:&quot;Т.\\:А.&quot;}],&quot;issued&quot;:{&quot;date-parts&quot;:[[&quot;1991&quot;]]}},&quot;label&quot;:&quot;page&quot;},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4ZfIevsh3l"/><text:span text:style-name="T130">. Кроме того, для многих видов рыб и птиц Белого моря </text:span><text:span text:style-name="T131">M. balthica </text:span><text:span text:style-name="T130">является важным кормовым объектом </text:span><text:reference-mark-start text:name="ZOTERO_ITEM CSL_CITATION {&quot;citationID&quot;:&quot;25k1ssoo5g&quot;,&quot;properties&quot;:{&quot;formattedCitation&quot;:&quot;{\\rtf [\\uc0\\u1040{}\\uc0\\u1079{}\\uc0\\u1072{}\\uc0\\u1088{}\\uc0\\u1086{}\\uc0\\u1074{}, 1963; \\uc0\\u1043{}\\uc0\\u1086{}\\uc0\\u1083{}\\uc0\\u1100{}\\uc0\\u1094{}\\uc0\\u1077{}\\uc0\\u1074{}, \\uc0\\u1055{}\\uc0\\u1086{}\\uc0\\u1083{}\\uc0\\u1086{}\\uc0\\u1079{}\\uc0\\u1086{}\\uc0\\u1074{}, \\uc0\\u1055{}\\uc0\\u1086{}\\uc0\\u1083{}\\uc0\\u1086{}\\uc0\\u1089{}\\uc0\\u1082{}\\uc0\\u1080{}\\uc0\\u1085{}, 1997; \\uc0\\u1055{}\\uc0\\u1077{}\\uc0\\u1088{}\\uc0\\u1094{}\\uc0\\u1086{}\\uc0\\u1074{}, 1963]}&quot;,&quot;plainCitation&quot;:&quot;[Азаров, 1963; Гольцев, Полозов, Полоскин, 1997; Перцов, 1963]&quot;},&quot;citationItems&quot;:[{&quot;id&quot;:68,&quot;uris&quot;:[&quot;http://zotero.org/users/2233906/items/F5JFD8RA&quot;],&quot;uri&quot;:[&quot;http://zotero.org/users/2233906/items/F5JFD8RA&quot;],&quot;itemData&quot;:{&quot;id&quot;:68,&quot;type&quot;:&quot;paper-conference&quot;,&quot;title&quot;:&quot;Питание рыб на литорали островов Ряжкова и Лодейного в Белом море (Кандалакшский залив)&quot;,&quot;container-title&quot;:&quot;Труды ББС МГУ — Труды Кандалакшского государственного заповедника&quot;,&quot;publisher&quot;:&quot;ББС МГУ, КГЗ&quot;,&quot;publisher-place&quot;:&quot;Воронеж&quot;,&quot;page&quot;:&quot;35 – 53&quot;,&quot;volume&quot;:&quot;2&quot;,&quot;event-place&quot;:&quot;Воронеж&quot;,&quot;note&quot;:&quot;bibtex: Azarov_1963&quot;,&quot;language&quot;:&quot;russian&quot;,&quot;author&quot;:[{&quot;family&quot;:&quot;Азаров&quot;,&quot;given&quot;:&quot;В.\\:В.&quot;}],&quot;issued&quot;:{&quot;date-parts&quot;:[[&quot;1963&quot;]]}},&quot;label&quot;:&quot;page&quot;},{&quot;id&quot;:129,&quot;uris&quot;:[&quot;http://zotero.org/users/2233906/items/HF9F6MMT&quot;],&quot;uri&quot;:[&quot;http://zotero.org/users/2233906/items/HF9F6MMT&quot;],&quot;itemData&quot;:{&quot;id&quot;:129,&quot;type&quot;:&quot;paper-conference&quot;,&quot;title&quot;:&quot;Некоторые данные о питании птиц, населяющих острова Северного архипелага Кандалакшского заповедника&quot;,&quot;container-title&quot;:&quot;Труды ББС МГУ – Труды Кандалакшского государственного заповедника&quot;,&quot;publisher&quot;:&quot;ББС МГУ, КГЗ&quot;,&quot;publisher-place&quot;:&quot;Воронеж&quot;,&quot;page&quot;:&quot;29 – 34&quot;,&quot;volume&quot;:&quot;2&quot;,&quot;event-place&quot;:&quot;Воронеж&quot;,&quot;note&quot;:&quot;bibtex: Percov_1963&quot;,&quot;language&quot;:&quot;russian&quot;,&quot;author&quot;:[{&quot;family&quot;:&quot;Перцов&quot;,&quot;given&quot;:&quot;Н.\\:А.&quot;}],&quot;issued&quot;:{&quot;date-parts&quot;:[[&quot;1963&quot;]]}},&quot;label&quot;:&quot;page&quot;},{&quot;id&quot;:84,&quot;uris&quot;:[&quot;http://zotero.org/users/2233906/items/BNXK9E6H&quot;],&quot;uri&quot;:[&quot;http://zotero.org/users/2233906/items/BNXK9E6H&quot;],&quot;itemData&quot;:{&quot;id&quot;:84,&quot;type&quot;:&quot;article-journal&quot;,&quot;title&quot;:&quot;К вопросу об избирательности питания речной камбалы Pleuronectes flessus на литорали Кандалакшского залива Белого моря&quot;,&quot;container-title&quot;:&quot;Аничковский вестник&quot;,&quot;page&quot;:&quot;9 – 22&quot;,&quot;volume&quot;:&quot;1&quot;,&quot;note&quot;:&quot;bibtex: Golcev_et_al_1997&quot;,&quot;language&quot;:&quot;russian&quot;,&quot;author&quot;:[{&quot;family&quot;:&quot;Гольцев&quot;,&quot;given&quot;:&quot;Н.\\:А.&quot;},{&quot;family&quot;:&quot;Полозов&quot;,&quot;given&quot;:&quot;Ю.\\:С.&quot;},{&quot;family&quot;:&quot;Полоскин&quot;,&quot;given&quot;:&quot;Алексей Валерьевич&quot;}],&quot;issued&quot;:{&quot;date-parts&quot;:[[&quot;1997&quot;]]}},&quot;label&quot;:&quot;page&quot;}],&quot;schema&quot;:&quot;https://github.com/citation-style-language/schema/raw/master/csl-citation.json&quot;} RND2UI8eUTw3X"/><text:span text:style-name="T191">[Азаров, 1963; Гольцев, Полозов, Полоскин, 1997; Перцов, 1963]</text:span><text:reference-mark-end text:name="ZOTERO_ITEM CSL_CITATION {&quot;citationID&quot;:&quot;25k1ssoo5g&quot;,&quot;properties&quot;:{&quot;formattedCitation&quot;:&quot;{\\rtf [\\uc0\\u1040{}\\uc0\\u1079{}\\uc0\\u1072{}\\uc0\\u1088{}\\uc0\\u1086{}\\uc0\\u1074{}, 1963; \\uc0\\u1043{}\\uc0\\u1086{}\\uc0\\u1083{}\\uc0\\u1100{}\\uc0\\u1094{}\\uc0\\u1077{}\\uc0\\u1074{}, \\uc0\\u1055{}\\uc0\\u1086{}\\uc0\\u1083{}\\uc0\\u1086{}\\uc0\\u1079{}\\uc0\\u1086{}\\uc0\\u1074{}, \\uc0\\u1055{}\\uc0\\u1086{}\\uc0\\u1083{}\\uc0\\u1086{}\\uc0\\u1089{}\\uc0\\u1082{}\\uc0\\u1080{}\\uc0\\u1085{}, 1997; \\uc0\\u1055{}\\uc0\\u1077{}\\uc0\\u1088{}\\uc0\\u1094{}\\uc0\\u1086{}\\uc0\\u1074{}, 1963]}&quot;,&quot;plainCitation&quot;:&quot;[Азаров, 1963; Гольцев, Полозов, Полоскин, 1997; Перцов, 1963]&quot;},&quot;citationItems&quot;:[{&quot;id&quot;:68,&quot;uris&quot;:[&quot;http://zotero.org/users/2233906/items/F5JFD8RA&quot;],&quot;uri&quot;:[&quot;http://zotero.org/users/2233906/items/F5JFD8RA&quot;],&quot;itemData&quot;:{&quot;id&quot;:68,&quot;type&quot;:&quot;paper-conference&quot;,&quot;title&quot;:&quot;Питание рыб на литорали островов Ряжкова и Лодейного в Белом море (Кандалакшский залив)&quot;,&quot;container-title&quot;:&quot;Труды ББС МГУ — Труды Кандалакшского государственного заповедника&quot;,&quot;publisher&quot;:&quot;ББС МГУ, КГЗ&quot;,&quot;publisher-place&quot;:&quot;Воронеж&quot;,&quot;page&quot;:&quot;35 – 53&quot;,&quot;volume&quot;:&quot;2&quot;,&quot;event-place&quot;:&quot;Воронеж&quot;,&quot;note&quot;:&quot;bibtex: Azarov_1963&quot;,&quot;language&quot;:&quot;russian&quot;,&quot;author&quot;:[{&quot;family&quot;:&quot;Азаров&quot;,&quot;given&quot;:&quot;В.\\:В.&quot;}],&quot;issued&quot;:{&quot;date-parts&quot;:[[&quot;1963&quot;]]}},&quot;label&quot;:&quot;page&quot;},{&quot;id&quot;:129,&quot;uris&quot;:[&quot;http://zotero.org/users/2233906/items/HF9F6MMT&quot;],&quot;uri&quot;:[&quot;http://zotero.org/users/2233906/items/HF9F6MMT&quot;],&quot;itemData&quot;:{&quot;id&quot;:129,&quot;type&quot;:&quot;paper-conference&quot;,&quot;title&quot;:&quot;Некоторые данные о питании птиц, населяющих острова Северного архипелага Кандалакшского заповедника&quot;,&quot;container-title&quot;:&quot;Труды ББС МГУ – Труды Кандалакшского государственного заповедника&quot;,&quot;publisher&quot;:&quot;ББС МГУ, КГЗ&quot;,&quot;publisher-place&quot;:&quot;Воронеж&quot;,&quot;page&quot;:&quot;29 – 34&quot;,&quot;volume&quot;:&quot;2&quot;,&quot;event-place&quot;:&quot;Воронеж&quot;,&quot;note&quot;:&quot;bibtex: Percov_1963&quot;,&quot;language&quot;:&quot;russian&quot;,&quot;author&quot;:[{&quot;family&quot;:&quot;Перцов&quot;,&quot;given&quot;:&quot;Н.\\:А.&quot;}],&quot;issued&quot;:{&quot;date-parts&quot;:[[&quot;1963&quot;]]}},&quot;label&quot;:&quot;page&quot;},{&quot;id&quot;:84,&quot;uris&quot;:[&quot;http://zotero.org/users/2233906/items/BNXK9E6H&quot;],&quot;uri&quot;:[&quot;http://zotero.org/users/2233906/items/BNXK9E6H&quot;],&quot;itemData&quot;:{&quot;id&quot;:84,&quot;type&quot;:&quot;article-journal&quot;,&quot;title&quot;:&quot;К вопросу об избирательности питания речной камбалы Pleuronectes flessus на литорали Кандалакшского залива Белого моря&quot;,&quot;container-title&quot;:&quot;Аничковский вестник&quot;,&quot;page&quot;:&quot;9 – 22&quot;,&quot;volume&quot;:&quot;1&quot;,&quot;note&quot;:&quot;bibtex: Golcev_et_al_1997&quot;,&quot;language&quot;:&quot;russian&quot;,&quot;author&quot;:[{&quot;family&quot;:&quot;Гольцев&quot;,&quot;given&quot;:&quot;Н.\\:А.&quot;},{&quot;family&quot;:&quot;Полозов&quot;,&quot;given&quot;:&quot;Ю.\\:С.&quot;},{&quot;family&quot;:&quot;Полоскин&quot;,&quot;given&quot;:&quot;Алексей Валерьевич&quot;}],&quot;issued&quot;:{&quot;date-parts&quot;:[[&quot;1997&quot;]]}},&quot;label&quot;:&quot;page&quot;}],&quot;schema&quot;:&quot;https://github.com/citation-style-language/schema/raw/master/csl-citation.json&quot;} RND2UI8eUTw3X"/><text:span text:style-name="T130">, поэтому этим представляется актуальной возможность прогнозирования обилия данного вида. Основой для этого является анализ динамики локальных популяций.</text:span></text:p>
      <text:p text:style-name="P57"><text:soft-page-break/><text:span text:style-name="T30"><text:tab/>В связи с этим в 1992 г. в районе Лувеньгского архипелага (Кандалакшский государственный природный заповедник) были заложены три мониторинговых участка для наблюдений за поселениями данного вида. Цель настоящей работы состоит в изучении структуры локальных поселений </text:span><text:span text:style-name="T65">Macoma</text:span><text:span text:style-name="T66"> </text:span><text:span text:style-name="T65">balthica</text:span><text:span text:style-name="T30"> на литорали Кандалакшского залива Белого моря.</text:span></text:p>
      <text:p text:style-name="P60">Материал и методы</text:p>
      <text:p text:style-name="P61">Исследования проводились в июле-августе 1992-2012 гг. в ходе экспедиционных работ Группы исследований прибрежных сообществ Лаборатории экологии морского бентоса (ЭБЦ «Крестовский остров», СПбГДТЮ).</text:p>
      <text:p text:style-name="P62"><text:span text:style-name="T69">Нами б</text:span><text:span text:style-name="T30">ыли изучены литоральные поселения </text:span><text:span text:style-name="T66">M. balthica</text:span><text:span text:style-name="T30"> на трех участках, расположенных на расстоянии до 1</text:span><text:span text:style-name="T64">.</text:span><text:span text:style-name="T30">5 км друг от друга: в Илистой губе острова Горелого, в эстуарии реки Лувеньги и на материковой литорали к югу от поселка Лувеньга (рис.1).</text:span></text:p>
      <text:p text:style-name="P52"><text:span text:style-name="T5">Остров Горелый. </text:span>Ширина литорали в Илистой губе острова Горелый составляет 24 м. Верхняя часть литорали представляет собой гравийную россыпь, выходящую на приморский луг. Ниже следует илисто-песчаный пляж с редкими некрупными камнями, на котором расположено разреженное поселение <text:span text:style-name="T10">Arenicola marina</text:span>. На расстоянии 15 м от линии штормовых выбросов появляются редкие вкрапления фукоидов, и увеличивается количество мелких камней, но в грунте еще преобладают илистые и песчаные фракции. В данной зоне увеличивается плотность поселения пескожилов. Ниже на литорали, в полосе 17-21 м от штормовых выбросов располагается валунная гряда с поясом фукоидов. В данной зоне пробы отбирались на участках, не закрытых талломами водорослей. У нуля глубин грунт также илисто-песчаный, а плотность поселения <text:span text:style-name="T10">Arenicola marina </text:span>увеличивается относительно среднего горизонта литорали.</text:p>
      <text:p text:style-name="P52"><text:soft-page-break/><text:span text:style-name="T5">Эстуарий р. Лувеньги.</text:span> Ширина литорали в эстуарии реки Лувеньги составляет 500 м. На всем протяжении это однородный, и практически горизонтальный илисто-песчаный пляж с плотным поселением пескожилов. Здесь пробы отбирали на расстоянии 350 метров от линии штормовых выбросов, на нижнем горизонте литорали.</text:p>
      <text:p text:style-name="P52"><text:span text:style-name="T5">Материковая литораль.</text:span> Здесь отмечено наибольшее разнообразие биотопов. Первые 10 м литорали - гравийно-мелковалунная осыпь со значительным уклоном. Ниже располагается пологий пляж с илистым песком. В этом биотопе отмечены отдельные выбросы пескожилов <text:span text:style-name="T10">Arenicola marina</text:span> и кое-где тонкие маты зеленых водорослей. На расстоянии 19 м от штормовых выбросов пляж ограничен валунной грядой. Далее следует валунная россыпь с плотными поселениями фукоидов. Постепенно россыпь разреживается и между валунами появляются окна илисто-песчаного грунта. Плотность пояса фукоидов также постепенно уменьшается, и к 37 м от штормовых выбросов фукоиды и валуны практически полностью исчезают. Ниже располагается следующий хорошо различимый биотоп – пояс взморника <text:span text:style-name="T10">Zostera marina</text:span>. Сплошные (проективное покрытие около 100%) заросли этих растений на илисто-песчаном грунте простираются до 59 м от штормовых выбросов. Помимо взморника, здесь отмечено большое количество зеленых водорослей с прикрепляющейся на них молодью мидий <text:span text:style-name="T10">Mytilus edulis</text:span>. Нижняя часть участка (59-72 м) осушается только в сизигийный отлив. Илисто-песчаный пляж данного биотопа служит местом обитания пескожилов и большого количества <text:span text:style-name="T8">Mytilus</text:span><text:span text:style-name="T10"> </text:span><text:span text:style-name="T8">edulis</text:span>, формирующих здесь небольшие агрегации.</text:p>
      <text:p text:style-name="P62"><text:span text:style-name="T30">На всех участках пробы располагали вдоль трансекты от верхнего до нижнего горизонта литорали. При этом количество проб в каждом биотопе было пропорционально площади этого биотопа. Разовая выборка составляла от 3 до 20 проб с участка (табл. 1). Сборы проводили пробоотборником площадью захвата 1/30 м</text:span><text:span text:style-name="T21">2</text:span><text:span text:style-name="T30">. В части сборов три пробы </text:span><text:soft-page-break/><text:span text:style-name="T30">площадью 1/30 м</text:span><text:span text:style-name="T21">2</text:span><text:span text:style-name="T30"> объединяли, и обрабатывали как одну пробу площадью 1/10 м</text:span><text:span text:style-name="T21">2</text:span><text:span text:style-name="T30">. Грунт выбирали до глубины 5 см и промывали на сите с диаметром ячеи 1 мм. В дальнейшем, из проб выбирали всех особей </text:span><text:span text:style-name="T66">M. balthica</text:span><text:span text:style-name="T30"> и измеряли длину раковины с точностью до 0,1 мм. По данным выборки в каждый момент наблюдений определяли размерную структуру и плотность поселения </text:span><text:span text:style-name="T66">M. </text:span><text:span text:style-name="T67">b</text:span><text:span text:style-name="T66">althica</text:span><text:span text:style-name="T30">.</text:span></text:p>
      <text:p text:style-name="P61"/>
      <text:p text:style-name="P9">Таблица 1. Характеристика материала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0">участок </text:p>
          </table:table-cell>
          <table:table-cell table:style-name="Таблица1.A1" office:value-type="string">
            <text:p text:style-name="P10">годы наблюдения </text:p>
          </table:table-cell>
          <table:table-cell table:style-name="Таблица1.A1" office:value-type="string">
            <text:p text:style-name="P10">обследованные горизонты литорали </text:p>
          </table:table-cell>
          <table:table-cell table:style-name="Таблица1.A1" office:value-type="string">
            <text:p text:style-name="P10">количество проб в однократной съемке </text:p>
          </table:table-cell>
          <table:table-cell table:style-name="Таблица1.E1" office:value-type="string">
            <text:p text:style-name="P10">площадь пробоотборника <text:s/></text:p>
          </table:table-cell>
        </table:table-row>
        <table:table-row>
          <table:table-cell table:style-name="Таблица1.A2" office:value-type="string">
            <text:p text:style-name="P10">о. Горелый Лувеньгских шхер </text:p>
          </table:table-cell>
          <table:table-cell table:style-name="Таблица1.A2" office:value-type="string">
            <text:p text:style-name="P10"><text:s/>1992 - 2012 </text:p>
          </table:table-cell>
          <table:table-cell table:style-name="Таблица1.A2" office:value-type="string">
            <text:p text:style-name="P10"><text:s/>ВГЛ, СГЛ, НГЛ </text:p>
          </table:table-cell>
          <table:table-cell table:style-name="Таблица1.A2" office:value-type="string">
            <text:p text:style-name="P10">4-12</text:p>
          </table:table-cell>
          <table:table-cell table:style-name="Таблица1.E2" office:value-type="string">
            <text:p text:style-name="P10">1/30, 1/10</text:p>
          </table:table-cell>
        </table:table-row>
        <table:table-row>
          <table:table-cell table:style-name="Таблица1.A2" office:value-type="string">
            <text:p text:style-name="P10">Лувеньга, материковая литораль </text:p>
          </table:table-cell>
          <table:table-cell table:style-name="Таблица1.A2" office:value-type="string">
            <text:p text:style-name="P10">1992-2000, 2002, 2004 </text:p>
          </table:table-cell>
          <table:table-cell table:style-name="Таблица1.A2" office:value-type="string">
            <text:p text:style-name="P10"><text:s/>ВГЛ, СГЛ, НГЛ </text:p>
          </table:table-cell>
          <table:table-cell table:style-name="Таблица1.A2" office:value-type="string">
            <text:p text:style-name="P10"><text:s/>12-20 </text:p>
          </table:table-cell>
          <table:table-cell table:style-name="Таблица1.E2" office:value-type="string">
            <text:p text:style-name="P10">1/30</text:p>
          </table:table-cell>
        </table:table-row>
        <table:table-row>
          <table:table-cell table:style-name="Таблица1.A2" office:value-type="string">
            <text:p text:style-name="P10">Эстуарий р. Лувеньги </text:p>
          </table:table-cell>
          <table:table-cell table:style-name="Таблица1.A2" office:value-type="string">
            <text:p text:style-name="P10"><text:s/>1992 - 2012 </text:p>
          </table:table-cell>
          <table:table-cell table:style-name="Таблица1.A2" office:value-type="string">
            <text:p text:style-name="P10"><text:s/>СГЛ</text:p>
          </table:table-cell>
          <table:table-cell table:style-name="Таблица1.A2" office:value-type="string">
            <text:p text:style-name="P10">3</text:p>
          </table:table-cell>
          <table:table-cell table:style-name="Таблица1.E2" office:value-type="string">
            <text:p text:style-name="P10">1/10</text:p>
          </table:table-cell>
        </table:table-row>
      </table:table>
      <text:p text:style-name="P34"><text:span text:style-name="T30">Примечание: </text:span><text:span text:style-name="T35">ВГЛ — верхний горизонт литорали, СГЛ — средний горизонт литорали, НГЛ — нижний горизонт литоарли</text:span></text:p>
      <text:p text:style-name="P41"/>
      <text:p text:style-name="P55"><text:span text:style-name="T37">Статистическую обработку проводили в среде R</text:span><text:reference-mark-start text:name="ZOTERO_ITEM CSL_CITATION {&quot;citationID&quot;:&quot;Tp6lO6FJ&quot;,&quot;properties&quot;:{&quot;formattedCitation&quot;:&quot;[R Core Team, 2014]&quot;,&quot;plainCitation&quot;:&quot;[R Core Team, 2014]&quot;},&quot;citationItems&quot;:[{&quot;id&quot;:45,&quot;uris&quot;:[&quot;http://zotero.org/users/2233906/items/7VJRH726&quot;],&quot;uri&quot;:[&quot;http://zotero.org/users/2233906/items/7VJRH726&quot;],&quot;itemData&quot;:{&quot;id&quot;:45,&quot;type&quot;:&quot;book&quot;,&quot;title&quot;:&quot;R: A Language and Environment for Statistical Computing&quot;,&quot;publisher&quot;:&quot;R Foundation for Statistical Computing&quot;,&quot;publisher-place&quot;:&quot;Vienna, Austria&quot;,&quot;event-place&quot;:&quot;Vienna, Austria&quot;,&quot;URL&quot;:&quot;http://www.R-project.org/&quot;,&quot;note&quot;:&quot;bibtex: R_2014&quot;,&quot;language&quot;:&quot;english&quot;,&quot;author&quot;:[{&quot;literal&quot;:&quot;R Core Team&quot;}],&quot;issued&quot;:{&quot;date-parts&quot;:[[&quot;2014&quot;]]}}}],&quot;schema&quot;:&quot;https://github.com/citation-style-language/schema/raw/master/csl-citation.json&quot;} RNDItSHkV4v5z"/><text:span text:style-name="T37">[R Core Team, 2014]</text:span><text:reference-mark-end text:name="ZOTERO_ITEM CSL_CITATION {&quot;citationID&quot;:&quot;Tp6lO6FJ&quot;,&quot;properties&quot;:{&quot;formattedCitation&quot;:&quot;[R Core Team, 2014]&quot;,&quot;plainCitation&quot;:&quot;[R Core Team, 2014]&quot;},&quot;citationItems&quot;:[{&quot;id&quot;:45,&quot;uris&quot;:[&quot;http://zotero.org/users/2233906/items/7VJRH726&quot;],&quot;uri&quot;:[&quot;http://zotero.org/users/2233906/items/7VJRH726&quot;],&quot;itemData&quot;:{&quot;id&quot;:45,&quot;type&quot;:&quot;book&quot;,&quot;title&quot;:&quot;R: A Language and Environment for Statistical Computing&quot;,&quot;publisher&quot;:&quot;R Foundation for Statistical Computing&quot;,&quot;publisher-place&quot;:&quot;Vienna, Austria&quot;,&quot;event-place&quot;:&quot;Vienna, Austria&quot;,&quot;URL&quot;:&quot;http://www.R-project.org/&quot;,&quot;note&quot;:&quot;bibtex: R_2014&quot;,&quot;language&quot;:&quot;english&quot;,&quot;author&quot;:[{&quot;literal&quot;:&quot;R Core Team&quot;}],&quot;issued&quot;:{&quot;date-parts&quot;:[[&quot;2014&quot;]]}}}],&quot;schema&quot;:&quot;https://github.com/citation-style-language/schema/raw/master/csl-citation.json&quot;} RNDItSHkV4v5z"/><text:span text:style-name="T37">. </text:span><text:span text:style-name="T38">Для оценки обилия использовали средние значения. Для средних в тексте везде приводится точность учета (относительная ошибка) в процентах. </text:span><text:span text:style-name="T39">Сравнение средних проводили с помощью <text:s/></text:span><text:span text:style-name="T40">критерия Манна-Уитни.</text:span><text:span text:style-name="T38"> </text:span><text:span text:style-name="T41">Множественное сравнение средних проводили с помощью непараметрического критерия Краскел-Уоллиса </text:span><text:reference-mark-start text:name="ZOTERO_ITEM CSL_CITATION {&quot;citationID&quot;:&quot;F1Cb4Tlb&quot;,&quot;properties&quot;:{&quot;formattedCitation&quot;:&quot;[Hollander, Wolfe, Chicken, 2013]&quot;,&quot;plainCitation&quot;:&quot;[Hollander, Wolfe, Chicken, 2013]&quot;},&quot;citationItems&quot;:[{&quot;id&quot;:516,&quot;uris&quot;:[&quot;http://zotero.org/users/2233906/items/5HHQIPCU&quot;],&quot;uri&quot;:[&quot;http://zotero.org/users/2233906/items/5HHQIPCU&quot;],&quot;itemData&quot;:{&quot;id&quot;:516,&quot;type&quot;:&quot;book&quot;,&quot;title&quot;:&quot;Nonparametric statistical methods&quot;,&quot;publisher&quot;:&quot;John Wiley &amp; Sons&quot;,&quot;number-of-pages&quot;:&quot;848&quot;,&quot;edition&quot;:&quot;3&quot;,&quot;source&quot;:&quot;Google Scholar&quot;,&quot;URL&quot;:&quot;http://books.google.com/books?hl=ru&amp;lr=&amp;id=Y5s3AgAAQBAJ&amp;oi=fnd&amp;pg=PT9&amp;dq=Myles+Hollander+and+Douglas+A.+Wolfe+(1973),+Nonparametric+Statistical+Methods&amp;ots=aYi-f35juO&amp;sig=j_BwieU-tFeGhoEyGuz31KxBNmc&quot;,&quot;note&quot;:&quot;bibtex: Hollander_et_al_2013&quot;,&quot;language&quot;:&quot;english&quot;,&quot;author&quot;:[{&quot;family&quot;:&quot;Hollander&quot;,&quot;given&quot;:&quot;Myles&quot;},{&quot;family&quot;:&quot;Wolfe&quot;,&quot;given&quot;:&quot;Douglas A.&quot;},{&quot;family&quot;:&quot;Chicken&quot;,&quot;given&quot;:&quot;Eric&quot;}],&quot;issued&quot;:{&quot;date-parts&quot;:[[&quot;2013&quot;]]},&quot;accessed&quot;:{&quot;date-parts&quot;:[[&quot;2015&quot;,2,17]]}}}],&quot;schema&quot;:&quot;https://github.com/citation-style-language/schema/raw/master/csl-citation.json&quot;} RND1CWg6Riv1W"/><text:span text:style-name="T41">[Hollander, Wolfe, Chicken, </text:span><text:soft-page-break/><text:span text:style-name="T41">2013]</text:span><text:reference-mark-end text:name="ZOTERO_ITEM CSL_CITATION {&quot;citationID&quot;:&quot;F1Cb4Tlb&quot;,&quot;properties&quot;:{&quot;formattedCitation&quot;:&quot;[Hollander, Wolfe, Chicken, 2013]&quot;,&quot;plainCitation&quot;:&quot;[Hollander, Wolfe, Chicken, 2013]&quot;},&quot;citationItems&quot;:[{&quot;id&quot;:516,&quot;uris&quot;:[&quot;http://zotero.org/users/2233906/items/5HHQIPCU&quot;],&quot;uri&quot;:[&quot;http://zotero.org/users/2233906/items/5HHQIPCU&quot;],&quot;itemData&quot;:{&quot;id&quot;:516,&quot;type&quot;:&quot;book&quot;,&quot;title&quot;:&quot;Nonparametric statistical methods&quot;,&quot;publisher&quot;:&quot;John Wiley &amp; Sons&quot;,&quot;number-of-pages&quot;:&quot;848&quot;,&quot;edition&quot;:&quot;3&quot;,&quot;source&quot;:&quot;Google Scholar&quot;,&quot;URL&quot;:&quot;http://books.google.com/books?hl=ru&amp;lr=&amp;id=Y5s3AgAAQBAJ&amp;oi=fnd&amp;pg=PT9&amp;dq=Myles+Hollander+and+Douglas+A.+Wolfe+(1973),+Nonparametric+Statistical+Methods&amp;ots=aYi-f35juO&amp;sig=j_BwieU-tFeGhoEyGuz31KxBNmc&quot;,&quot;note&quot;:&quot;bibtex: Hollander_et_al_2013&quot;,&quot;language&quot;:&quot;english&quot;,&quot;author&quot;:[{&quot;family&quot;:&quot;Hollander&quot;,&quot;given&quot;:&quot;Myles&quot;},{&quot;family&quot;:&quot;Wolfe&quot;,&quot;given&quot;:&quot;Douglas A.&quot;},{&quot;family&quot;:&quot;Chicken&quot;,&quot;given&quot;:&quot;Eric&quot;}],&quot;issued&quot;:{&quot;date-parts&quot;:[[&quot;2013&quot;]]},&quot;accessed&quot;:{&quot;date-parts&quot;:[[&quot;2015&quot;,2,17]]}}}],&quot;schema&quot;:&quot;https://github.com/citation-style-language/schema/raw/master/csl-citation.json&quot;} RND1CWg6Riv1W"/><text:span text:style-name="T42">. </text:span><text:span text:style-name="T43">Для проверки гипотезы о синхронности двух рядов строили матрицу эвклидовых расстояний для каждого ряда <text:s/>средних численностей маком, после чего попарно сравнивали полученные матрицы с помощью </text:span><text:span text:style-name="T44">частных</text:span><text:span text:style-name="T43"> корреляций Мантеля </text:span><text:reference-mark-start text:name="ZOTERO_ITEM CSL_CITATION {&quot;citationID&quot;:&quot;S1IBtntl&quot;,&quot;properties&quot;:{&quot;formattedCitation&quot;:&quot;[Legendre, Legendre, 2012]&quot;,&quot;plainCitation&quot;:&quot;[Legendre, Legendre, 2012]&quot;},&quot;citationItems&quot;:[{&quot;id&quot;:597,&quot;uris&quot;:[&quot;http://zotero.org/users/2233906/items/QTEU2DH6&quot;],&quot;uri&quot;:[&quot;http://zotero.org/users/2233906/items/QTEU2DH6&quot;],&quot;itemData&quot;:{&quot;id&quot;:597,&quot;type&quot;:&quot;book&quot;,&quot;title&quot;:&quot;Numerical ecology&quot;,&quot;publisher&quot;:&quot;Elsevier&quot;,&quot;volume&quot;:&quot;24&quot;,&quot;source&quot;:&quot;Google Scholar&quot;,&quot;URL&quot;:&quot;http://books.google.com/books?hl=ru&amp;lr=&amp;id=6ZBOA-iDviQC&amp;oi=fnd&amp;pg=PP2&amp;dq=Legendre,+P.+and+Legendre,+L.+(2012)+_Numerical+Ecology_.+&amp;ots=ux7m-7V7Ym&amp;sig=pdvzgbUy14W3G5pAv4EijhjPUb8&quot;,&quot;note&quot;:&quot;bibtex: Legendre_Legendre_2012&quot;,&quot;author&quot;:[{&quot;family&quot;:&quot;Legendre&quot;,&quot;given&quot;:&quot;Pierre&quot;},{&quot;family&quot;:&quot;Legendre&quot;,&quot;given&quot;:&quot;Loic FJ&quot;}],&quot;issued&quot;:{&quot;date-parts&quot;:[[&quot;2012&quot;]]},&quot;accessed&quot;:{&quot;date-parts&quot;:[[&quot;2015&quot;,2,23]]}},&quot;label&quot;:&quot;page&quot;}],&quot;schema&quot;:&quot;https://github.com/citation-style-language/schema/raw/master/csl-citation.json&quot;} RNDgxPxytvGA4"/><text:span text:style-name="T43">[Legendre, Legendre, 2012]</text:span><text:reference-mark-end text:name="ZOTERO_ITEM CSL_CITATION {&quot;citationID&quot;:&quot;S1IBtntl&quot;,&quot;properties&quot;:{&quot;formattedCitation&quot;:&quot;[Legendre, Legendre, 2012]&quot;,&quot;plainCitation&quot;:&quot;[Legendre, Legendre, 2012]&quot;},&quot;citationItems&quot;:[{&quot;id&quot;:597,&quot;uris&quot;:[&quot;http://zotero.org/users/2233906/items/QTEU2DH6&quot;],&quot;uri&quot;:[&quot;http://zotero.org/users/2233906/items/QTEU2DH6&quot;],&quot;itemData&quot;:{&quot;id&quot;:597,&quot;type&quot;:&quot;book&quot;,&quot;title&quot;:&quot;Numerical ecology&quot;,&quot;publisher&quot;:&quot;Elsevier&quot;,&quot;volume&quot;:&quot;24&quot;,&quot;source&quot;:&quot;Google Scholar&quot;,&quot;URL&quot;:&quot;http://books.google.com/books?hl=ru&amp;lr=&amp;id=6ZBOA-iDviQC&amp;oi=fnd&amp;pg=PP2&amp;dq=Legendre,+P.+and+Legendre,+L.+(2012)+_Numerical+Ecology_.+&amp;ots=ux7m-7V7Ym&amp;sig=pdvzgbUy14W3G5pAv4EijhjPUb8&quot;,&quot;note&quot;:&quot;bibtex: Legendre_Legendre_2012&quot;,&quot;author&quot;:[{&quot;family&quot;:&quot;Legendre&quot;,&quot;given&quot;:&quot;Pierre&quot;},{&quot;family&quot;:&quot;Legendre&quot;,&quot;given&quot;:&quot;Loic FJ&quot;}],&quot;issued&quot;:{&quot;date-parts&quot;:[[&quot;2012&quot;]]},&quot;accessed&quot;:{&quot;date-parts&quot;:[[&quot;2015&quot;,2,23]]}},&quot;label&quot;:&quot;page&quot;}],&quot;schema&quot;:&quot;https://github.com/citation-style-language/schema/raw/master/csl-citation.json&quot;} RNDgxPxytvGA4"/><text:span text:style-name="T45">, реализованных в пакете vegan для среды R </text:span><text:reference-mark-start text:name="ZOTERO_ITEM CSL_CITATION {&quot;citationID&quot;:&quot;HRXptYk2&quot;,&quot;properties&quot;:{&quot;formattedCitation&quot;:&quot;{\\rtf [Oksanen \\uc0\\u1080{} \\uc0\\u1076{}\\uc0\\u1088{}., 2013]}&quot;,&quot;plainCitation&quot;:&quot;[Oksanen и др., 2013]&quot;},&quot;citationItems&quot;:[{&quot;id&quot;:42,&quot;uris&quot;:[&quot;http://zotero.org/users/2233906/items/U7N3CZFQ&quot;],&quot;uri&quot;:[&quot;http://zotero.org/users/2233906/items/U7N3CZFQ&quot;],&quot;itemData&quot;:{&quot;id&quot;:42,&quot;type&quot;:&quot;book&quot;,&quot;title&quot;:&quot;vegan: Community Ecology Package&quot;,&quot;URL&quot;:&quot;http://CRAN.R-project.org/package=vegan&quot;,&quot;note&quot;:&quot;R package version 2.0-10 \nbibtex: Oksanen_et_al_2013&quot;,&quot;language&quot;:&quot;english&quot;,&quot;author&quot;:[{&quot;family&quot;:&quot;Oksanen&quot;,&quot;given&quot;:&quot;Jari&quot;},{&quot;family&quot;:&quot;Blanchet&quot;,&quot;given&quot;:&quot;F. Guillaume&quot;},{&quot;family&quot;:&quot;Kindt&quot;,&quot;given&quot;:&quot;Roeland&quot;},{&quot;literal&quot;:&quot;Pierre Legendre&quot;},{&quot;family&quot;:&quot;Minchin&quot;,&quot;given&quot;:&quot;Peter R.&quot;},{&quot;family&quot;:&quot;O'Hara&quot;,&quot;given&quot;:&quot;R. B.&quot;},{&quot;family&quot;:&quot;Simpson&quot;,&quot;given&quot;:&quot;Gavin L.&quot;},{&quot;family&quot;:&quot;Solymos&quot;,&quot;given&quot;:&quot;Peter&quot;},{&quot;family&quot;:&quot;Stevens&quot;,&quot;given&quot;:&quot;M. Henry H.&quot;},{&quot;family&quot;:&quot;Wagner&quot;,&quot;given&quot;:&quot;Helene&quot;}],&quot;issued&quot;:{&quot;date-parts&quot;:[[&quot;2013&quot;]]}}}],&quot;schema&quot;:&quot;https://github.com/citation-style-language/schema/raw/master/csl-citation.json&quot;} RND9fKxC8FD0I"/><text:span text:style-name="T135">[Oksanen и др., 2013]</text:span><text:reference-mark-end text:name="ZOTERO_ITEM CSL_CITATION {&quot;citationID&quot;:&quot;HRXptYk2&quot;,&quot;properties&quot;:{&quot;formattedCitation&quot;:&quot;{\\rtf [Oksanen \\uc0\\u1080{} \\uc0\\u1076{}\\uc0\\u1088{}., 2013]}&quot;,&quot;plainCitation&quot;:&quot;[Oksanen и др., 2013]&quot;},&quot;citationItems&quot;:[{&quot;id&quot;:42,&quot;uris&quot;:[&quot;http://zotero.org/users/2233906/items/U7N3CZFQ&quot;],&quot;uri&quot;:[&quot;http://zotero.org/users/2233906/items/U7N3CZFQ&quot;],&quot;itemData&quot;:{&quot;id&quot;:42,&quot;type&quot;:&quot;book&quot;,&quot;title&quot;:&quot;vegan: Community Ecology Package&quot;,&quot;URL&quot;:&quot;http://CRAN.R-project.org/package=vegan&quot;,&quot;note&quot;:&quot;R package version 2.0-10 \nbibtex: Oksanen_et_al_2013&quot;,&quot;language&quot;:&quot;english&quot;,&quot;author&quot;:[{&quot;family&quot;:&quot;Oksanen&quot;,&quot;given&quot;:&quot;Jari&quot;},{&quot;family&quot;:&quot;Blanchet&quot;,&quot;given&quot;:&quot;F. Guillaume&quot;},{&quot;family&quot;:&quot;Kindt&quot;,&quot;given&quot;:&quot;Roeland&quot;},{&quot;literal&quot;:&quot;Pierre Legendre&quot;},{&quot;family&quot;:&quot;Minchin&quot;,&quot;given&quot;:&quot;Peter R.&quot;},{&quot;family&quot;:&quot;O'Hara&quot;,&quot;given&quot;:&quot;R. B.&quot;},{&quot;family&quot;:&quot;Simpson&quot;,&quot;given&quot;:&quot;Gavin L.&quot;},{&quot;family&quot;:&quot;Solymos&quot;,&quot;given&quot;:&quot;Peter&quot;},{&quot;family&quot;:&quot;Stevens&quot;,&quot;given&quot;:&quot;M. Henry H.&quot;},{&quot;family&quot;:&quot;Wagner&quot;,&quot;given&quot;:&quot;Helene&quot;}],&quot;issued&quot;:{&quot;date-parts&quot;:[[&quot;2013&quot;]]}}}],&quot;schema&quot;:&quot;https://github.com/citation-style-language/schema/raw/master/csl-citation.json&quot;} RND9fKxC8FD0I"/><text:span text:style-name="T45">. </text:span><text:span text:style-name="T46">Моделирование динамики численности проводили методом построения линейной модели с последующей проверкой ее валидности </text:span><text:reference-mark-start text:name="ZOTERO_ITEM CSL_CITATION {&quot;citationID&quot;:&quot;LjbexWfS&quot;,&quot;properties&quot;:{&quot;formattedCitation&quot;:&quot;[Fox, 2008]&quot;,&quot;plainCitation&quot;:&quot;[Fox, 2008]&quot;},&quot;citationItems&quot;:[{&quot;id&quot;:633,&quot;uris&quot;:[&quot;http://zotero.org/users/2233906/items/KAF2D7EB&quot;],&quot;uri&quot;:[&quot;http://zotero.org/users/2233906/items/KAF2D7EB&quot;],&quot;itemData&quot;:{&quot;id&quot;:633,&quot;type&quot;:&quot;book&quot;,&quot;title&quot;:&quot;Applied regression analysis and generalized linear models&quot;,&quot;publisher&quot;:&quot;Sage Publications&quot;,&quot;source&quot;:&quot;Google Scholar&quot;,&quot;URL&quot;:&quot;http://books.google.com/books?hl=ru&amp;lr=&amp;id=d1QXBAAAQBAJ&amp;oi=fnd&amp;pg=PT15&amp;dq=Applied+Regression+Analysis+and+Generalized+Linear+Models&amp;ots=EZLbDZvHl7&amp;sig=IfohBvPemrAIl-8iyB_cEusYc-A&quot;,&quot;author&quot;:[{&quot;family&quot;:&quot;Fox&quot;,&quot;given&quot;:&quot;John&quot;}],&quot;issued&quot;:{&quot;date-parts&quot;:[[&quot;2008&quot;]]},&quot;accessed&quot;:{&quot;date-parts&quot;:[[&quot;2015&quot;,2,25]]}}}],&quot;schema&quot;:&quot;https://github.com/citation-style-language/schema/raw/master/csl-citation.json&quot;} RNDnSyMxdeFTo"/><text:span text:style-name="T46">[Fox, 2008]</text:span><text:reference-mark-end text:name="ZOTERO_ITEM CSL_CITATION {&quot;citationID&quot;:&quot;LjbexWfS&quot;,&quot;properties&quot;:{&quot;formattedCitation&quot;:&quot;[Fox, 2008]&quot;,&quot;plainCitation&quot;:&quot;[Fox, 2008]&quot;},&quot;citationItems&quot;:[{&quot;id&quot;:633,&quot;uris&quot;:[&quot;http://zotero.org/users/2233906/items/KAF2D7EB&quot;],&quot;uri&quot;:[&quot;http://zotero.org/users/2233906/items/KAF2D7EB&quot;],&quot;itemData&quot;:{&quot;id&quot;:633,&quot;type&quot;:&quot;book&quot;,&quot;title&quot;:&quot;Applied regression analysis and generalized linear models&quot;,&quot;publisher&quot;:&quot;Sage Publications&quot;,&quot;source&quot;:&quot;Google Scholar&quot;,&quot;URL&quot;:&quot;http://books.google.com/books?hl=ru&amp;lr=&amp;id=d1QXBAAAQBAJ&amp;oi=fnd&amp;pg=PT15&amp;dq=Applied+Regression+Analysis+and+Generalized+Linear+Models&amp;ots=EZLbDZvHl7&amp;sig=IfohBvPemrAIl-8iyB_cEusYc-A&quot;,&quot;author&quot;:[{&quot;family&quot;:&quot;Fox&quot;,&quot;given&quot;:&quot;John&quot;}],&quot;issued&quot;:{&quot;date-parts&quot;:[[&quot;2008&quot;]]},&quot;accessed&quot;:{&quot;date-parts&quot;:[[&quot;2015&quot;,2,25]]}}}],&quot;schema&quot;:&quot;https://github.com/citation-style-language/schema/raw/master/csl-citation.json&quot;} RNDnSyMxdeFTo"/><text:span text:style-name="T46">. </text:span></text:p>
      <text:p text:style-name="P62"/>
      <text:p text:style-name="P42">Результаты</text:p>
      <text:p text:style-name="P7"><text:span text:style-name="T5"><text:tab/>Остров Горелый. </text:span>Численность <text:span text:style-name="T267">маком</text:span> <text:span text:style-name="T243">в поселении на литорали Илистой губы <text:s/>о. Горелый</text:span> варьировала от <text:span text:style-name="T268">70</text:span> (1<text:span text:style-name="T268">7 </text:span>%) до <text:span text:style-name="T268">4750</text:span> (<text:span text:style-name="T269">23 </text:span>%) экз./м<text:span text:style-name="T19">2</text:span>. Анализ динамики численности позволяет выделить два относительно стабильных периода: 199<text:span text:style-name="T243">4</text:span>-9<text:span text:style-name="T243">8</text:span> и <text:span text:style-name="T243">2000</text:span>-20<text:span text:style-name="T243">12</text:span> гг. <text:span text:style-name="T243">(тест Краскел-Уоллеса: </text:span><text:span text:style-name="T118">χ</text:span><text:span text:style-name="T133">2</text:span><text:span text:style-name="T232">=</text:span><text:span text:style-name="T243">8.83; p=0.066 и </text:span><text:span text:style-name="T118">χ</text:span><text:span text:style-name="T133">2</text:span><text:span text:style-name="T232">=</text:span><text:span text:style-name="T236">15.51</text:span><text:span text:style-name="T243">; p=0.55, соответственно),</text:span> а также всплеск численности в 199<text:span text:style-name="T243">9</text:span> г. (рис. 2). <text:span text:style-name="T270">В период с 1994 по 1998 гг. средняя численность была 960 (4 %) <text:s/>экз./м</text:span><text:span text:style-name="T29">2</text:span><text:span text:style-name="T243">. В период после 2000 года средняя численность маком в поселении на о. Горелый составляла 1580 (7 %) экз./м</text:span><text:span text:style-name="T29">2</text:span><text:span text:style-name="T243">.</text:span> Резкое увеличение численности в 199<text:span text:style-name="T243">9</text:span> г. было связано с <text:span text:style-name="T270">появлением в поселении </text:span>особ<text:span text:style-name="T270">ей</text:span> размером менее <text:span text:style-name="T243">1-2</text:span> мм (рис. 3)<text:span text:style-name="T272">.</text:span></text:p>
      <text:p text:style-name="P46"><text:span text:style-name="T218">В 1992 году размерная структура </text:span><text:span text:style-name="T12">M. balthica</text:span><text:span text:style-name="T218"> в поселении на литорали о. Горелый была мономодальной <text:s/>с модальным классом 8 мм . С 1993 года появляется второй модальный класс 1-4 мм, и до 1997 года сохраняется бимодальная размерная структура. При этом вклад моллюсков из двух модальных групп в поселение сравним и нет преобладания одной их групп. В 1998 году произошло практически полное элиминирование крупных особей и размерная структура стала мономодальной с сильным преобладанием мелких моллюсков. Такая структура поселения сохранялась до 2001 года, однако происходило увеличение в поселении количества более крупных моллюсков и, соответственно, снижение степени </text:span><text:soft-page-break/><text:span text:style-name="T218">преобладания мелких маком. С 2002 года размерная структура поселения вновь стала бимодальной, что сохранялось до конца периода наблюдения. При этом всегда, за исключением 2010 года, первую модальную группу формировали особи длиной 1-2 мм</text:span><text:span text:style-name="T219"> (рис. 3)</text:span><text:span text:style-name="T218">. </text:span></text:p>
      <text:p text:style-name="P47">Важно отметить что наиболее мелкие особи (с длиной раковины 1-2 мм) были отмечены каждый год. </text:p>
      <text:p text:style-name="P48"><text:span text:style-name="T5">Эстуарий реки Лувеньги.</text:span><text:span text:style-name="T6"> </text:span>Численность <text:span text:style-name="T8">M</text:span><text:span text:style-name="T10">. </text:span><text:span text:style-name="T8">balthica</text:span> <text:span text:style-name="T231">в исследованный период колебалась от 55 (27 %) до 3330 (9 %) экз./м</text:span><text:span text:style-name="T27">2 </text:span><text:span text:style-name="T230">(рис. 2). Описывая динамику обилия в данном поселении, можно говорить по крайней мере о двух периодах: с 1992 по 1998 год – <text:s/>период относительно низкой численности (менее 800 экз./м</text:span><text:span text:style-name="T27">2 </text:span><text:span text:style-name="T230">) моллюсков, и с 1999 по 2012 год – относительно высокой (более 1000 экз./м</text:span><text:span text:style-name="T27">2</text:span><text:span text:style-name="T230">) (критерий Манна-Уитни, W=6, p&lt; 0.001).</text:span></text:p>
      <text:p text:style-name="P49"><text:span text:style-name="T230">В период с 1992 по 1998 год численность </text:span><text:span text:style-name="T13">M. balthica</text:span><text:span text:style-name="T230"> достоверно изменялась (тест Краскела-Уоллиса: </text:span><text:span text:style-name="T118">χ</text:span><text:span text:style-name="T133">2</text:span><text:span text:style-name="T233">=</text:span><text:span text:style-name="T234">24</text:span><text:span text:style-name="T237">.</text:span><text:span text:style-name="T234">1</text:span><text:span text:style-name="T243">; p&lt;0.001). Численность моллюсков в эстуарии р. Лувеньги в 1992-1993 годах оставалась стабильной (в среднем 128 (21.5 %) экз./м</text:span><text:span text:style-name="T27">2</text:span><text:span text:style-name="T243">), затем произошло ее увеличение в 1994 году, после чего снова произошло некоторое ее снижение и в 1995-1997 годах она стабилизировалась на более высоком уровне (средняя численность 341 (9.3 %) экз./м</text:span><text:span text:style-name="T27">2</text:span><text:span text:style-name="T243">) по сравнению с 1992-93 гг. (рис. 2). </text:span></text:p>
      <text:p text:style-name="P49"><text:span text:style-name="T244">В 1998 году вновь происходит увеличение численности </text:span><text:span text:style-name="T14">M. balthica</text:span><text:span text:style-name="T244"> до уровня 1994 года (около 750-800 экз./м</text:span><text:span text:style-name="T27">2</text:span><text:span text:style-name="T244">), после чего в 1999 году средняя численность возросла ещё в три раза. С 1999 по 2003 год численность оставалась относительно стабильной <text:s/>(тест Краскела-Уоллиса: </text:span><text:span text:style-name="T118">χ</text:span><text:span text:style-name="T133">2</text:span><text:span text:style-name="T233">=</text:span><text:span text:style-name="T235">5</text:span><text:span text:style-name="T237">.</text:span><text:span text:style-name="T235">0</text:span><text:span text:style-name="T243">; p=0.28) и в среднем составляла 2146 (5.5 %) экз./м</text:span><text:span text:style-name="T27">2</text:span><text:span text:style-name="T244">. В 2004 году обилие маком увеличилось в полтора раза и достигло максимума для данного участка за весь период наблюдений (рис. 2). </text:span></text:p>
      <text:p text:style-name="P50"><text:soft-page-break/>С 2004 по 2006 год численность моллюсков последовательно снижалась. В 2006 году она достигла локального минимума и составляла 993 (13.2 %)<text:span text:style-name="T243"> экз./м</text:span><text:span text:style-name="T27">2</text:span>. С 2008 по 2012 год были отмечены отмечены недостоверные флуктуации ( <text:span text:style-name="T244">тест Краскела-Уоллиса: </text:span><text:span text:style-name="T118">χ</text:span><text:span text:style-name="T133">2</text:span><text:span text:style-name="T233">=</text:span><text:span text:style-name="T232">6</text:span><text:span text:style-name="T238">.</text:span><text:span text:style-name="T232">8</text:span><text:span text:style-name="T243">; p=0.</text:span>14) <text:span text:style-name="T230">(рис. </text:span><text:span text:style-name="T248">2</text:span><text:span text:style-name="T230">)</text:span>.</text:p>
      <text:p text:style-name="P39">Характер размерно-частотной структуры менялся в течение 20 лет наблюдения <text:span text:style-name="T246">(рис. 4)</text:span>. С 1993 до 1997 года в размерной структуре поселения выделялось три модальных класса, причем за все 5 лет один из них попадал на особей длиной до 4 мм , второй на 7-9 мм и третий – это особи длиной более 10 мм. В 1998 году размерная структура поселения стала мономодальной, так как практически не осталось крупных особей, но появилось много моллюсков длиной 1-2 мм. В дальнейшем до 2002 года оставалось мономодальное распределение особей по размерам, и происходило смещение модального класса – в 2002 году это были особи размером 6-7 мм. В 2003 году можно было выделить два пика: моллюски длиной 1-2 мм и 7-9 мм, то есть размерная структура поселения вновь стала бимодальной. В дальнейшем до 2012 года размерная структура маком в данном поселении остается бимодальной. П<text:span text:style-name="T245">ри этом п</text:span>ервый модальный класс сохраняется – особи длиной 1-2 мм, а второй модальный класс варьирует, его составляют в разные годы особи длиной от 9 до 12 мм. Количественное соотношение особей двух модальных классов менялось. Чаще (2004, 2007-2010 года) преобладали мелкие моллюски, но в отдельные годы (2006, 2012) доля крупных была выше, либо представительство крупных и мелких доминирующих классов было сравнимым (2005, 2011 годы) <text:span text:style-name="T244">(рис.</text:span><text:span text:style-name="T250"> </text:span><text:span text:style-name="T249">4</text:span><text:span text:style-name="T247">)</text:span>.</text:p>
      <text:p text:style-name="P32"/>
      <text:p text:style-name="P35"><text:span text:style-name="T7">Лувеньга, м</text:span><text:span text:style-name="T5">атериковая литораль. </text:span><text:span text:style-name="T225">Численность маком на данном участке варьировала от 250 (32 %) до 3560 (26 5) </text:span><text:span text:style-name="T222"><text:s/>экз./м</text:span><text:span text:style-name="T28">2</text:span><text:span text:style-name="T227"> </text:span><text:span text:style-name="T228">(рис. </text:span><text:span text:style-name="T229">2</text:span><text:span text:style-name="T228">). </text:span><text:span text:style-name="T220">На данном участке можно выделить по крайнем мере два периода, </text:span><text:soft-page-break/><text:span text:style-name="T220">отличающиеся по характеристикам обилия: период с 1992 по 1997 год с относительно <text:s/></text:span><text:span text:style-name="T221">более </text:span><text:span text:style-name="T220">стабильной и низкой численностью, и период после 1998 с более высокой численностью и значительными ее колебаниями. </text:span><text:span text:style-name="T221">В период с 1992 по 1994 год произошло достоверное увеличение численности (</text:span><text:span text:style-name="T222">тест Краскела-Уоллиса: </text:span><text:span text:style-name="T127">χ</text:span><text:span text:style-name="T134">2</text:span><text:span text:style-name="T239">=</text:span><text:span text:style-name="T240">6.3</text:span><text:span text:style-name="T223">; p=0.</text:span><text:span text:style-name="T221">01), после чего с 1994 по 1997 год численность оставалась стабильной (</text:span><text:span text:style-name="T222">тест Краскела-Уоллиса: </text:span><text:span text:style-name="T127">χ</text:span><text:span text:style-name="T134">2</text:span><text:span text:style-name="T239">=</text:span><text:span text:style-name="T240">1.3</text:span><text:span text:style-name="T223">; p=</text:span><text:span text:style-name="T221">0.7) – </text:span><text:span text:style-name="T225">в среднем 780 (10 %) </text:span><text:span text:style-name="T222">экз./м</text:span><text:span text:style-name="T28">2</text:span><text:span text:style-name="T221">. </text:span><text:span text:style-name="T224">С 1998 по 2004 год изменения средних величин обилия были недостоверны за счет большой степени варьирования (</text:span><text:span text:style-name="T222">тест Краскела-Уоллиса: </text:span><text:span text:style-name="T127">χ</text:span><text:span text:style-name="T134">2</text:span><text:span text:style-name="T239">=</text:span><text:span text:style-name="T241">1</text:span><text:span text:style-name="T242">.</text:span><text:span text:style-name="T241">8</text:span><text:span text:style-name="T223">; p=0.</text:span><text:span text:style-name="T224">8) </text:span><text:span text:style-name="T226">и в средняя численность в данный период составляла 2560 (17 %) </text:span><text:span text:style-name="T227"><text:s/></text:span><text:span text:style-name="T228">(рис. </text:span><text:span text:style-name="T229">2</text:span><text:span text:style-name="T228">)</text:span><text:span text:style-name="T224">.</text:span></text:p>
      <text:p text:style-name="P36">В <text:span text:style-name="T252">течение всего </text:span>период<text:span text:style-name="T252">а</text:span> исследований на материковой литорали преобладали моллюски, длина раковины которых была менее 5 мм <text:span text:style-name="T244">(рис. </text:span><text:span text:style-name="T249">5</text:span><text:span text:style-name="T247">)</text:span>. При этом в период с 1992 по 1997 гг. поселение размерная структура данного поселения описывалась в разной степени выраженным двухвершинным распределением с присутствием нескольких «старших» размерных когорт и незначительным преобладанием особей с длиной раковины менее 5 мм. В период с 199<text:span text:style-name="T251">8</text:span> по 2002 гг. отмечено резкое увеличение доли особей, относящихся к размерному классу 1-2 мм <text:span text:style-name="T244">(рис. </text:span><text:span text:style-name="T249">5</text:span><text:span text:style-name="T247">)</text:span>.</text:p>
      <text:p text:style-name="P20"/>
      <text:p text:style-name="P22">Обсуждение</text:p>
      <text:p text:style-name="P8"><text:span text:style-name="T105"><text:tab/></text:span><text:span text:style-name="T30">Численность </text:span><text:span text:style-name="T65">M</text:span><text:span text:style-name="T66">.</text:span><text:span text:style-name="T65">balthica</text:span><text:span text:style-name="T66"> </text:span><text:span text:style-name="T30">на изученных участках варьировала в широких пределах. Минимальная численность моллюсков была отмечена в эстуарии р. Лувеньга в 1992 г. и составляла </text:span><text:span text:style-name="T47">55 </text:span><text:span text:style-name="T30">(</text:span><text:span text:style-name="T47">27 %</text:span><text:span text:style-name="T30">) экз./м</text:span><text:span text:style-name="T21">2</text:span><text:span text:style-name="T30">, а максимальная на литорали о. Горелый в 199</text:span><text:span text:style-name="T47">9</text:span><text:span text:style-name="T30"> г. (</text:span><text:span text:style-name="T38">4750</text:span><text:span text:style-name="T30"> (</text:span><text:span text:style-name="T106">23 </text:span><text:span text:style-name="T30">%) экз./м</text:span><text:span text:style-name="T21">2</text:span><text:span text:style-name="T30">) </text:span><text:span text:style-name="T48">(рис. 2)</text:span><text:span text:style-name="T30">. Так, максимальные численности, отмеченные в данном исследовании,</text:span><text:span text:style-name="T47"> сравнимы с приводимыми в работе А.Д. Наумова </text:span><text:reference-mark-start text:name="ZOTERO_ITEM CSL_CITATION {&quot;citationID&quot;:&quot;rwvYMLPq&quot;,&quot;properties&quot;:{&quot;formattedCitation&quot;:&quot;{\\rtf [\\uc0\\u1053{}\\uc0\\u1072{}\\uc0\\u1091{}\\uc0\\u1084{}\\uc0\\u1086{}\\uc0\\u1074{}, 2006]}&quot;,&quot;plainCitation&quot;:&quot;[Наумов, 2006]&quot;},&quot;citationItems&quot;:[{&quot;id&quot;:526,&quot;uris&quot;:[&quot;http://zotero.org/users/2233906/items/HRK24FQK&quot;],&quot;uri&quot;:[&quot;http://zotero.org/users/2233906/items/HRK24FQK&quot;],&quot;itemData&quot;:{&quot;id&quot;:526,&quot;type&quot;:&quot;book&quot;,&quot;title&quot;:&quot;Двустворчатые моллюски Белого моря. Опыт эколого-фаунистического анализа. СПб., 2006&quot;,&quot;collection-title&quot;:&quot;Исследования фауны морей&quot;,&quot;publisher&quot;:&quot;ЗИН&quot;,&quot;publisher-place&quot;:&quot;СПб&quot;,&quot;volume&quot;:&quot;58(67)&quot;,&quot;number-of-pages&quot;:&quot;367&quot;,&quot;source&quot;:&quot;Google Scholar&quot;,&quot;event-place&quot;:&quot;СПб&quot;,&quot;URL&quot;:&quot;http://ir.nmu.org.ua/handle/123456789/71194&quot;,&quot;note&quot;:&quot;bibtex:Naumov_2006&quot;,&quot;language&quot;:&quot;russian&quot;,&quot;author&quot;:[{&quot;family&quot;:&quot;Наумов&quot;,&quot;given&quot;:&quot;А. Д.&quot;}],&quot;issued&quot;:{&quot;date-parts&quot;:[[&quot;2006&quot;]]},&quot;accessed&quot;:{&quot;date-parts&quot;:[[&quot;2015&quot;,2,23]]}}}],&quot;schema&quot;:&quot;https://github.com/citation-style-language/schema/raw/master/csl-citation.json&quot;} RNDjV8Y7GtP9b"/><text:span text:style-name="T135">[Наумов, 2006]</text:span><text:reference-mark-end text:name="ZOTERO_ITEM CSL_CITATION {&quot;citationID&quot;:&quot;rwvYMLPq&quot;,&quot;properties&quot;:{&quot;formattedCitation&quot;:&quot;{\\rtf [\\uc0\\u1053{}\\uc0\\u1072{}\\uc0\\u1091{}\\uc0\\u1084{}\\uc0\\u1086{}\\uc0\\u1074{}, 2006]}&quot;,&quot;plainCitation&quot;:&quot;[Наумов, 2006]&quot;},&quot;citationItems&quot;:[{&quot;id&quot;:526,&quot;uris&quot;:[&quot;http://zotero.org/users/2233906/items/HRK24FQK&quot;],&quot;uri&quot;:[&quot;http://zotero.org/users/2233906/items/HRK24FQK&quot;],&quot;itemData&quot;:{&quot;id&quot;:526,&quot;type&quot;:&quot;book&quot;,&quot;title&quot;:&quot;Двустворчатые моллюски Белого моря. Опыт эколого-фаунистического анализа. СПб., 2006&quot;,&quot;collection-title&quot;:&quot;Исследования фауны морей&quot;,&quot;publisher&quot;:&quot;ЗИН&quot;,&quot;publisher-place&quot;:&quot;СПб&quot;,&quot;volume&quot;:&quot;58(67)&quot;,&quot;number-of-pages&quot;:&quot;367&quot;,&quot;source&quot;:&quot;Google Scholar&quot;,&quot;event-place&quot;:&quot;СПб&quot;,&quot;URL&quot;:&quot;http://ir.nmu.org.ua/handle/123456789/71194&quot;,&quot;note&quot;:&quot;bibtex:Naumov_2006&quot;,&quot;language&quot;:&quot;russian&quot;,&quot;author&quot;:[{&quot;family&quot;:&quot;Наумов&quot;,&quot;given&quot;:&quot;А. Д.&quot;}],&quot;issued&quot;:{&quot;date-parts&quot;:[[&quot;2006&quot;]]},&quot;accessed&quot;:{&quot;date-parts&quot;:[[&quot;2015&quot;,2,23]]}}}],&quot;schema&quot;:&quot;https://github.com/citation-style-language/schema/raw/master/csl-citation.json&quot;} RNDjV8Y7GtP9b"/><text:span text:style-name="T47"> </text:span><text:span text:style-name="T49">максимальными значениями для Белого моря (4581 экз./м</text:span><text:span text:style-name="T22">2</text:span><text:span text:style-name="T49"> в Оленьей салме в куту Кандалакшского залива)</text:span><text:span text:style-name="T30">. </text:span></text:p>
      <text:p text:style-name="P55"><text:span text:style-name="T30">Во всех случаях резкие всплески численности маком вызывались </text:span><text:soft-page-break/><text:span text:style-name="T30">массовым появлением в поселении моллюсков длиной 1-</text:span><text:span text:style-name="T50">2</text:span><text:span text:style-name="T30"> мм, </text:span><text:span text:style-name="T51">что соответствует возрасту 1+ </text:span><text:reference-mark-start text:name="ZOTERO_ITEM CSL_CITATION {&quot;citationID&quot;:&quot;E9lE6TWf&quot;,&quot;properties&quot;:{&quot;formattedCitation&quot;:&quot;{\\rtf [\\uc0\\u1052{}\\uc0\\u1072{}\\uc0\\u1082{}\\uc0\\u1089{}\\uc0\\u1080{}\\uc0\\u1084{}\\uc0\\u1086{}\\uc0\\u1074{}\\uc0\\u1080{}\\uc0\\u1095{}, \\uc0\\u1043{}\\uc0\\u1077{}\\uc0\\u1088{}\\uc0\\u1072{}\\uc0\\u1089{}\\uc0\\u1080{}\\uc0\\u1084{}\\uc0\\u1086{}\\uc0\\u1074{}\\uc0\\u1072{}, \\uc0\\u1050{}\\uc0\\u1091{}\\uc0\\u1085{}\\uc0\\u1080{}\\uc0\\u1085{}\\uc0\\u1072{}, 1992]}&quot;,&quot;plainCitation&quot;:&quot;[Максимович, Герасимова, Кунина, 1992]&quot;},&quot;citationItems&quot;:[{&quot;id&quot;:477,&quot;uris&quot;:[&quot;http://zotero.org/users/2233906/items/UCGRQ3IR&quot;],&quot;uri&quot;:[&quot;http://zotero.org/users/2233906/items/UCGRQ3IR&quot;],&quot;itemData&quot;:{&quot;id&quot;:477,&quot;type&quot;:&quot;article-journal&quot;,&quot;title&quot;:&quot;Продукционные свойства поселения Macoma balthica L. в губе Чупа (Белое море). I. Линейный рост.&quot;,&quot;container-title&quot;:&quot;Вестник СПбГУ. Серия 3. Биология&quot;,&quot;page&quot;:&quot;12 - 19&quot;,&quot;issue&quot;:&quot;4 (24)&quot;,&quot;note&quot;:&quot;bibtex:Maximovich_et_al_1992&quot;,&quot;language&quot;:&quot;russian&quot;,&quot;author&quot;:[{&quot;family&quot;:&quot;Максимович&quot;,&quot;given&quot;:&quot;Н.В.&quot;},{&quot;family&quot;:&quot;Герасимова&quot;,&quot;given&quot;:&quot;А.В.&quot;},{&quot;family&quot;:&quot;Кунина&quot;,&quot;given&quot;:&quot;Т.В.&quot;}],&quot;issued&quot;:{&quot;date-parts&quot;:[[&quot;1992&quot;]]}}}],&quot;schema&quot;:&quot;https://github.com/citation-style-language/schema/raw/master/csl-citation.json&quot;} RNDYWuV3gjeUg"/><text:span text:style-name="T135">[Максимович, Герасимова, Кунина, 1992]</text:span><text:reference-mark-end text:name="ZOTERO_ITEM CSL_CITATION {&quot;citationID&quot;:&quot;E9lE6TWf&quot;,&quot;properties&quot;:{&quot;formattedCitation&quot;:&quot;{\\rtf [\\uc0\\u1052{}\\uc0\\u1072{}\\uc0\\u1082{}\\uc0\\u1089{}\\uc0\\u1080{}\\uc0\\u1084{}\\uc0\\u1086{}\\uc0\\u1074{}\\uc0\\u1080{}\\uc0\\u1095{}, \\uc0\\u1043{}\\uc0\\u1077{}\\uc0\\u1088{}\\uc0\\u1072{}\\uc0\\u1089{}\\uc0\\u1080{}\\uc0\\u1084{}\\uc0\\u1086{}\\uc0\\u1074{}\\uc0\\u1072{}, \\uc0\\u1050{}\\uc0\\u1091{}\\uc0\\u1085{}\\uc0\\u1080{}\\uc0\\u1085{}\\uc0\\u1072{}, 1992]}&quot;,&quot;plainCitation&quot;:&quot;[Максимович, Герасимова, Кунина, 1992]&quot;},&quot;citationItems&quot;:[{&quot;id&quot;:477,&quot;uris&quot;:[&quot;http://zotero.org/users/2233906/items/UCGRQ3IR&quot;],&quot;uri&quot;:[&quot;http://zotero.org/users/2233906/items/UCGRQ3IR&quot;],&quot;itemData&quot;:{&quot;id&quot;:477,&quot;type&quot;:&quot;article-journal&quot;,&quot;title&quot;:&quot;Продукционные свойства поселения Macoma balthica L. в губе Чупа (Белое море). I. Линейный рост.&quot;,&quot;container-title&quot;:&quot;Вестник СПбГУ. Серия 3. Биология&quot;,&quot;page&quot;:&quot;12 - 19&quot;,&quot;issue&quot;:&quot;4 (24)&quot;,&quot;note&quot;:&quot;bibtex:Maximovich_et_al_1992&quot;,&quot;language&quot;:&quot;russian&quot;,&quot;author&quot;:[{&quot;family&quot;:&quot;Максимович&quot;,&quot;given&quot;:&quot;Н.В.&quot;},{&quot;family&quot;:&quot;Герасимова&quot;,&quot;given&quot;:&quot;А.В.&quot;},{&quot;family&quot;:&quot;Кунина&quot;,&quot;given&quot;:&quot;Т.В.&quot;}],&quot;issued&quot;:{&quot;date-parts&quot;:[[&quot;1992&quot;]]}}}],&quot;schema&quot;:&quot;https://github.com/citation-style-language/schema/raw/master/csl-citation.json&quot;} RNDYWuV3gjeUg"/><text:span text:style-name="T30">. </text:span><text:span text:style-name="T50">Таким образом, увеличение численности связано с успешностью пополнения поселения в предыдущий год. Однако во всех случаях резкого увеличения численности в связи с успешным пополнением, через год обилие снижается (рис. 2). </text:span><text:span text:style-name="T48">Для Белого моря показано</text:span><text:span text:style-name="T50">, что массовое оседание спата не всегда ведет к успешному пополнению поселения, так как значительное количество сеголетков гибнет в первую зиму </text:span><text:reference-mark-start text:name="ZOTERO_ITEM CSL_CITATION {&quot;citationID&quot;:&quot;2i951n8jci&quot;,&quot;properties&quot;:{&quot;formattedCitation&quot;:&quot;{\\rtf [\\uc0\\u1041{}\\uc0\\u1091{}\\uc0\\u1088{}\\uc0\\u1082{}\\uc0\\u1086{}\\uc0\\u1074{}\\uc0\\u1089{}\\uc0\\u1082{}\\uc0\\u1080{}\\uc0\\u1081{}, \\uc0\\u1057{}\\uc0\\u1090{}\\uc0\\u1086{}\\uc0\\u1083{}\\uc0\\u1103{}\\uc0\\u1088{}\\uc0\\u1086{}\\uc0\\u1074{}, \\uc0\\u1059{}\\uc0\\u1076{}\\uc0\\u1072{}\\uc0\\u1083{}\\uc0\\u1086{}\\uc0\\u1074{}, 1998; \\uc0\\u1052{}\\uc0\\u1072{}\\uc0\\u1082{}\\uc0\\u1089{}\\uc0\\u1080{}\\uc0\\u1084{}\\uc0\\u1086{}\\uc0\\u1074{}\\uc0\\u1080{}\\uc0\\u1095{}, \\uc0\\u1043{}\\uc0\\u1077{}\\uc0\\u1088{}\\uc0\\u1072{}\\uc0\\u1089{}\\uc0\\u1080{}\\uc0\\u1084{}\\uc0\\u1086{}\\uc0\\u1074{}\\uc0\\u1072{}, 2004]}&quot;,&quot;plainCitation&quot;:&quot;[Бурковский, Столяров, Удалов, 1998; Максимович, Герасимова, 2004]&quot;},&quot;citationItems&quot;:[{&quot;id&quot;:109,&quot;uris&quot;:[&quot;http://zotero.org/users/2233906/items/XNBR6MZH&quot;],&quot;uri&quot;:[&quot;http://zotero.org/users/2233906/items/XNBR6MZH&quot;],&quot;itemData&quot;:{&quot;id&quot;:109,&quot;type&quot;:&quot;paper-conference&quot;,&quot;title&quot;:&quot;Долговременный мониторинг литоральных поселений двустворчатых моллюсков (Mollsca, Bivalvia) в губе Чупа (Белое море)&quot;,&quot;container-title&quot;:&quot;Морские и пресноводные биосистемы севера Карелии. Труды БиНИИ&quot;,&quot;publisher&quot;:&quot;Издательство СПбГУ&quot;,&quot;page&quot;:&quot;95 – 120&quot;,&quot;volume&quot;:&quot;51&quot;,&quot;note&quot;:&quot;bibtex: Maximovich_Gerasimova_2004&quot;,&quot;language&quot;:&quot;russian&quot;,&quot;author&quot;:[{&quot;family&quot;:&quot;Максимович&quot;,&quot;given&quot;:&quot;Н.&quot;},{&quot;family&quot;:&quot;Герасимова&quot;,&quot;given&quot;:&quot;А.&quot;}],&quot;editor&quot;:[{&quot;family&quot;:&quot;Раилкин&quot;,&quot;given&quot;:&quot;А.И.&quot;}],&quot;issued&quot;:{&quot;date-parts&quot;:[[&quot;2004&quot;]]}},&quot;label&quot;:&quot;page&quot;},{&quot;id&quot;:582,&quot;uris&quot;:[&quot;http://zotero.org/users/2233906/items/CSUJERZV&quot;],&quot;uri&quot;:[&quot;http://zotero.org/users/2233906/items/CSUJERZV&quot;],&quot;itemData&quot;:{&quot;id&quot;:582,&quot;type&quot;:&quot;article-journal&quot;,&quot;title&quot;:&quot;Личинки как фактор формирования сообщества илисто-песчаной литорали Белого моря&quot;,&quot;container-title&quot;:&quot;Зоологический журнал&quot;,&quot;page&quot;:&quot;1229-1241&quot;,&quot;volume&quot;:&quot;77&quot;,&quot;issue&quot;:&quot;11&quot;,&quot;note&quot;:&quot;bibtex: Burkovskiy_et_al_1998&quot;,&quot;language&quot;:&quot;russian&quot;,&quot;author&quot;:[{&quot;family&quot;:&quot;Бурковский&quot;,&quot;given&quot;:&quot;И.В.&quot;},{&quot;family&quot;:&quot;Столяров&quot;,&quot;given&quot;:&quot;А.П.&quot;},{&quot;family&quot;:&quot;Удалов&quot;,&quot;given&quot;:&quot;А.П.&quot;}],&quot;issued&quot;:{&quot;date-parts&quot;:[[&quot;1998&quot;]]}},&quot;label&quot;:&quot;page&quot;}],&quot;schema&quot;:&quot;https://github.com/citation-style-language/schema/raw/master/csl-citation.json&quot;} RND5QhxbutXW7"/><text:span text:style-name="T135">[Бурковский, Столяров, Удалов, 1998; Максимович, Герасимова, 2004]</text:span><text:reference-mark-end text:name="ZOTERO_ITEM CSL_CITATION {&quot;citationID&quot;:&quot;2i951n8jci&quot;,&quot;properties&quot;:{&quot;formattedCitation&quot;:&quot;{\\rtf [\\uc0\\u1041{}\\uc0\\u1091{}\\uc0\\u1088{}\\uc0\\u1082{}\\uc0\\u1086{}\\uc0\\u1074{}\\uc0\\u1089{}\\uc0\\u1082{}\\uc0\\u1080{}\\uc0\\u1081{}, \\uc0\\u1057{}\\uc0\\u1090{}\\uc0\\u1086{}\\uc0\\u1083{}\\uc0\\u1103{}\\uc0\\u1088{}\\uc0\\u1086{}\\uc0\\u1074{}, \\uc0\\u1059{}\\uc0\\u1076{}\\uc0\\u1072{}\\uc0\\u1083{}\\uc0\\u1086{}\\uc0\\u1074{}, 1998; \\uc0\\u1052{}\\uc0\\u1072{}\\uc0\\u1082{}\\uc0\\u1089{}\\uc0\\u1080{}\\uc0\\u1084{}\\uc0\\u1086{}\\uc0\\u1074{}\\uc0\\u1080{}\\uc0\\u1095{}, \\uc0\\u1043{}\\uc0\\u1077{}\\uc0\\u1088{}\\uc0\\u1072{}\\uc0\\u1089{}\\uc0\\u1080{}\\uc0\\u1084{}\\uc0\\u1086{}\\uc0\\u1074{}\\uc0\\u1072{}, 2004]}&quot;,&quot;plainCitation&quot;:&quot;[Бурковский, Столяров, Удалов, 1998; Максимович, Герасимова, 2004]&quot;},&quot;citationItems&quot;:[{&quot;id&quot;:109,&quot;uris&quot;:[&quot;http://zotero.org/users/2233906/items/XNBR6MZH&quot;],&quot;uri&quot;:[&quot;http://zotero.org/users/2233906/items/XNBR6MZH&quot;],&quot;itemData&quot;:{&quot;id&quot;:109,&quot;type&quot;:&quot;paper-conference&quot;,&quot;title&quot;:&quot;Долговременный мониторинг литоральных поселений двустворчатых моллюсков (Mollsca, Bivalvia) в губе Чупа (Белое море)&quot;,&quot;container-title&quot;:&quot;Морские и пресноводные биосистемы севера Карелии. Труды БиНИИ&quot;,&quot;publisher&quot;:&quot;Издательство СПбГУ&quot;,&quot;page&quot;:&quot;95 – 120&quot;,&quot;volume&quot;:&quot;51&quot;,&quot;note&quot;:&quot;bibtex: Maximovich_Gerasimova_2004&quot;,&quot;language&quot;:&quot;russian&quot;,&quot;author&quot;:[{&quot;family&quot;:&quot;Максимович&quot;,&quot;given&quot;:&quot;Н.&quot;},{&quot;family&quot;:&quot;Герасимова&quot;,&quot;given&quot;:&quot;А.&quot;}],&quot;editor&quot;:[{&quot;family&quot;:&quot;Раилкин&quot;,&quot;given&quot;:&quot;А.И.&quot;}],&quot;issued&quot;:{&quot;date-parts&quot;:[[&quot;2004&quot;]]}},&quot;label&quot;:&quot;page&quot;},{&quot;id&quot;:582,&quot;uris&quot;:[&quot;http://zotero.org/users/2233906/items/CSUJERZV&quot;],&quot;uri&quot;:[&quot;http://zotero.org/users/2233906/items/CSUJERZV&quot;],&quot;itemData&quot;:{&quot;id&quot;:582,&quot;type&quot;:&quot;article-journal&quot;,&quot;title&quot;:&quot;Личинки как фактор формирования сообщества илисто-песчаной литорали Белого моря&quot;,&quot;container-title&quot;:&quot;Зоологический журнал&quot;,&quot;page&quot;:&quot;1229-1241&quot;,&quot;volume&quot;:&quot;77&quot;,&quot;issue&quot;:&quot;11&quot;,&quot;note&quot;:&quot;bibtex: Burkovskiy_et_al_1998&quot;,&quot;language&quot;:&quot;russian&quot;,&quot;author&quot;:[{&quot;family&quot;:&quot;Бурковский&quot;,&quot;given&quot;:&quot;И.В.&quot;},{&quot;family&quot;:&quot;Столяров&quot;,&quot;given&quot;:&quot;А.П.&quot;},{&quot;family&quot;:&quot;Удалов&quot;,&quot;given&quot;:&quot;А.П.&quot;}],&quot;issued&quot;:{&quot;date-parts&quot;:[[&quot;1998&quot;]]}},&quot;label&quot;:&quot;page&quot;}],&quot;schema&quot;:&quot;https://github.com/citation-style-language/schema/raw/master/csl-citation.json&quot;} RND5QhxbutXW7"/><text:span text:style-name="T50">. </text:span><text:span text:style-name="T52">Наши данные </text:span><text:span text:style-name="T53">позволяют</text:span><text:span text:style-name="T52"> </text:span><text:span text:style-name="T53">утверждать</text:span><text:span text:style-name="T52">, что для годовалых особей зима <text:s/></text:span><text:span text:style-name="T54">(вторая зима в онтогенезе) также </text:span><text:span text:style-name="T52">оказывает критическое воздействие. </text:span><text:span text:style-name="T55">Если говорить о долговременном влиянии на обилие маком в поселениях, то максимально успешным было пополнение в 1998 году, зафиксированное нами как всплеск численности маком в 1999 году во всех исследованных поселениях, поскольку оно привело к достоверному увеличению численности по сравнению с периодом до 1998 года (рис. 2). </text:span><text:span text:style-name="T53">Во всех трех поселениях численность увеличивается с 1992 до 1994 года, после этого идет некоторый спад до 1997-98 года, и резкое увеличение численности в 1999 году, то есть наблюдается некоторая синхронность динамик поселений. </text:span></text:p>
      <text:p text:style-name="P37"><text:span text:style-name="T30">Размерная структура во всех исследованных поселениях варьировала. При этом </text:span><text:span text:style-name="T31">в динамике преобладают года с</text:span><text:span text:style-name="T30"> бимодальн</text:span><text:span text:style-name="T31">ой</text:span><text:span text:style-name="T30"> структур</text:span><text:span text:style-name="T31">ой. <text:s/>Анализ главных компонент показал, что </text:span><text:span text:style-name="T32">1 и 2 компоненты (52.5 и 22.6 % общей дисперсии) связаны в долей мелких особей (длиной 1, 2 и 3 мм) в поселении (табл. </text:span><text:span text:style-name="T33">2</text:span><text:span text:style-name="T32">). </text:span><text:span text:style-name="T33">Ординация многолетних наблюдений в пространствен 1 и 2 компонент не показывает четких группировок (рис. </text:span><text:span text:style-name="T36">6</text:span><text:span text:style-name="T33">). </text:span><text:span text:style-name="T34">Однако, можно отметить, что многие описания разных поселений, относящиеся к одному году, группируются, что также говорит о сходстве характера динамик в разных поселениях.</text:span></text:p>
      <text:p text:style-name="P58"><text:soft-page-break/>Таблица <text:span text:style-name="T256">2</text:span>. Вклад доли особей различной длины в главные компоненты </text:p>
      <text:p text:style-name="P63">при анализе размерной структуры <text:span text:style-name="T11">Macoma balthic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3"/>
        <table:table-column table:style-name="Таблица3.F" table:number-columns-repeated="6"/>
        <table:table-column table:style-name="Таблица3.L"/>
        <table:table-column table:style-name="Таблица3.F"/>
        <table:table-column table:style-name="Таблица3.N"/>
        <table:table-column table:style-name="Таблица3.F" table:number-columns-repeated="2"/>
        <table:table-row table:style-name="Таблица3.1">
          <table:table-cell table:style-name="Таблица3.A1" office:value-type="string">
            <text:p text:style-name="P11">L, мм</text:p>
          </table:table-cell>
          <table:table-cell table:style-name="Таблица3.A1" office:value-type="string">
            <text:p text:style-name="P3">2</text:p>
          </table:table-cell>
          <table:table-cell table:style-name="Таблица3.A1" office:value-type="string">
            <text:p text:style-name="P3">3</text:p>
          </table:table-cell>
          <table:table-cell table:style-name="Таблица3.A1" office:value-type="string">
            <text:p text:style-name="P3">4</text:p>
          </table:table-cell>
          <table:table-cell table:style-name="Таблица3.A1" office:value-type="string">
            <text:p text:style-name="P3">5</text:p>
          </table:table-cell>
          <table:table-cell table:style-name="Таблица3.A1" office:value-type="string">
            <text:p text:style-name="P3">6</text:p>
          </table:table-cell>
          <table:table-cell table:style-name="Таблица3.A1" office:value-type="string">
            <text:p text:style-name="P3">7</text:p>
          </table:table-cell>
          <table:table-cell table:style-name="Таблица3.A1" office:value-type="string">
            <text:p text:style-name="P3">8</text:p>
          </table:table-cell>
          <table:table-cell table:style-name="Таблица3.A1" office:value-type="string">
            <text:p text:style-name="P3">9</text:p>
          </table:table-cell>
          <table:table-cell table:style-name="Таблица3.A1" office:value-type="string">
            <text:p text:style-name="P3">10</text:p>
          </table:table-cell>
          <table:table-cell table:style-name="Таблица3.A1" office:value-type="string">
            <text:p text:style-name="P3">11</text:p>
          </table:table-cell>
          <table:table-cell table:style-name="Таблица3.A1" office:value-type="string">
            <text:p text:style-name="P3">12</text:p>
          </table:table-cell>
          <table:table-cell table:style-name="Таблица3.A1" office:value-type="string">
            <text:p text:style-name="P3">13</text:p>
          </table:table-cell>
          <table:table-cell table:style-name="Таблица3.A1" office:value-type="string">
            <text:p text:style-name="P3">14</text:p>
          </table:table-cell>
          <table:table-cell table:style-name="Таблица3.A1" office:value-type="string">
            <text:p text:style-name="P3">15</text:p>
          </table:table-cell>
          <table:table-cell table:style-name="Таблица3.A1" office:value-type="string">
            <text:p text:style-name="P3">16</text:p>
          </table:table-cell>
        </table:table-row>
        <table:table-row table:style-name="Таблица3.2">
          <table:table-cell table:style-name="Таблица3.A2" office:value-type="string">
            <text:p text:style-name="P3">Comp.1</text:p>
          </table:table-cell>
          <table:table-cell table:style-name="Таблица3.A2" office:value-type="string">
            <text:p text:style-name="P3">-0,91</text:p>
          </table:table-cell>
          <table:table-cell table:style-name="Таблица3.A2" office:value-type="string">
            <text:p text:style-name="P3">-0,24</text:p>
          </table:table-cell>
          <table:table-cell table:style-name="Таблица3.A2" office:value-type="string">
            <text:p text:style-name="P3">0,09</text:p>
          </table:table-cell>
          <table:table-cell table:style-name="Таблица3.A2" office:value-type="string">
            <text:p text:style-name="P3">0,10</text:p>
          </table:table-cell>
          <table:table-cell table:style-name="Таблица3.A2" office:value-type="string">
            <text:p text:style-name="P3">0,11</text:p>
          </table:table-cell>
          <table:table-cell table:style-name="Таблица3.A2" office:value-type="string">
            <text:p text:style-name="P3">0,11</text:p>
          </table:table-cell>
          <table:table-cell table:style-name="Таблица3.A2" office:value-type="string">
            <text:p text:style-name="P3">0,13</text:p>
          </table:table-cell>
          <table:table-cell table:style-name="Таблица3.A2" office:value-type="string">
            <text:p text:style-name="P3">0,11</text:p>
          </table:table-cell>
          <table:table-cell table:style-name="Таблица3.A2" office:value-type="string">
            <text:p text:style-name="P3">0,11</text:p>
          </table:table-cell>
          <table:table-cell table:style-name="Таблица3.A2" office:value-type="string">
            <text:p text:style-name="P3">0,08</text:p>
          </table:table-cell>
          <table:table-cell table:style-name="Таблица3.A2" office:value-type="string">
            <text:p text:style-name="P3">0,11</text:p>
          </table:table-cell>
          <table:table-cell table:style-name="Таблица3.A2" office:value-type="string">
            <text:p text:style-name="P3">0,09</text:p>
          </table:table-cell>
          <table:table-cell table:style-name="Таблица3.A2" office:value-type="string">
            <text:p text:style-name="P3">0,05</text:p>
          </table:table-cell>
          <table:table-cell table:style-name="Таблица3.A2" office:value-type="string">
            <text:p text:style-name="P3">0,02</text:p>
          </table:table-cell>
          <table:table-cell table:style-name="Таблица3.A2" office:value-type="string">
            <text:p text:style-name="P3">0,02</text:p>
          </table:table-cell>
        </table:table-row>
        <table:table-row table:style-name="Таблица3.2">
          <table:table-cell table:style-name="Таблица3.A3" office:value-type="string">
            <text:p text:style-name="P3">Comp.2</text:p>
          </table:table-cell>
          <table:table-cell table:style-name="Таблица3.A3" office:value-type="string">
            <text:p text:style-name="P3">-0,24</text:p>
          </table:table-cell>
          <table:table-cell table:style-name="Таблица3.A3" office:value-type="string">
            <text:p text:style-name="P3">0,67</text:p>
          </table:table-cell>
          <table:table-cell table:style-name="Таблица3.A3" office:value-type="string">
            <text:p text:style-name="P3">0,48</text:p>
          </table:table-cell>
          <table:table-cell table:style-name="Таблица3.A3" office:value-type="string">
            <text:p text:style-name="P3">0,20</text:p>
          </table:table-cell>
          <table:table-cell table:style-name="Таблица3.A3" office:value-type="string">
            <text:p text:style-name="P3">0,05</text:p>
          </table:table-cell>
          <table:table-cell table:style-name="Таблица3.A3" office:value-type="string">
            <text:p text:style-name="P3">-0,14</text:p>
          </table:table-cell>
          <table:table-cell table:style-name="Таблица3.A3" office:value-type="string">
            <text:p text:style-name="P3">-0,22</text:p>
          </table:table-cell>
          <table:table-cell table:style-name="Таблица3.A3" office:value-type="string">
            <text:p text:style-name="P3">-0,25</text:p>
          </table:table-cell>
          <table:table-cell table:style-name="Таблица3.A3" office:value-type="string">
            <text:p text:style-name="P3">-0,23</text:p>
          </table:table-cell>
          <table:table-cell table:style-name="Таблица3.A3" office:value-type="string">
            <text:p text:style-name="P3">-0,15</text:p>
          </table:table-cell>
          <table:table-cell table:style-name="Таблица3.A3" office:value-type="string">
            <text:p text:style-name="P3">-0,11</text:p>
          </table:table-cell>
          <table:table-cell table:style-name="Таблица3.A3" office:value-type="string">
            <text:p text:style-name="P3">-0,05</text:p>
          </table:table-cell>
          <table:table-cell table:style-name="Таблица3.A3" office:value-type="string">
            <text:p text:style-name="P3">0,00</text:p>
          </table:table-cell>
          <table:table-cell table:style-name="Таблица3.A3" office:value-type="string">
            <text:p text:style-name="P3">-0,01</text:p>
          </table:table-cell>
          <table:table-cell table:style-name="Таблица3.A3" office:value-type="string">
            <text:p text:style-name="P3">-0,02</text:p>
          </table:table-cell>
        </table:table-row>
      </table:table>
      <text:p text:style-name="P12">Примечание: Для моллюсков крупнее 1<text:span text:style-name="T255">6</text:span> мм нагрузки были менее 0,01.</text:p>
      <text:p text:style-name="P59"/>
      <text:p text:style-name="P59"><text:span text:style-name="T30"><text:tab/></text:span><text:span text:style-name="T56">Для формальной оценки степени </text:span><text:span text:style-name="T30">степени синхронности поселений (табл. </text:span><text:span text:style-name="T34">3</text:span><text:span text:style-name="T30">)</text:span><text:span text:style-name="T57"> </text:span><text:span text:style-name="T56">был проведен </text:span><text:span text:style-name="T57">корреляционн</text:span><text:span text:style-name="T56">ый</text:span><text:span text:style-name="T57"> </text:span><text:span text:style-name="T56">анализ методом</text:span><text:span text:style-name="T57"> Мантеля </text:span><text:span text:style-name="T56">по данным о динамике средней чиленности</text:span><text:span text:style-name="T57">. </text:span><text:span text:style-name="T58">Динамика поселения на материковой литорали в Лувеньге оказалась достоверно сходной с динамикой двух других поселений.</text:span></text:p>
      <text:p text:style-name="P64">Таблица <text:span text:style-name="T257">3</text:span>. Анализ синхронности динамики поселений <text:span text:style-name="T11">Macoma balthica</text:span> в районе Лувеньгских шхер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7">Mantel <text:span text:style-name="T253">r</text:span>\ p perm</text:p>
          </table:table-cell>
          <table:table-cell table:style-name="Таблица2.B1" office:value-type="string">
            <text:p text:style-name="P28">Эстуарий р. Лувеньги</text:p>
          </table:table-cell>
          <table:table-cell table:style-name="Таблица2.B1" office:value-type="string">
            <text:p text:style-name="P28">о. Горелый</text:p>
          </table:table-cell>
          <table:table-cell table:style-name="Таблица2.B1" office:value-type="string">
            <text:p text:style-name="P28">Лувеньга, материк</text:p>
          </table:table-cell>
        </table:table-row>
        <table:table-row table:style-name="Таблица2.1">
          <table:table-cell table:style-name="Таблица2.A2" office:value-type="string">
            <text:p text:style-name="P28">Эстуарий р. Лувеньги</text:p>
          </table:table-cell>
          <table:table-cell table:style-name="Таблица2.B2" office:value-type="string">
            <text:p text:style-name="P29">-</text:p>
          </table:table-cell>
          <table:table-cell table:style-name="Таблица2.B2" office:value-type="string">
            <text:p text:style-name="P29">0,082</text:p>
          </table:table-cell>
          <table:table-cell table:style-name="Таблица2.B2" office:value-type="string">
            <text:p text:style-name="P30">0,029</text:p>
          </table:table-cell>
        </table:table-row>
        <table:table-row table:style-name="Таблица2.1">
          <table:table-cell table:style-name="Таблица2.A2" office:value-type="string">
            <text:p text:style-name="P28">о. Горелый</text:p>
          </table:table-cell>
          <table:table-cell table:style-name="Таблица2.B2" office:value-type="string">
            <text:p text:style-name="P29">0,176</text:p>
          </table:table-cell>
          <table:table-cell table:style-name="Таблица2.B2" office:value-type="string">
            <text:p text:style-name="P29">-</text:p>
          </table:table-cell>
          <table:table-cell table:style-name="Таблица2.B2" office:value-type="string">
            <text:p text:style-name="P30">0,001</text:p>
          </table:table-cell>
        </table:table-row>
        <table:table-row table:style-name="Таблица2.1">
          <table:table-cell table:style-name="Таблица2.A4" office:value-type="string">
            <text:p text:style-name="P28">Лувеньга, материк</text:p>
          </table:table-cell>
          <table:table-cell table:style-name="Таблица2.B4" office:value-type="string">
            <text:p text:style-name="P30">0,32</text:p>
          </table:table-cell>
          <table:table-cell table:style-name="Таблица2.B4" office:value-type="string">
            <text:p text:style-name="P30">0,862</text:p>
          </table:table-cell>
          <table:table-cell table:style-name="Таблица2.B4" office:value-type="string">
            <text:p text:style-name="P29">-</text:p>
          </table:table-cell>
        </table:table-row>
      </table:table>
      <text:p text:style-name="P45">Примечание: нижняя треугольная матрица – значения коэффициента <text:span text:style-name="T254">частной</text:span> корреляции Мантеля, верхняя треугольная матрица – доверительная вероятность, <text:span text:style-name="T279">оцененная</text:span> пермутационным методом.</text:p>
      <text:p text:style-name="P45"/>
      <text:p text:style-name="P55"><text:span text:style-name="T68">M. balthica</text:span><text:span text:style-name="T58"> – вид, обладающий планктонной личинкой, при этом в условиях Белого моря от стадии велигера до метаморфоза и оседания проходит около месяца (25-30 суток) </text:span><text:reference-mark-start text:name="ZOTERO_ITEM CSL_CITATION {&quot;citationID&quot;:&quot;iewtQ6wg&quot;,&quot;properties&quot;:{&quot;formattedCitation&quot;:&quot;{\\rtf [\\uc0\\u1060{}\\uc0\\u1083{}\\uc0\\u1103{}\\uc0\\u1095{}\\uc0\\u1080{}\\uc0\\u1085{}\\uc0\\u1089{}\\uc0\\u1082{}\\uc0\\u1072{}\\uc0\\u1103{}, 1999]}&quot;,&quot;plainCitation&quot;:&quot;[Флячинская, 1999]&quot;},&quot;citationItems&quot;:[{&quot;id&quot;:600,&quot;uris&quot;:[&quot;http://zotero.org/users/2233906/items/WSDI95ZA&quot;],&quot;uri&quot;:[&quot;http://zotero.org/users/2233906/items/WSDI95ZA&quot;],&quot;itemData&quot;:{&quot;id&quot;:600,&quot;type&quot;:&quot;thesis&quot;,&quot;title&quot;:&quot;Особенности эмбрионального и личиночного развития и формирования общеорганизменных регуляторных систем в онтогенезе беломорских двустворчатых моллюсков: Mytilus edulis L., Mya arenaria L., Hiatella arctica L., Macoma balthica L. (Mollusca, Bivalvia)&quot;,&quot;publisher&quot;:&quot;ЗИН РАН&quot;,&quot;publisher-place&quot;:&quot;СПб&quot;,&quot;number-of-pages&quot;:&quot;23&quot;,&quot;genre&quot;:&quot;Автореферат диссертации на соискание ученой степени кандидата биологических наук&quot;,&quot;event-place&quot;:&quot;СПб&quot;,&quot;note&quot;:&quot;bibtex: Flyachinskaya_1999&quot;,&quot;language&quot;:&quot;russian&quot;,&quot;author&quot;:[{&quot;family&quot;:&quot;Флячинская&quot;,&quot;given&quot;:&quot;Л.П.&quot;}],&quot;issued&quot;:{&quot;date-parts&quot;:[[&quot;1999&quot;]]}}}],&quot;schema&quot;:&quot;https://github.com/citation-style-language/schema/raw/master/csl-citation.json&quot;} RNDlMkDnRYXSU"/><text:span text:style-name="T135">[Флячинская, 1999]</text:span><text:reference-mark-end text:name="ZOTERO_ITEM CSL_CITATION {&quot;citationID&quot;:&quot;iewtQ6wg&quot;,&quot;properties&quot;:{&quot;formattedCitation&quot;:&quot;{\\rtf [\\uc0\\u1060{}\\uc0\\u1083{}\\uc0\\u1103{}\\uc0\\u1095{}\\uc0\\u1080{}\\uc0\\u1085{}\\uc0\\u1089{}\\uc0\\u1082{}\\uc0\\u1072{}\\uc0\\u1103{}, 1999]}&quot;,&quot;plainCitation&quot;:&quot;[Флячинская, 1999]&quot;},&quot;citationItems&quot;:[{&quot;id&quot;:600,&quot;uris&quot;:[&quot;http://zotero.org/users/2233906/items/WSDI95ZA&quot;],&quot;uri&quot;:[&quot;http://zotero.org/users/2233906/items/WSDI95ZA&quot;],&quot;itemData&quot;:{&quot;id&quot;:600,&quot;type&quot;:&quot;thesis&quot;,&quot;title&quot;:&quot;Особенности эмбрионального и личиночного развития и формирования общеорганизменных регуляторных систем в онтогенезе беломорских двустворчатых моллюсков: Mytilus edulis L., Mya arenaria L., Hiatella arctica L., Macoma balthica L. (Mollusca, Bivalvia)&quot;,&quot;publisher&quot;:&quot;ЗИН РАН&quot;,&quot;publisher-place&quot;:&quot;СПб&quot;,&quot;number-of-pages&quot;:&quot;23&quot;,&quot;genre&quot;:&quot;Автореферат диссертации на соискание ученой степени кандидата биологических наук&quot;,&quot;event-place&quot;:&quot;СПб&quot;,&quot;note&quot;:&quot;bibtex: Flyachinskaya_1999&quot;,&quot;language&quot;:&quot;russian&quot;,&quot;author&quot;:[{&quot;family&quot;:&quot;Флячинская&quot;,&quot;given&quot;:&quot;Л.П.&quot;}],&quot;issued&quot;:{&quot;date-parts&quot;:[[&quot;1999&quot;]]}}}],&quot;schema&quot;:&quot;https://github.com/citation-style-language/schema/raw/master/csl-citation.json&quot;} RNDlMkDnRYXSU"/><text:span text:style-name="T58">. </text:span><text:span text:style-name="T59">И</text:span><text:span text:style-name="T60">звестно, что общий личиночный пул формируется для достаточно крупных акваторий </text:span><text:reference-mark-start text:name="ZOTERO_ITEM CSL_CITATION {&quot;citationID&quot;:&quot;hfWMpUQV&quot;,&quot;properties&quot;:{&quot;formattedCitation&quot;:&quot;{\\rtf [\\uc0\\u1052{}\\uc0\\u1072{}\\uc0\\u1082{}\\uc0\\u1089{}\\uc0\\u1080{}\\uc0\\u1084{}\\uc0\\u1086{}\\uc0\\u1074{}\\uc0\\u1080{}\\uc0\\u1095{}, \\uc0\\u1064{}\\uc0\\u1080{}\\uc0\\u1083{}\\uc0\\u1080{}\\uc0\\u1085{}, 2012]}&quot;,&quot;plainCitation&quot;:&quot;[Максимович, Шилин, 2012]&quot;},&quot;citationItems&quot;:[{&quot;id&quot;:358,&quot;uris&quot;:[&quot;http://zotero.org/users/2233906/items/MXZMVJU7&quot;],&quot;uri&quot;:[&quot;http://zotero.org/users/2233906/items/MXZMVJU7&quot;],&quot;itemData&quot;:{&quot;id&quot;:358,&quot;type&quot;:&quot;article-journal&quot;,&quot;title&quot;:&quot;Пространственно-временное распределение планктонных личинок двустворчатых моллюсков в полуизолированных акваториях (на примере губы Чупа Белого моря)&quot;,&quot;container-title&quot;:&quot;Биосфера&quot;,&quot;page&quot;:&quot;293-306&quot;,&quot;volume&quot;:&quot;4&quot;,&quot;issue&quot;:&quot;2&quot;,&quot;source&quot;:&quot;Google Scholar&quot;,&quot;note&quot;:&quot;bibtex: Maximovich_Shilin_2012&quot;,&quot;language&quot;:&quot;russian&quot;,&quot;author&quot;:[{&quot;family&quot;:&quot;Максимович&quot;,&quot;given&quot;:&quot;Н. В.&quot;},{&quot;family&quot;:&quot;Шилин&quot;,&quot;given&quot;:&quot;M. Б.&quot;}],&quot;issued&quot;:{&quot;date-parts&quot;:[[&quot;2012&quot;]]}}}],&quot;schema&quot;:&quot;https://github.com/citation-style-language/schema/raw/master/csl-citation.json&quot;} RNDWYhCedZMQn"/><text:span text:style-name="T135">[Максимович, Шилин, 2012]</text:span><text:reference-mark-end text:name="ZOTERO_ITEM CSL_CITATION {&quot;citationID&quot;:&quot;hfWMpUQV&quot;,&quot;properties&quot;:{&quot;formattedCitation&quot;:&quot;{\\rtf [\\uc0\\u1052{}\\uc0\\u1072{}\\uc0\\u1082{}\\uc0\\u1089{}\\uc0\\u1080{}\\uc0\\u1084{}\\uc0\\u1086{}\\uc0\\u1074{}\\uc0\\u1080{}\\uc0\\u1095{}, \\uc0\\u1064{}\\uc0\\u1080{}\\uc0\\u1083{}\\uc0\\u1080{}\\uc0\\u1085{}, 2012]}&quot;,&quot;plainCitation&quot;:&quot;[Максимович, Шилин, 2012]&quot;},&quot;citationItems&quot;:[{&quot;id&quot;:358,&quot;uris&quot;:[&quot;http://zotero.org/users/2233906/items/MXZMVJU7&quot;],&quot;uri&quot;:[&quot;http://zotero.org/users/2233906/items/MXZMVJU7&quot;],&quot;itemData&quot;:{&quot;id&quot;:358,&quot;type&quot;:&quot;article-journal&quot;,&quot;title&quot;:&quot;Пространственно-временное распределение планктонных личинок двустворчатых моллюсков в полуизолированных акваториях (на примере губы Чупа Белого моря)&quot;,&quot;container-title&quot;:&quot;Биосфера&quot;,&quot;page&quot;:&quot;293-306&quot;,&quot;volume&quot;:&quot;4&quot;,&quot;issue&quot;:&quot;2&quot;,&quot;source&quot;:&quot;Google Scholar&quot;,&quot;note&quot;:&quot;bibtex: Maximovich_Shilin_2012&quot;,&quot;language&quot;:&quot;russian&quot;,&quot;author&quot;:[{&quot;family&quot;:&quot;Максимович&quot;,&quot;given&quot;:&quot;Н. В.&quot;},{&quot;family&quot;:&quot;Шилин&quot;,&quot;given&quot;:&quot;M. Б.&quot;}],&quot;issued&quot;:{&quot;date-parts&quot;:[[&quot;2012&quot;]]}}}],&quot;schema&quot;:&quot;https://github.com/citation-style-language/schema/raw/master/csl-citation.json&quot;} RNDWYhCedZMQn"/><text:span text:style-name="T60">.</text:span><text:span text:style-name="T58"> </text:span><text:span text:style-name="T59">Поэтому р</text:span><text:span text:style-name="T60">асположенные на расстоянии около </text:span><text:soft-page-break/><text:span text:style-name="T60">километра исследованные поселения, скорее всего, пополняются за счет общего личиночного пула</text:span><text:span text:style-name="T59">, </text:span><text:span text:style-name="T61">что влияет на синхронизацию динамики поселений. Однако данные по другим акваториям </text:span><text:reference-mark-start text:name="ZOTERO_ITEM CSL_CITATION {&quot;citationID&quot;:&quot;6e6v2i7hk&quot;,&quot;properties&quot;:{&quot;formattedCitation&quot;:&quot;[Varfolomeeva, Naumov, 2013]&quot;,&quot;plainCitation&quot;:&quot;[Varfolomeeva, Naumov, 2013]&quot;},&quot;citationItems&quot;:[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5yl2SoNTwR"/><text:span text:style-name="T61">[Varfolomeeva, Naumov, 2013]</text:span><text:reference-mark-end text:name="ZOTERO_ITEM CSL_CITATION {&quot;citationID&quot;:&quot;6e6v2i7hk&quot;,&quot;properties&quot;:{&quot;formattedCitation&quot;:&quot;[Varfolomeeva, Naumov, 2013]&quot;,&quot;plainCitation&quot;:&quot;[Varfolomeeva, Naumov, 2013]&quot;},&quot;citationItems&quot;:[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5yl2SoNTwR"/><text:span text:style-name="T62"> показывают, что </text:span><text:span text:style-name="T63">по крайней мере </text:span><text:span text:style-name="T62">в 1998-1999 году увеличение численности наблюдалось в разных районах Кандалакшского залива. </text:span><text:span text:style-name="T63">Это дает основание предполагать влияние глобальных абиотических факторов, первым из которых может быть температура. </text:span></text:p>
      <text:p text:style-name="P56"><text:span text:style-name="T120">Для проверки влияния температуры на динамику обилия </text:span><text:span text:style-name="T129">M. balthica</text:span><text:span text:style-name="T120"> был</text:span><text:span text:style-name="T121">о проведено моделирование в терминах линейных моделей. Были использованы данные о температуре воздуха в Кандалакше: с 1991 по 2000 год из «Летописи Кандалакшского государственного заповедника» и с 2000 по 2012 год из архива «Расписание погоды» (http://rp5.ru). Полная модель включала в себя независимую переменную </text:span><text:span text:style-name="T120">средн</text:span><text:span text:style-name="T121">юю</text:span><text:span text:style-name="T120"> численност</text:span><text:span text:style-name="T121">ь</text:span><text:span text:style-name="T120"> маком в данный год (Nt1) </text:span><text:span text:style-name="T121">и независимые факторы:</text:span><text:span text:style-name="T120"> </text:span><text:span text:style-name="T121">численность маком в предыдущий год (Nt), среднелетнюю температуру в предыдущий год (Tst) как отражение условий созревание гонад и формирования спата и среднезимнюю температуру в текущий год (Twt1) как отражение критических условий первой зимы для сеголетков. </text:span><text:span text:style-name="T122">Для выполнения условия о линейности зависимости, а также уменьшения воздействия влиятельных наблюдений в модели были использованы логарифмированные значения численности. </text:span><text:span text:style-name="T123">В дальнейшем модель была редуцирована (полная и минимальная модели, ANOVA</text:span><text:span text:style-name="T122">: F = </text:span><text:bookmark text:name="rstudio_console_output"/><text:span text:style-name="T166">0</text:span><text:span text:style-name="T180">.</text:span><text:span text:style-name="T166">43; p=0.79</text:span><text:span text:style-name="T147">)</text:span><text:span text:style-name="T123"> и в минимальную модель в качестве факторов были включены Nt и </text:span><text:span text:style-name="T121">Twt1. </text:span><text:span text:style-name="T124">Характеристики полученной модели приведены в таблице</text:span><text:span text:style-name="T125"> 4</text:span><text:span text:style-name="T121">. </text:span><text:span text:style-name="T126">Построенная модель удовлетворяла условиям отсутствия автокорреляций (критерий Дарбина-</text:span><text:span text:style-name="T123">Уотсона </text:span><text:bookmark text:name="rstudio_console_output1"/><text:span text:style-name="T167">1.7</text:span><text:span text:style-name="T168">1;</text:span><text:span text:style-name="T167"> p=0.27), </text:span><text:span text:style-name="T168">нормальности распределения остатков (критерий Ша</text:span><text:span text:style-name="T167">пиро-Уилка: </text:span><text:bookmark text:name="rstudio_console_output2"/><text:span text:style-name="T167">W=0.99; p=</text:span><text:span text:style-name="T181">0.86</text:span><text:span text:style-name="T167">) </text:span><text:span text:style-name="T168">и </text:span><text:span text:style-name="T169">гомогенности дисперсий</text:span><text:span text:style-name="T168"> (крите</text:span><text:span text:style-name="T166">рий </text:span><text:span text:style-name="T122">Бройша-Пагана: </text:span><text:bookmark text:name="rstudio_console_output3"/><text:span text:style-name="T166">BP=5.25; p-value=0.15). </text:span><text:span text:style-name="T170">Таким образом, связь между обилием маком в текущий и в предыдущий год и зимней </text:span><text:soft-page-break/><text:span text:style-name="T170">температурой описывается моделью вида: ln(Nt1) = 1.96 + 0,60ln(Nt) — 0.09Twt1 (F=37.04; p&lt;0.0001. R</text:span><text:span text:style-name="T184">2</text:span><text:span text:style-name="T170">=0.6) </text:span><text:span text:style-name="T171">(рис. </text:span><text:span text:style-name="T172">7</text:span><text:span text:style-name="T171">)</text:span><text:span text:style-name="T170">.</text:span></text:p>
      <text:p text:style-name="P53">Таблица 4. <text:span text:style-name="T260">Характеристики модели зависимости обилия маком </text:span></text:p>
      <text:p text:style-name="P54"/>
      <text:p text:style-name="P54">от их обилия в предыдущий год и зимней температуры.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66">факторы</text:p>
          </table:table-cell>
          <table:table-cell table:style-name="Таблица4.A1" office:value-type="string">
            <text:p text:style-name="P67">Оценки коэффициентов модели</text:p>
          </table:table-cell>
          <table:table-cell table:style-name="Таблица4.A1" office:value-type="string">
            <text:p text:style-name="P66">Стандартная ошибка <text:span text:style-name="T259">коэффициентов модели</text:span></text:p>
          </table:table-cell>
          <table:table-cell table:style-name="Таблица4.A1" office:value-type="string">
            <text:p text:style-name="P68">t</text:p>
          </table:table-cell>
          <table:table-cell table:style-name="Таблица4.E1" office:value-type="string">
            <text:p text:style-name="P68">P</text:p>
          </table:table-cell>
        </table:table-row>
        <table:table-row>
          <table:table-cell table:style-name="Таблица4.A2" office:value-type="string">
            <text:p text:style-name="P69">Свободный член</text:p>
          </table:table-cell>
          <table:table-cell table:style-name="Таблица4.A2" office:value-type="string">
            <text:p text:style-name="P70">1,96</text:p>
          </table:table-cell>
          <table:table-cell table:style-name="Таблица4.A2" office:value-type="string">
            <text:p text:style-name="P70">0,664</text:p>
          </table:table-cell>
          <table:table-cell table:style-name="Таблица4.A2" office:value-type="string">
            <text:p text:style-name="P70">2,96</text:p>
          </table:table-cell>
          <table:table-cell table:style-name="Таблица4.E2" office:value-type="string">
            <text:p text:style-name="P70">0,005</text:p>
          </table:table-cell>
        </table:table-row>
        <table:table-row>
          <table:table-cell table:style-name="Таблица4.A2" office:value-type="string">
            <text:p text:style-name="P70"><text:span text:style-name="T258">ln(</text:span>Nt<text:span text:style-name="T258">)</text:span></text:p>
          </table:table-cell>
          <table:table-cell table:style-name="Таблица4.A2" office:value-type="string">
            <text:p text:style-name="P70">0,60</text:p>
          </table:table-cell>
          <table:table-cell table:style-name="Таблица4.A2" office:value-type="string">
            <text:p text:style-name="P70">0,071</text:p>
          </table:table-cell>
          <table:table-cell table:style-name="Таблица4.A2" office:value-type="string">
            <text:p text:style-name="P70">8,44</text:p>
          </table:table-cell>
          <table:table-cell table:style-name="Таблица4.E2" office:value-type="string">
            <text:p text:style-name="P70">&lt;0,0001</text:p>
          </table:table-cell>
        </table:table-row>
        <table:table-row>
          <table:table-cell table:style-name="Таблица4.A2" office:value-type="string">
            <text:p text:style-name="P71">Twt1</text:p>
          </table:table-cell>
          <table:table-cell table:style-name="Таблица4.A2" office:value-type="string">
            <text:p text:style-name="P70">-0,09</text:p>
          </table:table-cell>
          <table:table-cell table:style-name="Таблица4.A2" office:value-type="string">
            <text:p text:style-name="P70">0,036</text:p>
          </table:table-cell>
          <table:table-cell table:style-name="Таблица4.A2" office:value-type="string">
            <text:p text:style-name="P70">-2,50</text:p>
          </table:table-cell>
          <table:table-cell table:style-name="Таблица4.E2" office:value-type="string">
            <text:p text:style-name="P70">0,016</text:p>
          </table:table-cell>
        </table:table-row>
      </table:table>
      <text:p text:style-name="P70"/>
      <text:p text:style-name="P55"><text:span text:style-name="T168">П</text:span><text:span text:style-name="T171">олученные данные о влиянии зимней температуры противоречат нашей исходной гипотезе о том, что холодные зимы в Белом море критичны для маком. Результаты моделирования позволяют говорить о том, что обилие маком увеличивается после более холодных зим и уменьшается после относительно теплых (рис. </text:span><text:span text:style-name="T173">7</text:span><text:span text:style-name="T171">). </text:span><text:span text:style-name="T174">Данный результат х</text:span><text:span text:style-name="T175">орошо согласуется с результатами полученными Бьёкема с соавторами </text:span><text:reference-mark-start text:name="ZOTERO_ITEM CSL_CITATION {&quot;citationID&quot;:&quot;J64phewA&quot;,&quot;properties&quot;:{&quot;unsorted&quot;:true,&quot;formattedCitation&quot;:&quot;[Beukema, Honkoop, Dekker, 1998; Beukema, Dekker, Jansen, 2009]&quot;,&quot;plainCitation&quot;:&quot;[Beukema, Honkoop, Dekker, 1998; Beukema, Dekker, Jansen, 2009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448,&quot;uris&quot;:[&quot;http://zotero.org/users/2233906/items/J4APBE6V&quot;],&quot;uri&quot;:[&quot;http://zotero.org/users/2233906/items/J4APBE6V&quot;],&quot;itemData&quot;:{&quot;id&quot;:448,&quot;type&quot;:&quot;article-journal&quot;,&quot;title&quot;:&quot;Some like it cold: populations of the tellinid bivalve Macoma balthica (L.) suffer in various ways from a warming climate&quot;,&quot;container-title&quot;:&quot;Mar. Ecol. Prog. Ser&quot;,&quot;page&quot;:&quot;135–145&quot;,&quot;volume&quot;:&quot;384&quot;,&quot;source&quot;:&quot;Google Scholar&quot;,&quot;note&quot;:&quot;bibtex: Beukema_et_al_2009&quot;,&quot;shortTitle&quot;:&quot;Some like it cold&quot;,&quot;language&quot;:&quot;english&quot;,&quot;author&quot;:[{&quot;family&quot;:&quot;Beukema&quot;,&quot;given&quot;:&quot;J. J.&quot;},{&quot;family&quot;:&quot;Dekker&quot;,&quot;given&quot;:&quot;R.&quot;},{&quot;family&quot;:&quot;Jansen&quot;,&quot;given&quot;:&quot;J. M.&quot;}],&quot;issued&quot;:{&quot;date-parts&quot;:[[&quot;2009&quot;]]}},&quot;label&quot;:&quot;page&quot;}],&quot;schema&quot;:&quot;https://github.com/citation-style-language/schema/raw/master/csl-citation.json&quot;} RND32YpQd835h"/><text:span text:style-name="T175">[Beukema, Honkoop, Dekker, 1998; Beukema, Dekker, Jansen, 2009]</text:span><text:reference-mark-end text:name="ZOTERO_ITEM CSL_CITATION {&quot;citationID&quot;:&quot;J64phewA&quot;,&quot;properties&quot;:{&quot;unsorted&quot;:true,&quot;formattedCitation&quot;:&quot;[Beukema, Honkoop, Dekker, 1998; Beukema, Dekker, Jansen, 2009]&quot;,&quot;plainCitation&quot;:&quot;[Beukema, Honkoop, Dekker, 1998; Beukema, Dekker, Jansen, 2009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448,&quot;uris&quot;:[&quot;http://zotero.org/users/2233906/items/J4APBE6V&quot;],&quot;uri&quot;:[&quot;http://zotero.org/users/2233906/items/J4APBE6V&quot;],&quot;itemData&quot;:{&quot;id&quot;:448,&quot;type&quot;:&quot;article-journal&quot;,&quot;title&quot;:&quot;Some like it cold: populations of the tellinid bivalve Macoma balthica (L.) suffer in various ways from a warming climate&quot;,&quot;container-title&quot;:&quot;Mar. Ecol. Prog. Ser&quot;,&quot;page&quot;:&quot;135–145&quot;,&quot;volume&quot;:&quot;384&quot;,&quot;source&quot;:&quot;Google Scholar&quot;,&quot;note&quot;:&quot;bibtex: Beukema_et_al_2009&quot;,&quot;shortTitle&quot;:&quot;Some like it cold&quot;,&quot;language&quot;:&quot;english&quot;,&quot;author&quot;:[{&quot;family&quot;:&quot;Beukema&quot;,&quot;given&quot;:&quot;J. J.&quot;},{&quot;family&quot;:&quot;Dekker&quot;,&quot;given&quot;:&quot;R.&quot;},{&quot;family&quot;:&quot;Jansen&quot;,&quot;given&quot;:&quot;J. M.&quot;}],&quot;issued&quot;:{&quot;date-parts&quot;:[[&quot;2009&quot;]]}},&quot;label&quot;:&quot;page&quot;}],&quot;schema&quot;:&quot;https://github.com/citation-style-language/schema/raw/master/csl-citation.json&quot;} RND32YpQd835h"/><text:span text:style-name="T175"> для Ваттового моря. </text:span><text:span text:style-name="T176">Для Ваттового моря показано, что механизм влияния зимней температуры на пополнение поселений в большей степени связан не с влиянием <text:s/>непосредственно на репродуктивный цикл макомы, а с регулировской численности бентосных хищников </text:span><text:reference-mark-start text:name="ZOTERO_ITEM CSL_CITATION {&quot;citationID&quot;:&quot;4r4RGy5e&quot;,&quot;properties&quot;:{&quot;formattedCitation&quot;:&quot;[Beukema, Dekker, 2014; Dekker, Beukema, 2014; Beukema, Honkoop, Dekker, 1998]&quot;,&quot;plainCitation&quot;:&quot;[Beukema, Dekker, 2014; Dekker, Beukema, 2014; Beukema, Honkoop, Dekker, 1998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617,&quot;uris&quot;:[&quot;http://zotero.org/users/2233906/items/VPMDIFIU&quot;],&quot;uri&quot;:[&quot;http://zotero.org/users/2233906/items/VPMDIFIU&quot;],&quot;itemData&quot;:{&quot;id&quot;:617,&quot;type&quot;:&quot;article-journal&quot;,&quot;title&quot;:&quot;Variability in predator abundance links winter temperatures and bivalve recruitment: correlative evidence from long-term data in a tidal flat&quot;,&quot;container-title&quot;:&quot;Mar Ecol Prog Ser&quot;,&quot;page&quot;:&quot;1–15&quot;,&quot;volume&quot;:&quot;513&quot;,&quot;source&quot;:&quot;Google Scholar&quot;,&quot;note&quot;:&quot;bibtex: Beukema_Dekker_2014&quot;,&quot;shortTitle&quot;:&quot;Variability in predator abundance links winter temperatures and bivalve recruitment&quot;,&quot;author&quot;:[{&quot;family&quot;:&quot;Beukema&quot;,&quot;given&quot;:&quot;J. J.&quot;},{&quot;family&quot;:&quot;Dekker&quot;,&quot;given&quot;:&quot;R.&quot;}],&quot;issued&quot;:{&quot;date-parts&quot;:[[&quot;2014&quot;]]}},&quot;label&quot;:&quot;page&quot;},{&quot;id&quot;:615,&quot;uris&quot;:[&quot;http://zotero.org/users/2233906/items/WGPW4MAE&quot;],&quot;uri&quot;:[&quot;http://zotero.org/users/2233906/items/WGPW4MAE&quot;],&quot;itemData&quot;:{&quot;id&quot;:615,&quot;type&quot;:&quot;article-journal&quot;,&quot;title&quot;:&quot;Phenology of abundance of bivalve spat and of their epibenthic predators: limited evidence for mismatches after cold winters&quot;,&quot;container-title&quot;:&quot;MARINE ECOLOGY PROGRESS SERIES&quot;,&quot;page&quot;:&quot;17–27&quot;,&quot;volume&quot;:&quot;513&quot;,&quot;source&quot;:&quot;Google Scholar&quot;,&quot;note&quot;:&quot;bibtex: Dekker_Beukema_2014&quot;,&quot;shortTitle&quot;:&quot;Phenology of abundance of bivalve spat and of their epibenthic predators&quot;,&quot;author&quot;:[{&quot;family&quot;:&quot;Dekker&quot;,&quot;given&quot;:&quot;R.&quot;},{&quot;family&quot;:&quot;Beukema&quot;,&quot;given&quot;:&quot;J. J.&quot;}],&quot;issued&quot;:{&quot;date-parts&quot;:[[&quot;2014&quot;]]}},&quot;label&quot;:&quot;page&quot;}],&quot;schema&quot;:&quot;https://github.com/citation-style-language/schema/raw/master/csl-citation.json&quot;} RNDYW0tDDI6LT"/><text:span text:style-name="T176">[Beukema, Dekker, 2014; Dekker, Beukema, 2014; Beukema, Honkoop, Dekker, 1998]</text:span><text:reference-mark-end text:name="ZOTERO_ITEM CSL_CITATION {&quot;citationID&quot;:&quot;4r4RGy5e&quot;,&quot;properties&quot;:{&quot;formattedCitation&quot;:&quot;[Beukema, Dekker, 2014; Dekker, Beukema, 2014; Beukema, Honkoop, Dekker, 1998]&quot;,&quot;plainCitation&quot;:&quot;[Beukema, Dekker, 2014; Dekker, Beukema, 2014; Beukema, Honkoop, Dekker, 1998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617,&quot;uris&quot;:[&quot;http://zotero.org/users/2233906/items/VPMDIFIU&quot;],&quot;uri&quot;:[&quot;http://zotero.org/users/2233906/items/VPMDIFIU&quot;],&quot;itemData&quot;:{&quot;id&quot;:617,&quot;type&quot;:&quot;article-journal&quot;,&quot;title&quot;:&quot;Variability in predator abundance links winter temperatures and bivalve recruitment: correlative evidence from long-term data in a tidal flat&quot;,&quot;container-title&quot;:&quot;Mar Ecol Prog Ser&quot;,&quot;page&quot;:&quot;1–15&quot;,&quot;volume&quot;:&quot;513&quot;,&quot;source&quot;:&quot;Google Scholar&quot;,&quot;note&quot;:&quot;bibtex: Beukema_Dekker_2014&quot;,&quot;shortTitle&quot;:&quot;Variability in predator abundance links winter temperatures and bivalve recruitment&quot;,&quot;author&quot;:[{&quot;family&quot;:&quot;Beukema&quot;,&quot;given&quot;:&quot;J. J.&quot;},{&quot;family&quot;:&quot;Dekker&quot;,&quot;given&quot;:&quot;R.&quot;}],&quot;issued&quot;:{&quot;date-parts&quot;:[[&quot;2014&quot;]]}},&quot;label&quot;:&quot;page&quot;},{&quot;id&quot;:615,&quot;uris&quot;:[&quot;http://zotero.org/users/2233906/items/WGPW4MAE&quot;],&quot;uri&quot;:[&quot;http://zotero.org/users/2233906/items/WGPW4MAE&quot;],&quot;itemData&quot;:{&quot;id&quot;:615,&quot;type&quot;:&quot;article-journal&quot;,&quot;title&quot;:&quot;Phenology of abundance of bivalve spat and of their epibenthic predators: limited evidence for mismatches after cold winters&quot;,&quot;container-title&quot;:&quot;MARINE ECOLOGY PROGRESS SERIES&quot;,&quot;page&quot;:&quot;17–27&quot;,&quot;volume&quot;:&quot;513&quot;,&quot;source&quot;:&quot;Google Scholar&quot;,&quot;note&quot;:&quot;bibtex: Dekker_Beukema_2014&quot;,&quot;shortTitle&quot;:&quot;Phenology of abundance of bivalve spat and of their epibenthic predators&quot;,&quot;author&quot;:[{&quot;family&quot;:&quot;Dekker&quot;,&quot;given&quot;:&quot;R.&quot;},{&quot;family&quot;:&quot;Beukema&quot;,&quot;given&quot;:&quot;J. J.&quot;}],&quot;issued&quot;:{&quot;date-parts&quot;:[[&quot;2014&quot;]]}},&quot;label&quot;:&quot;page&quot;}],&quot;schema&quot;:&quot;https://github.com/citation-style-language/schema/raw/master/csl-citation.json&quot;} RNDYW0tDDI6LT"/><text:span text:style-name="T176">. В настоящее время у нас нет </text:span><text:span text:style-name="T177">прямых </text:span><text:span text:style-name="T176">данных, позволяющих </text:span><text:span text:style-name="T178">говорить </text:span><text:span text:style-name="T176">о механизмах влияния температуры на </text:span><text:span text:style-name="T182">M. balthica</text:span><text:span text:style-name="T176"> в Белом море. </text:span><text:span text:style-name="T179">Проведение аналогий с Ваттовым морем затруднено, поскольку считается, что роль хищников снижается в более полярных сообществах </text:span><text:reference-mark-start text:name="ZOTERO_ITEM CSL_CITATION {&quot;citationID&quot;:&quot;61h6po986&quot;,&quot;properties&quot;:{&quot;formattedCitation&quot;:&quot;{\\rtf [Freestone \\uc0\\u1080{} \\uc0\\u1076{}\\uc0\\u1088{}., 2011; Pianka, 1966]}&quot;,&quot;plainCitation&quot;:&quot;[Freestone и др., 2011; Pianka, 1966]&quot;},&quot;citationItems&quot;:[{&quot;id&quot;:624,&quot;uris&quot;:[&quot;http://zotero.org/users/2233906/items/VQDSXVQ5&quot;],&quot;uri&quot;:[&quot;http://zotero.org/users/2233906/items/VQDSXVQ5&quot;],&quot;itemData&quot;:{&quot;id&quot;:624,&quot;type&quot;:&quot;article-journal&quot;,&quot;title&quot;:&quot;Latitudinal gradients in species diversity: a review of concepts&quot;,&quot;container-title&quot;:&quot;American Naturalist&quot;,&quot;page&quot;:&quot;33–46&quot;,&quot;source&quot;:&quot;Google Scholar&quot;,&quot;note&quot;:&quot;bibtex: Pianka_1966&quot;,&quot;shortTitle&quot;:&quot;Latitudinal gradients in species diversity&quot;,&quot;author&quot;:[{&quot;family&quot;:&quot;Pianka&quot;,&quot;given&quot;:&quot;Eric R.&quot;}],&quot;issued&quot;:{&quot;date-parts&quot;:[[&quot;1966&quot;]]}},&quot;label&quot;:&quot;page&quot;},{&quot;id&quot;:626,&quot;uris&quot;:[&quot;http://zotero.org/users/2233906/items/QMQJKHUU&quot;],&quot;uri&quot;:[&quot;http://zotero.org/users/2233906/items/QMQJKHUU&quot;],&quot;itemData&quot;:{&quot;id&quot;:626,&quot;type&quot;:&quot;article-journal&quot;,&quot;title&quot;:&quot;Stronger predation in the tropics shapes species richness patterns in marine communities&quot;,&quot;container-title&quot;:&quot;Ecology&quot;,&quot;page&quot;:&quot;983–993&quot;,&quot;volume&quot;:&quot;92&quot;,&quot;issue&quot;:&quot;4&quot;,&quot;source&quot;:&quot;Google Scholar&quot;,&quot;note&quot;:&quot;bibtex: Freestone_et_al_2011&quot;,&quot;language&quot;:&quot;english&quot;,&quot;author&quot;:[{&quot;family&quot;:&quot;Freestone&quot;,&quot;given&quot;:&quot;Amy L.&quot;},{&quot;family&quot;:&quot;Osman&quot;,&quot;given&quot;:&quot;Richard W.&quot;},{&quot;family&quot;:&quot;Ruiz&quot;,&quot;given&quot;:&quot;Gregory M.&quot;},{&quot;family&quot;:&quot;Torchin&quot;,&quot;given&quot;:&quot;Mark E.&quot;}],&quot;issued&quot;:{&quot;date-parts&quot;:[[&quot;2011&quot;]]}},&quot;label&quot;:&quot;page&quot;}],&quot;schema&quot;:&quot;https://github.com/citation-style-language/schema/raw/master/csl-citation.json&quot;} RNDtn4VdNiils"/><text:span text:style-name="T135">[Freestone и др., 2011; Pianka, 1966]</text:span><text:reference-mark-end text:name="ZOTERO_ITEM CSL_CITATION {&quot;citationID&quot;:&quot;61h6po986&quot;,&quot;properties&quot;:{&quot;formattedCitation&quot;:&quot;{\\rtf [Freestone \\uc0\\u1080{} \\uc0\\u1076{}\\uc0\\u1088{}., 2011; Pianka, 1966]}&quot;,&quot;plainCitation&quot;:&quot;[Freestone и др., 2011; Pianka, 1966]&quot;},&quot;citationItems&quot;:[{&quot;id&quot;:624,&quot;uris&quot;:[&quot;http://zotero.org/users/2233906/items/VQDSXVQ5&quot;],&quot;uri&quot;:[&quot;http://zotero.org/users/2233906/items/VQDSXVQ5&quot;],&quot;itemData&quot;:{&quot;id&quot;:624,&quot;type&quot;:&quot;article-journal&quot;,&quot;title&quot;:&quot;Latitudinal gradients in species diversity: a review of concepts&quot;,&quot;container-title&quot;:&quot;American Naturalist&quot;,&quot;page&quot;:&quot;33–46&quot;,&quot;source&quot;:&quot;Google Scholar&quot;,&quot;note&quot;:&quot;bibtex: Pianka_1966&quot;,&quot;shortTitle&quot;:&quot;Latitudinal gradients in species diversity&quot;,&quot;author&quot;:[{&quot;family&quot;:&quot;Pianka&quot;,&quot;given&quot;:&quot;Eric R.&quot;}],&quot;issued&quot;:{&quot;date-parts&quot;:[[&quot;1966&quot;]]}},&quot;label&quot;:&quot;page&quot;},{&quot;id&quot;:626,&quot;uris&quot;:[&quot;http://zotero.org/users/2233906/items/QMQJKHUU&quot;],&quot;uri&quot;:[&quot;http://zotero.org/users/2233906/items/QMQJKHUU&quot;],&quot;itemData&quot;:{&quot;id&quot;:626,&quot;type&quot;:&quot;article-journal&quot;,&quot;title&quot;:&quot;Stronger predation in the tropics shapes species richness patterns in marine communities&quot;,&quot;container-title&quot;:&quot;Ecology&quot;,&quot;page&quot;:&quot;983–993&quot;,&quot;volume&quot;:&quot;92&quot;,&quot;issue&quot;:&quot;4&quot;,&quot;source&quot;:&quot;Google Scholar&quot;,&quot;note&quot;:&quot;bibtex: Freestone_et_al_2011&quot;,&quot;language&quot;:&quot;english&quot;,&quot;author&quot;:[{&quot;family&quot;:&quot;Freestone&quot;,&quot;given&quot;:&quot;Amy L.&quot;},{&quot;family&quot;:&quot;Osman&quot;,&quot;given&quot;:&quot;Richard W.&quot;},{&quot;family&quot;:&quot;Ruiz&quot;,&quot;given&quot;:&quot;Gregory M.&quot;},{&quot;family&quot;:&quot;Torchin&quot;,&quot;given&quot;:&quot;Mark E.&quot;}],&quot;issued&quot;:{&quot;date-parts&quot;:[[&quot;2011&quot;]]}},&quot;label&quot;:&quot;page&quot;}],&quot;schema&quot;:&quot;https://github.com/citation-style-language/schema/raw/master/csl-citation.json&quot;} RNDtn4VdNiils"/><text:span text:style-name="T179">. </text:span><text:span text:style-name="T178">Это вопрос для специального исследования. </text:span><text:span text:style-name="T174">Возможно, это связано с </text:span><text:soft-page-break/><text:span text:style-name="T174">тем, что при более теплых зимах ледостав менее стабилен, и литораль во время отлива оказывается напрямую подвержена воздействию отрицательных температур воздуха, в то время как в холодные зимы стабильный ледовый покров создает изолирующий слой, и колебания температуры подо льдом оказываются значительно ниже </text:span><text:reference-mark-start text:name="ZOTERO_ITEM CSL_CITATION {&quot;citationID&quot;:&quot;LBeAMiDP&quot;,&quot;properties&quot;:{&quot;formattedCitation&quot;:&quot;{\\rtf [\\uc0\\u1050{}\\uc0\\u1091{}\\uc0\\u1079{}\\uc0\\u1085{}\\uc0\\u1077{}\\uc0\\u1094{}\\uc0\\u1086{}\\uc0\\u1074{}, 1960]}&quot;,&quot;plainCitation&quot;:&quot;[Кузнецов, 1960]&quot;},&quot;citationItems&quot;:[{&quot;id&quot;:99,&quot;uris&quot;:[&quot;http://zotero.org/users/2233906/items/6GCA535E&quot;],&quot;uri&quot;:[&quot;http://zotero.org/users/2233906/items/6GCA535E&quot;],&quot;itemData&quot;:{&quot;id&quot;:99,&quot;type&quot;:&quot;book&quot;,&quot;title&quot;:&quot;Белое море и биологические особенности его флоры и фауны&quot;,&quot;publisher&quot;:&quot;издательство АН СССР&quot;,&quot;publisher-place&quot;:&quot;М. - Л.&quot;,&quot;number-of-pages&quot;:&quot;322&quot;,&quot;event-place&quot;:&quot;М. - Л.&quot;,&quot;note&quot;:&quot;ЗИН: I 15836 \nbibtex: Kuznecov_1960&quot;,&quot;language&quot;:&quot;russian&quot;,&quot;author&quot;:[{&quot;family&quot;:&quot;Кузнецов&quot;,&quot;given&quot;:&quot;В. В.&quot;}],&quot;issued&quot;:{&quot;date-parts&quot;:[[&quot;1960&quot;]]}}}],&quot;schema&quot;:&quot;https://github.com/citation-style-language/schema/raw/master/csl-citation.json&quot;} RNDoPjKpest4e"/><text:span text:style-name="T135">[Кузнецов, 1960]</text:span><text:reference-mark-end text:name="ZOTERO_ITEM CSL_CITATION {&quot;citationID&quot;:&quot;LBeAMiDP&quot;,&quot;properties&quot;:{&quot;formattedCitation&quot;:&quot;{\\rtf [\\uc0\\u1050{}\\uc0\\u1091{}\\uc0\\u1079{}\\uc0\\u1085{}\\uc0\\u1077{}\\uc0\\u1094{}\\uc0\\u1086{}\\uc0\\u1074{}, 1960]}&quot;,&quot;plainCitation&quot;:&quot;[Кузнецов, 1960]&quot;},&quot;citationItems&quot;:[{&quot;id&quot;:99,&quot;uris&quot;:[&quot;http://zotero.org/users/2233906/items/6GCA535E&quot;],&quot;uri&quot;:[&quot;http://zotero.org/users/2233906/items/6GCA535E&quot;],&quot;itemData&quot;:{&quot;id&quot;:99,&quot;type&quot;:&quot;book&quot;,&quot;title&quot;:&quot;Белое море и биологические особенности его флоры и фауны&quot;,&quot;publisher&quot;:&quot;издательство АН СССР&quot;,&quot;publisher-place&quot;:&quot;М. - Л.&quot;,&quot;number-of-pages&quot;:&quot;322&quot;,&quot;event-place&quot;:&quot;М. - Л.&quot;,&quot;note&quot;:&quot;ЗИН: I 15836 \nbibtex: Kuznecov_1960&quot;,&quot;language&quot;:&quot;russian&quot;,&quot;author&quot;:[{&quot;family&quot;:&quot;Кузнецов&quot;,&quot;given&quot;:&quot;В. В.&quot;}],&quot;issued&quot;:{&quot;date-parts&quot;:[[&quot;1960&quot;]]}}}],&quot;schema&quot;:&quot;https://github.com/citation-style-language/schema/raw/master/csl-citation.json&quot;} RNDoPjKpest4e"/><text:span text:style-name="T174">.</text:span></text:p>
      <text:p text:style-name="P24"><text:tab/>Выводы</text:p>
      <text:list xml:id="list4196757562835259564" text:style-name="L1">
        <text:list-item>
          <text:p text:style-name="P25">Численность <text:span text:style-name="T11">Macoma balthica</text:span> в Лувеньгских шхерах Кандалакшского залива варьирует от 50 до 5000 экз./м<text:span text:style-name="T19">2</text:span>.</text:p>
        </text:list-item>
        <text:list-item>
          <text:p text:style-name="P25">В 1998 году во всех поселениях было отмечено особенно успешное пополнение поселений <text:span text:style-name="T11">Macoma balthica</text:span>, приведшее увеличению обилия моллюсков в поселении на длительный срок.</text:p>
        </text:list-item>
        <text:list-item>
          <text:p text:style-name="P25">Численность <text:s/><text:span text:style-name="T11">Macoma balthica </text:span><text:span text:style-name="T193">в поселениях зависит от зимней температуры. Зависимость описывается моделью: <text:s/></text:span><text:span text:style-name="T165">ln(Nt1) = 1,96 + 0,60ln(Nt) - 0,09Twt1, </text:span><text:span text:style-name="T164">где </text:span><text:span text:style-name="T165">ln(Nt1) </text:span><text:span text:style-name="T164">и </text:span><text:span text:style-name="T165">ln(Nt) — </text:span><text:span text:style-name="T164">натуральные логарифмы численности маком в годы t+1 и t, <text:s/></text:span><text:span text:style-name="T165">Twt1 — </text:span><text:span text:style-name="T164">среднезимняя температура в год t+1.</text:span></text:p>
          <text:p text:style-name="P1"/>
        </text:list-item>
      </text:list>
      <text:p text:style-name="P38">Авторы выражают благодарность администрации Кандалакшского государственного природного заповедника, и лично <text:span text:style-name="T273">А.С. Корякину</text:span>, <text:span text:style-name="T274">который настаивал, чтобы эти данные были обработаны и опубликованы</text:span>; всем участникам Беломорских экспедиций ГИПС ЛЭМБ, проводившим полевые сборы материалов; Д<text:span text:style-name="T275">. </text:span>Вильнеру, Е<text:span text:style-name="T275">. </text:span>Абрамову и Д<text:span text:style-name="T275">. </text:span>Аристову за частичную компьютерную обработку материалов <text:span text:style-name="T275">и Е.А.Генельт-Яновскому и В.М. Хайтову за советы по статистической обработке</text:span>. <text:span text:style-name="T276">Работа частично выполнена при поддержке проекта СПбГУ </text:span>1.38.253.2014.</text:p>
      <text:p text:style-name="P5"/>
      <text:p text:style-name="P21">Литература</text:p>
      <text:section text:style-name="Sect1" text:name="ZOTERO_BIBL {&quot;custom&quot;:[]} CSL_BIBLIOGRAPHY RNDnsC0F9e9CH">
        <text:p text:style-name="Bibliography_20_1">1. Кузнецов В.В. Белое море и биологические особенности его флоры и фауны. М. - Л.: издательство АН СССР, 1960. 322 с.</text:p>
        <text:p text:style-name="Bibliography_20_1"><text:soft-page-break/>2. Азаров В. \:В. Питание рыб на литорали островов Ряжкова и Лодейного в Белом море (Кандалакшский залив) // Труды ББС МГУ — Труды Кандалакшского государственного заповедника. Воронеж: ББС МГУ, КГЗ, 1963. С. 35 – 53.</text:p>
        <text:p text:style-name="Bibliography_20_1">3. Beukema J.J., Dekker R. Variability in predator abundance links winter temperatures and bivalve recruitment: correlative evidence from long-term data in a tidal flat // Mar Ecol Prog Ser. 2014. Т. 513. С. 1–15.</text:p>
        <text:p text:style-name="Bibliography_20_1">4. Beukema J.J., Dekker R., Jansen J.M. Some like it cold: populations of the tellinid bivalve Macoma balthica (L.) suffer in various ways from a warming climate // Mar Ecol Prog Ser. 2009. Т. 384. С. 135–145.</text:p>
        <text:p text:style-name="Bibliography_20_1">5. Бурковский И.В., Столяров А.П., Удалов А.П. Личинки как фактор формирования сообщества илисто-песчаной литорали Белого моря // Зоологический Журнал. 1998. Т. 77. № 11. С. 1229–1241.</text:p>
        <text:p text:style-name="Bibliography_20_1">6. Dekker R., Beukema J.J. Phenology of abundance of bivalve spat and of their epibenthic predators: limited evidence for mismatches after cold winters // Mar. Ecol. Prog. Ser. 2014. Т. 513. С. 17–27.</text:p>
        <text:p text:style-name="Bibliography_20_1">7. Флячинская Л.П. Особенности эмбрионального и личиночного развития и формирования общеорганизменных регуляторных систем в онтогенезе беломорских двустворчатых моллюсков: Mytilus edulis L., Mya arenaria L., Hiatella arctica L., Macoma balthica L. (Mollusca, Bivalvia) // 1999.</text:p>
        <text:p text:style-name="Bibliography_20_1">8. Freestone A.L. и др. Stronger predation in the tropics shapes species richness patterns in marine communities // Ecology. 2011. Т. 92. № 4. С. 983–993.</text:p>
        <text:p text:style-name="Bibliography_20_1">9. Гольцев Н. \:А., Полозов Ю. \:С., Полоскин А.В. К вопросу об избирательности питания речной камбалы Pleuronectes flessus на литорали Кандалакшского залива Белого моря // Аничковский Вестник. 1997. Т. 1. С. 9 – 22.</text:p>
        <text:p text:style-name="Bibliography_20_1">10. Grinnell J. The role of the« accidental» // The Auk. 1922. С. 373–380.</text:p>
        <text:p text:style-name="Bibliography_20_1">11. Hollander M., Wolfe D.A., Chicken E. Nonparametric statistical methods. : John Wiley &amp; Sons, 2013. Вып. 3. 848 с.</text:p>
        <text:p text:style-name="Bibliography_20_1">12. Legendre P., Legendre L.F. Numerical ecology. : Elsevier, 2012.</text:p>
        <text:p text:style-name="Bibliography_20_1">13. Максимович Н. \:В., Герасимова А. :\В., Кунина Т. \:А. Динамика структурных характеристик литоральных поселений Macoma balthica L. в губе Чупа (Белое море) // Вестник ЛГУ. 1991. Т. вып. 2, № 10. С. 23–31.</text:p>
        <text:p text:style-name="Bibliography_20_1">14. Максимович Н.В., Герасимова А.В., Кунина Т.В. Продукционные свойства поселения Macoma balthica L. в губе Чупа (Белое море). I. Линейный рост. // Вестник СПбГУ Серия 3 Биология. 1992. № 4 (24). С. 12 – 19.</text:p>
        <text:p text:style-name="Bibliography_20_1">15. Максимович Н., Герасимова А. Долговременный мониторинг литоральных поселений двустворчатых моллюсков (Mollsca, Bivalvia) в губе Чупа (Белое море) // Морские и пресноводные биосистемы севера Карелии. Труды БиНИИ / под ред. А.И. Раилкин. : Издательство СПбГУ, 2004. С. 95 – 120.</text:p>
        <text:p text:style-name="Bibliography_20_1"><text:soft-page-break/>16. Максимович Н. \:В., Кунина Т. \:А. Биология шельфовых зон мирового океана, тезисы докладов. Владивосток: Владивосток, 1982. С. 148 – 150.</text:p>
        <text:p text:style-name="Bibliography_20_1">17. Максимович Н.В., Шилин M.Б. Пространственно-временное распределение планктонных личинок двустворчатых моллюсков в полуизолированных акваториях (на примере губы Чупа Белого моря) // Биосфера. 2012. Т. 4. № 2. С. 293–306.</text:p>
        <text:p text:style-name="Bibliography_20_1">18. Наумов А.Д. Двустворчатые моллюски Белого моря. Опыт эколого-фаунистического анализа. СПб., 2006. СПб: ЗИН, 2006. 367 с.</text:p>
        <text:p text:style-name="Bibliography_20_1">19. Перцов Н. \:А. Некоторые данные о питании птиц, населяющих острова Северного архипелага Кандалакшского заповедника // Труды ББС МГУ – Труды Кандалакшского государственного заповедника. Воронеж: ББС МГУ, КГЗ, 1963. С. 29 – 34.</text:p>
        <text:p text:style-name="Bibliography_20_1">20. Pianka E.R. Latitudinal gradients in species diversity: a review of concepts // Am. Nat. 1966. С. 33–46.</text:p>
        <text:p text:style-name="Bibliography_20_1">21. R Core Team. R: A Language and Environment for Statistical Computing. Vienna, Austria: R Foundation for Statistical Computing, 2014.</text:p>
        <text:p text:style-name="Bibliography_20_1">22. Семенова Н. \:Л. Распределение двустворчатого моллюска Macoma balthica (L.) в некоторых губах Кандалакшского залива Белого моря // Труды ББС МГУ. , 1974. С. 87–102.</text:p>
        <text:p text:style-name="Bibliography_20_1">23. Varfolomeeva M., Naumov A. Long-term temporal and spatial variation of macrobenthos in the intertidal soft-bottom flats of two small bights (Chupa Inlet, Kandalaksha Bay, White Sea) // Hydrobiologia. 2013. Т. 706. № 1. С. 175–189.</text:p>
        <text:p text:style-name="Bibliography_20_1">24. Oksanen J. и др. vegan: Community Ecology Package. , 2013.</text:p>
        <text:p text:style-name="Bibliography_20_1">25. Beukema J.J., Honkoop P.J.C., Dekker R. Recruitment in Macoma balthica after mild and cold winters and its possible control by egg production and shrimp predation // Recruitment, Colonization and Physical-Chemical Forcing in Marine Biological Systems. : Springer, 1998. С. 23–34.</text:p>
        <text:p text:style-name="Bibliography_20_1">26. Fox J. Applied regression analysis and generalized linear models. : Sage Publications, 2008.</text:p>
      </text:section>
      <text:p text:style-name="P51"><text:soft-page-break/></text:p>
      <text:p text:style-name="P13"/>
      <text:p text:style-name="P13">Рис. 1. Карта района исследований</text:p>
      <text:p text:style-name="P13">А - Белое море. Б - Вершина Кандалакшского залива. В - Лувеньгские шхеры. </text:p>
      <text:p text:style-name="P13">1 - Илистая губа о. Горелый. 2 - эстуарий р. Лувеньги. 3 - материковая литорали</text:p>
      <text:p text:style-name="P13"/>
      <text:p text:style-name="P13">Рис. 2. <text:span text:style-name="T262">Динамика численности поселений </text:span><text:bookmark-start text:name="__DdeLink__11904_2002731750"/><text:span text:style-name="T15">Macoma balthica</text:span><text:bookmark-end text:name="__DdeLink__11904_2002731750"/><text:span text:style-name="T262">.</text:span></text:p>
      <text:p text:style-name="P16">Указана средняя численность <text:span text:style-name="T263">±</text:span><text:span text:style-name="T104">стандартная ошибка</text:span></text:p>
      <text:p text:style-name="P13"/>
      <text:p text:style-name="P14">Рис. 3. <text:span text:style-name="T264">Динамика размерной структуры поселений <text:s/></text:span><text:span text:style-name="T15">Macoma balthica </text:span><text:span text:style-name="T195">в </text:span>Илист<text:span text:style-name="T266">ой</text:span> губ<text:span text:style-name="T266">е</text:span> о. Горелый.</text:p>
      <text:p text:style-name="P17">L, мм — длина раковины, мм. </text:p>
      <text:p text:style-name="P15"/>
      <text:p text:style-name="P15">Рис. <text:span text:style-name="T266">4</text:span>. <text:span text:style-name="T264">Динамика размерной структуры поселений <text:s/></text:span><text:span text:style-name="T15">Macoma balthica </text:span><text:span text:style-name="T266">в </text:span>эстуари<text:span text:style-name="T266">и</text:span> р. Лувеньги. </text:p>
      <text:p text:style-name="P26">L, мм — длина раковины, мм. </text:p>
      <text:p text:style-name="P23"/>
      <text:p text:style-name="P15">Рис. <text:span text:style-name="T266">5</text:span>. <text:span text:style-name="T264">Динамика размерной структуры поселений <text:s/></text:span><text:span text:style-name="T15">Macoma balthica</text:span><text:span text:style-name="T196"> </text:span><text:span text:style-name="T195">на</text:span> материков<text:span text:style-name="T266">ой</text:span> литорали <text:span text:style-name="T266">в районе пос. Лувеньга.</text:span></text:p>
      <text:p text:style-name="P26">L, мм — длина раковины, мм. </text:p>
      <text:p text:style-name="P13"/>
      <text:p text:style-name="P13">Рис. <text:span text:style-name="T266">6</text:span>. Ординация размерно-частотных описаний поселений <text:s/><text:span text:style-name="T11">Macoma balthica</text:span> в пространстве 1 и 2 главных компонент.</text:p>
      <text:p text:style-name="P18">Каждая точка соответствует одному пространственно-временному срезу, при этом тип маркера соответствует поселению, цифровая подпись рядом с маркером — году наблюдения.</text:p>
      <text:p text:style-name="P13"/>
      <text:p text:style-name="P43">Рис. <text:span text:style-name="T266">7</text:span>. <text:span text:style-name="T265">Зависимость численности <text:s/></text:span><text:span text:style-name="T11">Macoma balthic</text:span><text:span text:style-name="T16">a </text:span><text:bookmark-start text:name="__DdeLink__11908_2002731750"/><text:span text:style-name="T194">(ln(Nt1))</text:span><text:bookmark-end text:name="__DdeLink__11908_2002731750"/><text:span text:style-name="T194"> от численности в предыдущий год </text:span><text:span text:style-name="T200">(ln(Nt)) (А) и зимней температуры (Twt1) (Б).</text:span></text:p>
      <text:p text:style-name="P44">Показаны линейная модель и ее 95% доверительный интерва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Ubuntu Mono" svg:font-family="'Ubuntu Mono'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Caption" style:family="paragraph" style:parent-style-name="Heading" style:next-style-name="Subtitle" style:class="extra"/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text-align="center" style:justify-single-word="false" fo:keep-with-next="always"/>
      <style:text-properties fo:color="#000000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cm" style:auto-text-indent="false"/>
      <style:text-properties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работа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Nimbus Roman No9 L" fo:font-family="'Nimbus Roman No9 L', 'Times New Roman'" style:font-family-generic="roman" style:font-pitch="variable" style:font-name-complex="Nimbus Roman No9 L" style:font-family-complex="'Nimbus Roman No9 L', 'Times New Roman'" style:font-family-generic-complex="roman" style:font-pitch-complex="variable" style:font-size-complex="10pt"/>
    </style:style>
    <style:style style:name="заголовок_20_2" style:display-name="заголовок 2" style:family="paragraph" style:parent-style-name="Standard" style:next-style-name="Standard">
      <style:paragraph-properties fo:line-height="150%" fo:text-align="justify" style:justify-single-word="false" fo:keep-with-next="always"/>
      <style:text-properties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style:contextual-spacing="false" style:line-height-at-least="0.423cm" fo:text-indent="0cm" style:auto-text-indent="false">
        <style:tab-stops/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Footnote_20_Symbol" style:display-name="Footnote Symbol" style:family="text" style:parent-style-name="Основной_20_шрифт_20_абзаца1">
      <style:text-properties style:text-position="super 58%"/>
    </style:style>
    <style:style style:name="Internet_20_link" style:display-name="Internet link" style:family="text" style:parent-style-name="Основной_20_шрифт_20_абзаца1">
      <style:text-properties fo:color="#0000ff" style:text-underline-style="solid" style:text-underline-width="auto" style:text-underline-color="font-color"/>
    </style:style>
    <style:style style:name="Знак_20_сноски" style:display-name="Знак сноски" style:family="text">
      <style:text-properties style:text-position="super 58%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Знак_20_примечания1" style:display-name="Знак примечания1" style:family="text" style:parent-style-name="Основной_20_шрифт_20_абзаца1">
      <style:text-properties fo:font-size="8pt" style:font-size-asian="8pt" style:font-size-complex="8pt"/>
    </style:style>
    <style:style style:name="Endnote_20_Symbol" style:display-name="Endnote Symbol" style:family="text">
      <style:text-properties style:text-position="super 58%"/>
    </style:style>
    <style:style style:name="WW-Символы_20_концевой_20_сноски" style:display-name="WW-Символы концевой сноски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инамика структурных характеристик литоральных поселений Macoma balthica L</dc:title>
    <meta:initial-creator>Sophia Nazarova</meta:initial-creator>
    <meta:creation-date>2009-05-11T12:58:00</meta:creation-date>
    <dc:creator>Sophia  Nazarova</dc:creator>
    <dc:date>2015-12-19T13:59:59.540487127</dc:date>
    <meta:print-date>2008-12-12T09:32:00</meta:print-date>
    <meta:editing-cycles>126</meta:editing-cycles>
    <meta:editing-duration>P22DT23H50M13S</meta:editing-duration>
    <meta:generator>LibreOffice/4.2.8.2$Linux_X86_64 LibreOffice_project/420m0$Build-2</meta:generator>
    <meta:document-statistic meta:table-count="4" meta:image-count="0" meta:object-count="0" meta:page-count="16" meta:paragraph-count="196" meta:word-count="3850" meta:character-count="27098" meta:non-whitespace-character-count="23361"/>
    <meta:user-defined meta:name="ZOTERO_PREF_1">&lt;data data-version="3" zotero-version="4.0.28.9"&gt;&lt;session id="krBCEbW2"/&gt;&lt;style id="http://www.zotero.org/styles/gost-r-7-0-5-2008" hasBibliography="1" bibliographyStyleHasBeenSet="1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